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3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54cm" fo:break-before="auto" style:use-optimal-row-height="true"/>
    </style:style>
    <style:style style:name="ro5" style:family="table-row">
      <style:table-row-properties style:row-height="0.5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cell table:number-columns-repeated="1018"/>
        </table:table-row>
        <table:table-row table:style-name="ro1">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office:value-type="string" calcext:value-type="string">
            <text:p>詳しい情報はOFFICIAL WEBSITEをご参照ください。</text:p>
          </table:table-cell>
          <table:table-cell table:number-columns-repeated="1019"/>
        </table:table-row>
        <table:table-row table:style-name="ro1">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cell table:number-columns-repeated="1018"/>
        </table:table-row>
        <table:table-row table:style-name="ro3">
          <table:table-cell office:value-type="float" office:value="4" calcext:value-type="float">
            <text:p>4</text:p>
          </table:table-cell>
          <table:table-cell office:value-type="string" calcext:value-type="string">
            <text:p>0401</text:p>
          </table:table-cell>
          <table:table-cell table:number-columns-repeated="1021"/>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他</text:p>
          </table:table-cell>
          <table:table-cell office:value-type="string" calcext:value-type="string">
            <text:p>OPEN 19:30 / START 20:0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3">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3">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他豪華出演者多数（後日発表）！！</text:p>
          </table:table-cell>
          <table:table-cell office:value-type="string" calcext:value-type="string">
            <text:p>OPEN 19:00 / START 19:00br2nNO CHARGE！！br2n※飲み放題プランbr2n19:00～23:00 2000円 / 20:00～23:00 1500円 / 2...</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br2n---br2nVINTAGE ROCKと新宿の老舗ライブハウスLOFTとの共催イベント【MUSIC LINXS】! br2nキーワードは「ゼロ年代から10...</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枚数制限：おひとり様2枚までbr2n●Lコード:70731br2nイベン...</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br2n---br2nSCAPEGOATです。br2nこの度４月２８日にVo春のバ...</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br2n【レザー製品...</text:p>
          </table:table-cell>
          <table:table-cell office:value-type="string" calcext:value-type="string">
            <text:p>OPEN 16:00 / START 16:00br2nADV¥23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他</text:p>
          </table:table-cell>
          <table:table-cell office:value-type="string" calcext:value-type="string">
            <text:p>未定br2n 未定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ギャスコイ / 他</text:p>
          </table:table-cell>
          <table:table-cell office:value-type="string" calcext:value-type="string">
            <text:p>未定br2n 未定br2nbr2n前/\1,8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cell table:number-columns-repeated="1018"/>
        </table:table-row>
        <table:table-row table:style-name="ro3">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 / 他</text:p>
          </table:table-cell>
          <table:table-cell office:value-type="string" calcext:value-type="string">
            <text:p>未定br2n 未定br2nbr2n前/\1,600br2n 当/\1,8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br2n / 転換映像：富田 貴智</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text:s/>【出演】 D☆EGGSbr2n 【GUEST】わがままジュリエット br2n</text:p>
          </table:table-cell>
          <table:table-cell office:value-type="string" calcext:value-type="string">
            <text:p>O/11:15 S/11:30br2n前/\2,500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br2n Food:Spice Addicts</text:p>
          </table:table-cell>
          <table:table-cell office:value-type="string" calcext:value-type="string">
            <text:p>O/18:30br2n S/19:00br2nbr2n前/当br2n \1,000br2n 1ドリンク込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3">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 / さとうりゅうすけ(ボタン工場)</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小林うてなと急げヘリコプター</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OPEN 18:30 START 19:00 br2n前売り 2000円(D別)／当日 2300円(D別)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OPEN 18:30 START 19:00 br2nbr2n前売り 2000円(D別)／当日 2300円(D別)関東CD店舗主要店（TOWER RECORDS・HMV・TSUTAYA・ヴィレッジヴァンガード他）にて「○か×か」を購入頂いた方に先着でライブチケットを差し上げます。 br2n詳細は下記バンドWEB サイトをチェック発売日3/29(土)br2nローソンチケット　0570-00-0777　　 br2nLコード予約　http://l-tike.com　Lコード:76008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office:value-type="string" calcext:value-type="string">
            <text:p>詳細はイベントhpをチェックbr2n OPEN 14:00 START 14:30br2nリストバンド交換 13:30 前売り 2500円(D別)/当日 3000円(D別)</text:p>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ex.ミドリ)br2n西浦謙助 (誰でもエスパー／ex.進行方向別通行区分／ex.相対性理論)br2n鈴木秋則br2n他出演者続々WEBにて大発表っ!!br2n※思い出のCD/VHS/DVDなどありましたらbr2nお客さまも是非お持ちください、公演中に使用させて頂きます。</text:p>
          </table:table-cell>
          <table:table-cell office:value-type="string" calcext:value-type="string">
            <text:p>OPEN 24:00 / START 24:30br2nADV￥500 / DOOR￥500 (入場時2DRINK 1000円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Sleepless(O.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text:p>
          </table:table-cell>
          <table:table-cell office:value-type="string" calcext:value-type="string">
            <text:p>OPEN/START18:00/18:30br2nADV/DOOR¥2,500/¥2,8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STORE】Aquvii TOKYO</text:p>
          </table:table-cell>
          <table:table-cell office:value-type="string" calcext:value-type="string">
            <text:p>OPEN/START18:00/18:3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1</text:p>
          </table:table-cell>
          <table:table-cell office:value-type="string" calcext:value-type="string">
            <text:p>4月の本音を旋律に乗せて</text:p>
          </table:table-cell>
          <table:table-cell office:value-type="string" calcext:value-type="string">
            <text:p>■8月のフェイクファーbr2n■the walkin' bluebr2n■null null.incbr2n■KeNY PLeeLYbr2n■THRoUGHbr2nO.A.：高橋エリ</text:p>
          </table:table-cell>
          <table:table-cell office:value-type="string" calcext:value-type="string">
            <text:p>OPEN/START18:00/18:30br2nADV/DOOR¥2,000/¥2,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style-name="ce2" table:number-columns-repeated="1018"/>
        </table:table-row>
        <table:table-row table:style-name="ro3">
          <table:table-cell office:value-type="float" office:value="13" calcext:value-type="float">
            <text:p>13</text:p>
          </table:table-cell>
          <table:table-cell office:value-type="string" calcext:value-type="string">
            <text:p>0426</text:p>
          </table:table-cell>
          <table:table-cell office:value-type="string" calcext:value-type="string">
            <text:p>PRIVATE</text:p>
          </table:table-cell>
          <table:table-cell table:number-columns-repeated="2"/>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style-name="ce2" table:number-columns-repeated="1018"/>
        </table:table-row>
        <table:table-row table:style-name="ro3">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2"/>
          <table:table-cell table:style-name="ce2"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3">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table:number-columns-repeated="1020"/>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リンバスマーチ / and more!!!</text:p>
          </table:table-cell>
          <table:table-cell office:value-type="string" calcext:value-type="string">
            <text:p>OPEN 18:00 / START 18:30br2nADV ￥1000 (+1drink) / DOOR ￥1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3">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東洋ノ魔女 / beat slave / The Pattie Boids / dyn / ペロインタウ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office:value-type="string" calcext:value-type="string">
            <text:p>OPEN 18: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DJ; 小西康陽 / 末續哲玄(名古屋) / Otsuki(5-4-3-2-1) / 鈴木やすし / SHIKOU(FACING FACTS)…&amp; more</text:p>
          </table:table-cell>
          <table:table-cell office:value-type="string" calcext:value-type="string">
            <text:p>OPEN 23:00~br2nADV&amp;DOOR.¥1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and more…..</text:p>
          </table:table-cell>
          <table:table-cell office:value-type="string" calcext:value-type="string">
            <text:p>OPEN: 18:00 / START: 18:30 br2nADV: 3500 / DOOR: 3800 (ドリンク別) br2n※TopYell最新号付きです。</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ON br2nSiAM&amp;POPTUNe br2n純情！トロピカル丸 br2n青春！トロピカル丸 br2nchoice? br2nナト☆カン br2nにゃんコ br2nパワースポット br2nまなみのりさ br2n他</text:p>
          </table:table-cell>
          <table:table-cell office:value-type="string" calcext:value-type="string">
            <text:p>OPEN: 11:30 / START: 12:00 br2nADV: –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  NEW!!br2n他</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4">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払戻し方法に関するお問い合わせbr2nローソンチケット　0570-000-777(10:00～20:00)</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アーティストの都合により内容が変更になりました。</text:p>
          </table:table-cell>
          <table:table-cell office:value-type="string" calcext:value-type="string">
            <text:p>OPEN: 18:30 / START: 19:00 br2nADV: 1000 / DOOR: 1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 ポセ (bef-teck) / ゆうじろう (マグナム)br2nClosing Act: 外浦剛志 (パーティー畑出身)</text:p>
          </table:table-cell>
          <table:table-cell office:value-type="string" calcext:value-type="string">
            <text:p>open&amp;start&gt;br2n18:00 adv&amp;door&gt;br2n¥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3">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and mor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  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BurnQue / kazuna hirose with ECHO / and more…</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リンクス 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4</text:p>
          </table:table-cell>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5</text:p>
          </table:table-cell>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1</text:p>
          </table:table-cell>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26</text:p>
          </table:table-cell>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Straight free children/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音色</text:p>
          </table:table-cell>
          <table:table-cell office:value-type="string" calcext:value-type="string">
            <text:p>LIVE: 臍藤シンタ＆葱のばらん / すナマき / 音色(miyamo、tera、サガイユウヤ)br2n臍藤シンタ＆葱のばらんのアルバム、この日から販売開始になるそうです。最近のライブはすごくいい感じなので、アルバムも楽しみですね！</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LIVE: hikaru yamada and librarians / ユームラウト / The Wisely Brothersbr2nDJ: AREMOYOUbr2n転換ACT: たかぽう(exタカボウ)</text:p>
          </table:table-cell>
          <table:table-cell office:value-type="string" calcext:value-type="string">
            <text:p>OPEN/DJ START:19:30 / LIVE START: 20:00br2n早割: 500円(2ドリンク別、4/5受付分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Nohtenkigengo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1</text:p>
          </table:table-cell>
          <table:table-cell office:value-type="string" calcext:value-type="string">
            <text:p>i-SPEC“team V” Presents『CHAOS † X -2014- ～ いつ嘘つくの？今日でしょ！？ ～』</text:p>
          </table:table-cell>
          <table:table-cell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9</text:p>
          </table:table-cell>
          <table:table-cell office:value-type="string" calcext:value-type="string">
            <text:p>TEAM60 presents</text:p>
          </table:table-cell>
          <table:table-cell office:value-type="string" calcext:value-type="string">
            <text:p>詳細随時発表!!</text:p>
          </table:table-cell>
          <table:table-cell office:value-type="string" calcext:value-type="string">
            <text:p>OPEN 18:00 / START 18:30br2n前売￥3,000+D / 当日￥3,500+D info：http://am</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0</text:p>
          </table:table-cell>
          <table:table-cell office:value-type="string" calcext:value-type="string">
            <text:p>Virgin AIR entertainment presentsbr2n-Continuity Revolution vol.3-</text:p>
          </table:table-cell>
          <table:table-cell office:value-type="string" calcext:value-type="string">
            <text:p>D'sko/りべる/腹七分目/他</text:p>
          </table:table-cell>
          <table:table-cell office:value-type="string" calcext:value-type="string">
            <text:p>OPEN 17:00 / START 17:3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office:value-type="string" calcext:value-type="string">
            <text:p>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2</text:p>
          </table:table-cell>
          <table:table-cell office:value-type="string" calcext:value-type="string">
            <text:p>T！P主催 池袋RUIDO K3公演</text:p>
          </table:table-cell>
          <table:table-cell office:value-type="string" calcext:value-type="string">
            <text:p>T！P/他</text:p>
          </table:table-cell>
          <table:table-cell office:value-type="string" calcext:value-type="string">
            <text:p>OPEN 18:30 / START 19:00br2n料金：無料 ※一般(2D¥1,200別)br2n女性ならびに学生(1D¥600別)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CANDY dreamy/Fine Color/スライムガールズ/あいりす/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8</text:p>
          </table:table-cell>
          <table:table-cell office:value-type="string" calcext:value-type="string">
            <text:p>K2×FIX×BLACK SOX</text:p>
          </table:table-cell>
          <table:table-cell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2</text:p>
          </table:table-cell>
          <table:table-cell office:value-type="string" calcext:value-type="string">
            <text:p>【NIGHT】br2n春のフレッシャーズ応援キャンペーン月間br2niskw &amp; asobigocoro.net projectbr2n『Voice Planet 1000！』</text:p>
          </table:table-cell>
          <table:table-cell office:value-type="string" calcext:value-type="string">
            <text:p>あっぷるれいにぃ（前田明日美＆蒼紫ねお)/西島孝美/弥生/山名純/友里舞/星井りさ/濱口京子/古崎夏海/清水舞美</text:p>
          </table:table-cell>
          <table:table-cell office:value-type="string" calcext:value-type="string">
            <text:p>OPEN 15:15 / START 15:30(予定)br2n前売 / 当日 ¥1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7</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30</text:p>
          </table:table-cell>
          <table:table-cell office:value-type="string" calcext:value-type="string">
            <text:p>『ポップン・ルージュ Vol.11』</text:p>
          </table:table-cell>
          <table:table-cell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他</text:p>
          </table:table-cell>
          <table:table-cell office:value-type="string" calcext:value-type="string">
            <text:p>OPEN 10:30 / START 11: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3</text:p>
          </table:table-cell>
          <table:table-cell office:value-type="string" calcext:value-type="string">
            <text:p>アイドル甲子園～１０時間ぶち抜きＳＰ～</text:p>
          </table:table-cell>
          <table:table-cell office:value-type="string" calcext:value-type="string">
            <text:p>T!P/CoCoRo学園/monster dolls/イチサキミキ/２＆/最終未来兵器 mofu/br2nGRAZIE/小谷有里。/西咲智子/月と太陽/Lily Flower/THE SPUNKY/br2nお掃除ユニット「名古屋CLEAR'S」/ジュネス☆プリンセス/他</text:p>
          </table:table-cell>
          <table:table-cell office:value-type="string" calcext:value-type="string">
            <text:p>OPEN 10:30 / START 11: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9</text:p>
          </table:table-cell>
          <table:table-cell office:value-type="string" calcext:value-type="string">
            <text:p>【NIGHT】br2nJOY POP SCRAMBLE Vol.82</text:p>
          </table:table-cell>
          <table:table-cell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office:value-type="string" calcext:value-type="string">
            <text:p>詳しくはこちら → http://rednose-ultimate.com/</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4</text:p>
          </table:table-cell>
          <table:table-cell office:value-type="string" calcext:value-type="string">
            <text:p>あずき初主催ライブbr2n「あずあずないとふぇすてぃばる Vol.1 ～1年経ったよ！祝ってね！～」</text:p>
          </table:table-cell>
          <table:table-cell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office:value-type="string" calcext:value-type="string">
            <text:p>詳しくはこちら → http://rednose-ultimate.com/</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9</text:p>
          </table:table-cell>
          <table:table-cell office:value-type="string" calcext:value-type="string">
            <text:p>楓 Birthday LIVEbr2n「NEO ～GENERATION～」</text:p>
          </table:table-cell>
          <table:table-cell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4">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table:number-columns-repeated="2"/>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table:number-columns-repeated="2"/>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office:value-type="string" calcext:value-type="string">
            <text:p>op19:00br2nst19:30br2n前2.500(D別)br2n当3.000(D別)br2nL:76297(4/3)</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予定)/11:45(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予定)/17:30(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光上せあら、POISON、br2nDIO、Gstyle、Ride、WenDee、ガールズカンパニー　ほかbr2n司会：マグナム司（井の頭フォーキーズ）</text:p>
          </table:table-cell>
          <table:table-cell office:value-type="string" calcext:value-type="string">
            <text:p>OPEN/START:17:30/18: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table:table-cell office:value-type="string" calcext:value-type="string">
            <text:p>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PUNiK br2n【DJ】Ko-Hey!(Jukebox Jive)</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br2n【ROCK】</text:p>
          </table:table-cell>
          <table:table-cell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box Jive) br2n【FD】やきとり遊助</text:p>
          </table:table-cell>
          <table:table-cell office:value-type="string" calcext:value-type="string">
            <text:p>OPEN 17:30 START 18: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text:p>
          </table:table-cell>
          <table:table-cell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Seno Nichonbr2nJet Jestbr2nRed Heartsbr2n...etc</text:p>
          </table:table-cell>
          <table:table-cell table:number-columns-repeated="1019"/>
        </table:table-row>
        <table:table-row table:style-name="ro3">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3">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presents THE ALGORITHM Japan tour 2014</text:p>
          </table:table-cell>
          <table:table-cell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3">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nd more</text:p>
          </table:table-cell>
          <table:table-cell office:value-type="string" calcext:value-type="string">
            <text:p>open未定 start未定br2n前売￥1600 当日￥20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5">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グレイ / Happy Birthday Club /</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1</text:p>
          </table:table-cell>
          <table:table-cell office:value-type="string" calcext:value-type="string">
            <text:p>『SUPER USOTSUKA NIGHT』</text:p>
          </table:table-cell>
          <table:table-cell office:value-type="string" calcext:value-type="string">
            <text:p>ウソツキ ＜ONE MAN＞</text:p>
          </table:table-cell>
          <table:table-cell office:value-type="string" calcext:value-type="string">
            <text:p>OP/18:00　ST/19:00　adv/2000 door/2300br2n高校生以下/1000(学生証提示)</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2</text:p>
          </table:table-cell>
          <table:table-cell office:value-type="string" calcext:value-type="string">
            <text:p>MOSAiC presentsbr2n『オトノシャワーニウタレタイ vol.18』</text:p>
          </table:table-cell>
          <table:table-cell office:value-type="string" calcext:value-type="string">
            <text:p>The Depsth of Sad Dreaming / ex.corone / the Novel'rt / リコネクト / owls</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3</text:p>
          </table:table-cell>
          <table:table-cell office:value-type="string" calcext:value-type="string">
            <text:p>MOSAiC presentsbr2n『MOSAiCから vol.25』</text:p>
          </table:table-cell>
          <table:table-cell office:value-type="string" calcext:value-type="string">
            <text:p>イマイユウヤ / BAD TASTE CABARET / MONO NO AWARE / Betti / マジキッシュ / ザ・ハイツ</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4</text:p>
          </table:table-cell>
          <table:table-cell office:value-type="string" calcext:value-type="string">
            <text:p>『BugTheMicワンマンPARTY!!春TheMic♥』</text:p>
          </table:table-cell>
          <table:table-cell office:value-type="string" calcext:value-type="string">
            <text:p>BugTheMic ＜ONE MAN＞</text:p>
          </table:table-cell>
          <table:table-cell office:value-type="string" calcext:value-type="string">
            <text:p>OP/18:30　ST/19:30　adv/3500(税込/1ドリンク別/整理番号付き/ｵｰﾙｽﾀﾝﾃﾞｨﾝｸﾞ)</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5</text:p>
          </table:table-cell>
          <table:table-cell office:value-type="string" calcext:value-type="string">
            <text:p>「オトナリのわらい」</text:p>
          </table:table-cell>
          <table:table-cell office:value-type="string" calcext:value-type="string">
            <text:p>杏仁クルーエル / Limelight / Lie Lay Land / picture inside hotel / pollybr2n【ライブペインティング】 ぺるにょんて</text:p>
          </table:table-cell>
          <table:table-cell office:value-type="string" calcext:value-type="string">
            <text:p>OP/18:00　ST/18:30　adv/2000 door/25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6</text:p>
          </table:table-cell>
          <table:table-cell office:value-type="string" calcext:value-type="string">
            <text:p>「ザ・ベストヒット プラグラムハッチ 2010→2014」</text:p>
          </table:table-cell>
          <table:table-cell office:value-type="string" calcext:value-type="string">
            <text:p>プラグラムハッチ ＜ONE MAN＞</text:p>
          </table:table-cell>
          <table:table-cell office:value-type="string" calcext:value-type="string">
            <text:p>OP/18:30　ST/19:30　adv/2500 door/2800br2n●e+ 1/2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7</text:p>
          </table:table-cell>
          <table:table-cell office:value-type="string" calcext:value-type="string">
            <text:p>MOSAiC presentsbr2n『カンニングモンキー　MOSAiC拳』</text:p>
          </table:table-cell>
          <table:table-cell office:value-type="string" calcext:value-type="string">
            <text:p>ペペサーレ / pumpkeyπ / Baby's breath / The 606 / NORANEKO / Postcard</text:p>
          </table:table-cell>
          <table:table-cell office:value-type="string" calcext:value-type="string">
            <text:p>OP/18:00　ST/18:30　 adv/1800　door/2200br2n※出演予定だったはpumpkeyπは諸事情により出演キャンセルとなりました。予めご了承ください。</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8</text:p>
          </table:table-cell>
          <table:table-cell office:value-type="string" calcext:value-type="string">
            <text:p>MOSAiC presentsbr2n『水平線のむこうがわ vol.5』</text:p>
          </table:table-cell>
          <table:table-cell office:value-type="string" calcext:value-type="string">
            <text:p>荒牧リョウ / ボクノクロエ / 古澤多嘉史 (オレンジグライダー) / 海老根眞雄</text:p>
          </table:table-cell>
          <table:table-cell office:value-type="string" calcext:value-type="string">
            <text:p>OP/18:30　ST/19:0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09</text:p>
          </table:table-cell>
          <table:table-cell office:value-type="string" calcext:value-type="string">
            <text:p>MOSAiC presentsbr2n『透明な夜と心と vol.3』</text:p>
          </table:table-cell>
          <table:table-cell office:value-type="string" calcext:value-type="string">
            <text:p>mujina / マルチスタイル大倉 / I / 神谷成基 / LAST UNDER SCORE</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0</text:p>
          </table:table-cell>
          <table:table-cell office:value-type="string" calcext:value-type="string">
            <text:p>MOSAiC presentsbr2n『City Lights vol.4』</text:p>
          </table:table-cell>
          <table:table-cell office:value-type="string" calcext:value-type="string">
            <text:p>少女の革命 / bolt from the blue / Good Night Sheep / 海の上のプールサイド / phonegazer / TASFA</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1</text:p>
          </table:table-cell>
          <table:table-cell office:value-type="string" calcext:value-type="string">
            <text:p>タキザワユキヒトpresentsbr2n『Sing and Groove vol.4』br2n-Electric-</text:p>
          </table:table-cell>
          <table:table-cell office:value-type="string" calcext:value-type="string">
            <text:p>タキザワユキヒト / キャラメルパンチ / マイアベレージ / i-diot / 銀幕カルテット</text:p>
          </table:table-cell>
          <table:table-cell office:value-type="string" calcext:value-type="string">
            <text:p>OP/18:00　ST/18:30　adv/2500 door/30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2</text:p>
          </table:table-cell>
          <table:table-cell office:value-type="string" calcext:value-type="string">
            <text:p>C.S.S presentsbr2n＜Man &amp; Woman〜季節外れの紅白歌合戦！〜＞</text:p>
          </table:table-cell>
          <table:table-cell office:value-type="string" calcext:value-type="string">
            <text:p>【紅組】 LADY, THE BITCH / Manumit / Mizobr2n【白組】 theBabyBoss / FOURSCALAR / START FROM HERE</text:p>
          </table:table-cell>
          <table:table-cell office:value-type="string" calcext:value-type="string">
            <text:p>OP/17:00　ST/17:20　adv/2000 door/25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3</text:p>
          </table:table-cell>
          <table:table-cell office:value-type="string" calcext:value-type="string">
            <text:p>airhead×MOSAiC presentsbr2n“S on my chest #4″</text:p>
          </table:table-cell>
          <table:table-cell office:value-type="string" calcext:value-type="string">
            <text:p>airhead / Mrs scottie pippen / The JAG / The Electros / GABAbr2nO.A有</text:p>
          </table:table-cell>
          <table:table-cell office:value-type="string" calcext:value-type="string">
            <text:p>OP/17:00 ST/17:30　adv/2300 door/28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4</text:p>
          </table:table-cell>
          <table:table-cell office:value-type="string" calcext:value-type="string">
            <text:p>MOSAiC presentsbr2n『これはもうMOSAiCじゃないか vol.10』</text:p>
          </table:table-cell>
          <table:table-cell office:value-type="string" calcext:value-type="string">
            <text:p>マカロニえんぴつ / バブルこうせん / もち＆むう / あまだしょうへい (THE楽団マーキュリー ) / モノクロパンダ (from福岡)</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5</text:p>
          </table:table-cell>
          <table:table-cell office:value-type="string" calcext:value-type="string">
            <text:p>「ROLLOUT (page.1) to TOKYO」</text:p>
          </table:table-cell>
          <table:table-cell office:value-type="string" calcext:value-type="string">
            <text:p>the quiet room / BOYS END SWING GIRL / KAKASHI</text:p>
          </table:table-cell>
          <table:table-cell office:value-type="string" calcext:value-type="string">
            <text:p>OP/18:00　ST/18:30　adv/10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6</text:p>
          </table:table-cell>
          <table:table-cell office:value-type="string" calcext:value-type="string">
            <text:p>『空想と虚構と vol.3』</text:p>
          </table:table-cell>
          <table:table-cell office:value-type="string" calcext:value-type="string">
            <text:p>the Novel'rt / The TaupeJubilees / 四次元少女 / ガムシロップバーガーズ / （名称不確定）</text:p>
          </table:table-cell>
          <table:table-cell office:value-type="string" calcext:value-type="string">
            <text:p>OP/17:00　ST/17:30　adv/18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7</text:p>
          </table:table-cell>
          <table:table-cell office:value-type="string" calcext:value-type="string">
            <text:p>MOSAiC presentsbr2n『お前の心はまるみえだ！ vol.20』</text:p>
          </table:table-cell>
          <table:table-cell office:value-type="string" calcext:value-type="string">
            <text:p>はいちゃい / 神さま / 三日月ゴシップ / むせいらん / ぱいぱいでか美</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8</text:p>
          </table:table-cell>
          <table:table-cell office:value-type="string" calcext:value-type="string">
            <text:p>MOSAiC presentsbr2n『哀愁の街に星が降るのだ vol.5』</text:p>
          </table:table-cell>
          <table:table-cell office:value-type="string" calcext:value-type="string">
            <text:p>CLImB / Lago / ALMA (from神戸) / MY NAME IS RUM / FuzzLovers〜歪んだ恋愛観〜</text:p>
          </table:table-cell>
          <table:table-cell office:value-type="string" calcext:value-type="string">
            <text:p>OP/18:00　ST/18:30　 adv/2000　door/25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19</text:p>
          </table:table-cell>
          <table:table-cell office:value-type="string" calcext:value-type="string">
            <text:p>exist†trace MONTHLY ONE MAN SHOWbr2n《激情スパイラル 〜VANGUARD NIGHT vol.5〜》br2n※Official Community [VANGUARD]限定LIVE</text:p>
          </table:table-cell>
          <table:table-cell office:value-type="string" calcext:value-type="string">
            <text:p>exist†trace＜ONE MAN＞</text:p>
          </table:table-cell>
          <table:table-cell office:value-type="string" calcext:value-type="string">
            <text:p>OP/17:30　ST/18:00　adv/3000br2n本公演は exist†traceオフィシャルコミュニティー［VANGUARD］限定LIVE です。br2nIDチェック：16:00〜br2n当日受付にて、VANGUARD会員カードを掲示(※必須)br2n入場：整理番号順 br2n【問】 vanguard@exist-trace.com</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0</text:p>
          </table:table-cell>
          <table:table-cell office:value-type="string" calcext:value-type="string">
            <text:p>MOSAiC presentsbr2n『出れんの!?白フェス!? vol.3 』</text:p>
          </table:table-cell>
          <table:table-cell office:value-type="string" calcext:value-type="string">
            <text:p>テトテ / kalablow / Riverside Creature / the tote / ユカジレッサー / the ORES / pilot (from三重) /Hip Bean Sprout / Doxie / Shiz /1Fサブステージ ：さっし〜(パラダイムオーケストラ)</text:p>
          </table:table-cell>
          <table:table-cell office:value-type="string" calcext:value-type="string">
            <text:p>OP/13:30　ST/14:00　adv/1000　door/1500 (3drink 1500)br2n※高校生以下ドリンク代のみ¥500 (学生証提示)br2n※MOSAiC食堂アリ</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1</text:p>
          </table:table-cell>
          <table:table-cell office:value-type="string" calcext:value-type="string">
            <text:p>MOSAiC presentsbr2n『誰かが君のドアを叩いている vol.11』</text:p>
          </table:table-cell>
          <table:table-cell office:value-type="string" calcext:value-type="string">
            <text:p>in towns / The Rolly / i-diot / TAIL TO NOSE / room free fall / ...the Sands</text:p>
          </table:table-cell>
          <table:table-cell office:value-type="string" calcext:value-type="string">
            <text:p>OP/18:00　ST/18:30　 adv/1800　door/2200br2n※高校生以下ドリンク代のみ¥500 (学生証提示)</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2</text:p>
          </table:table-cell>
          <table:table-cell office:value-type="string" calcext:value-type="string">
            <text:p>MOSAiC presentsbr2n『MOSAiCから vol.26』</text:p>
          </table:table-cell>
          <table:table-cell office:value-type="string" calcext:value-type="string">
            <text:p>イロメガネ / OCCURPOO / The東京シュガーキャッツ / 森の子町子 / NOCCO.</text:p>
          </table:table-cell>
          <table:table-cell office:value-type="string" calcext:value-type="string">
            <text:p>OP/18:00　ST/18:30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3</text:p>
          </table:table-cell>
          <table:table-cell office:value-type="string" calcext:value-type="string">
            <text:p>MOSAiC presentsbr2n『音答無用 vol.10』</text:p>
          </table:table-cell>
          <table:table-cell office:value-type="string" calcext:value-type="string">
            <text:p>チャリーズ / MARCHEN BERRY / LEPIS / Myxa / and more...</text:p>
          </table:table-cell>
          <table:table-cell office:value-type="string" calcext:value-type="string">
            <text:p>OP/-　ST/-　 adv/1800　door/22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4</text:p>
          </table:table-cell>
          <table:table-cell office:value-type="string" calcext:value-type="string">
            <text:p>ヒノセイヨウ presentsbr2n『Give me good music vol.1』</text:p>
          </table:table-cell>
          <table:table-cell office:value-type="string" calcext:value-type="string">
            <text:p>杏仁クルーエル / REON / 加治入間川Duo / ザ・木天蓼レコードbr2nO.Aアリ</text:p>
          </table:table-cell>
          <table:table-cell office:value-type="string" calcext:value-type="string">
            <text:p>OP/18:00　ST/18:30　 adv/2000　door/2500br2n※MOSAiC食堂あり</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5</text:p>
          </table:table-cell>
          <table:table-cell office:value-type="string" calcext:value-type="string">
            <text:p>水槽のクジラ企画br2n「才能」</text:p>
          </table:table-cell>
          <table:table-cell office:value-type="string" calcext:value-type="string">
            <text:p>水槽のクジラ / TOKYOGUM / pelican fanclub / エソラ / +1band</text:p>
          </table:table-cell>
          <table:table-cell office:value-type="string" calcext:value-type="string">
            <text:p>OP/17:30　ST/18:00　 adv &amp; door/20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6</text:p>
          </table:table-cell>
          <table:table-cell office:value-type="string" calcext:value-type="string">
            <text:p>■◇DAY TIME◇■br2nサムライ企画br2n「昼ツーマン」</text:p>
          </table:table-cell>
          <table:table-cell office:value-type="string" calcext:value-type="string">
            <text:p>SAMURAI JACK UNIVERSE × MAGI SCENE</text:p>
          </table:table-cell>
          <table:table-cell office:value-type="string" calcext:value-type="string">
            <text:p>OP/11:00　ST/11:30　adv/2000 door/2500 早割チケット/SOLDOUT!!br2n●e+ 4/1〜</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6</text:p>
          </table:table-cell>
          <table:table-cell office:value-type="string" calcext:value-type="string">
            <text:p>■◇NIGHT TIME◇■br2nハチミツシンドロームONE MAN SHOWbr2n「 carousel 」</text:p>
          </table:table-cell>
          <table:table-cell office:value-type="string" calcext:value-type="string">
            <text:p>ハチミツシンドローム ＜ONE MAN＞</text:p>
          </table:table-cell>
          <table:table-cell office:value-type="string" calcext:value-type="string">
            <text:p>OP/18:00　ST/19:00　adv/2500 door/3000br2n-各種割引-(各500円OFF) br2n・高校生割引 (学生証提示) br2n・3/27スリーマンの半券提示 br2n・遠方割引 (東京、神奈川、千葉、埼玉以外の方で住所が分かる物を提示)</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7</text:p>
          </table:table-cell>
          <table:table-cell office:value-type="string" calcext:value-type="string">
            <text:p>UREINOMISORA × 下北沢MOSAiC presentsbr2n『Gradation sky vol.10』</text:p>
          </table:table-cell>
          <table:table-cell office:value-type="string" calcext:value-type="string">
            <text:p>UREINOMISORA / 零より出 / Re;stSky / LEG'end PRIMe / fuse /O.A 辻裕弥</text:p>
          </table:table-cell>
          <table:table-cell office:value-type="string" calcext:value-type="string">
            <text:p>OP/17:30　ST/18:00　adv/2300 door/28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8</text:p>
          </table:table-cell>
          <table:table-cell office:value-type="string" calcext:value-type="string">
            <text:p>FIRE ARROW presentsbr2n2014 Spring-2nd Single Release Tour-br2n-FINAL SERIES-</text:p>
          </table:table-cell>
          <table:table-cell office:value-type="string" calcext:value-type="string">
            <text:p>FIRE ARROW / ロコビッチ / BANG BULL BEE / More Than Love / Hi-CUBE JUNCTION / Brandelbr2n&lt;1Fバースペース&gt;アライ先輩 / 前田なつみ</text:p>
          </table:table-cell>
          <table:table-cell office:value-type="string" calcext:value-type="string">
            <text:p>OP/17:30 ST/18:00 adv/2300 door/28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29</text:p>
          </table:table-cell>
          <table:table-cell office:value-type="string" calcext:value-type="string">
            <text:p>Birth presentsbr2n【Magic Node Festival 2014】br2n下北沢ReG / MOSAiC / Daisy Bar (3会場往来自由)</text:p>
          </table:table-cell>
          <table:table-cell office:value-type="string" calcext:value-type="string">
            <text:p>【ACT】br2nARCHAIC RAG STORE / いとをかし団 / UREINOMISORA / おい、そこの道あけろ / オモイメグラス / オワリズム弁慶 / 空創ワルツ / CoolRunnings / こゆび / Sunmarine(愛媛) / ジルバ / -JunK- /Jump the Lights / giovanna / SONALIO / トックリポックリ / nAginAtA(大阪) / Newspaper Boys(秋田) / nameshop / NOGIKU /HIGH BONE MUSCLE / ビーチ・バージョン / MONTBLANC / RandomDotStereogram / room12br2n《FASHON SHOW》”0” / acha / filmum. / Salt&amp;Sojabhnebr2n《EXHIBITION》guruguru / ぐるぐるソンブレロ / Rupinus / わっさむbr2n《LIVE PAINT》鈴-suzu-br2n【主催】Birthbr2n【お問い合わせ】manofes.birth@gmail.com</text:p>
          </table:table-cell>
          <table:table-cell office:value-type="string" calcext:value-type="string">
            <text:p>OP/14:00 ST/14:30　adv/2500 door/3000 学割/1500</text:p>
          </table:table-cell>
          <table:table-cell table:number-columns-repeated="1018"/>
        </table:table-row>
        <table:table-row table:style-name="ro4">
          <table:table-cell office:value-type="float" office:value="58" calcext:value-type="float">
            <text:p>58</text:p>
          </table:table-cell>
          <table:table-cell office:value-type="string" calcext:value-type="string">
            <text:p>0430</text:p>
          </table:table-cell>
          <table:table-cell office:value-type="string" calcext:value-type="string">
            <text:p>MOSAiC presentsbr2n『哀愁の街に星が降るのだ vol.6』br2n-Ruri 『しあわせのかたち』 Release Party-</text:p>
          </table:table-cell>
          <table:table-cell office:value-type="string" calcext:value-type="string">
            <text:p>Ruri / 燈 / 小路健太 / Novaurelia / Little Worldbr2n＜転換アクト＞間一訓 (i-diot)※サブステージ</text:p>
          </table:table-cell>
          <table:table-cell office:value-type="string" calcext:value-type="string">
            <text:p>OP/18:00 ST/18:30　adv/1800 door/2200</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1</text:p>
          </table:table-cell>
          <table:table-cell office:value-type="string" calcext:value-type="string">
            <text:p>今夜、四谷の地下室で。嘘みたいな本当スペシャル</text:p>
          </table:table-cell>
          <table:table-cell office:value-type="string" calcext:value-type="string">
            <text:p>鬼畜ゲトリスト br2n全日本プレス加工 br2n殺し屋ベイビー br2nゴキブリコンビナート br2nNATURE DANGER GANG br2nFOOD:ハイリスク</text:p>
          </table:table-cell>
          <table:table-cell office:value-type="string" calcext:value-type="string">
            <text:p>OPEN 18:30br2nSTART 19:00br2nCHARGE adv¥2000(D別)/day¥2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2</text:p>
          </table:table-cell>
          <table:table-cell office:value-type="string" calcext:value-type="string">
            <text:p>VanishingFlat &amp; Outbreak! presents [変態]レコ発ライブ！br2n～変態の旅立ち、僕のみそ汁とてくだしゃい、そうケダモノが如く！～</text:p>
          </table:table-cell>
          <table:table-cell office:value-type="string" calcext:value-type="string">
            <text:p>Vanishing Flat br2nカイザーストロングバーツ br2nasari br2nfineplay br2n虫</text:p>
          </table:table-cell>
          <table:table-cell office:value-type="string" calcext:value-type="string">
            <text:p>OPEN 18:00br2nSTART 18:3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3</text:p>
          </table:table-cell>
          <table:table-cell office:value-type="string" calcext:value-type="string">
            <text:p>レコーディングスタジオOUTBREAK!</text:p>
          </table:table-cell>
          <table:table-cell office:value-type="string" calcext:value-type="string">
            <text:p>レコーディングバンド：Cry Baby</text:p>
          </table:table-cell>
          <table:table-cell office:value-type="string" calcext:value-type="string">
            <text:p>OPEN :br2nSTART :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4</text:p>
          </table:table-cell>
          <table:table-cell office:value-type="string" calcext:value-type="string">
            <text:p>カラス79 presents 「Get LIVE Tonight !」vol.1</text:p>
          </table:table-cell>
          <table:table-cell office:value-type="string" calcext:value-type="string">
            <text:p>カラス79 br2nぼくたちのいるところ。 br2n乱雑天国 br2n実話紙芝居山田ちゃん br2nアズアン br2nLIFE GUARD</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5</text:p>
          </table:table-cell>
          <table:table-cell office:value-type="string" calcext:value-type="string">
            <text:p>GOOD VIBES HOUR!</text:p>
          </table:table-cell>
          <table:table-cell office:value-type="string" calcext:value-type="string">
            <text:p>Wire Stripper br2nPLXTLX(テキサス) br2nザ・モンゴリアンバックブリーカーズ br2nTangible Smoke br2nかずお</text:p>
          </table:table-cell>
          <table:table-cell office:value-type="string" calcext:value-type="string">
            <text:p>OPEN 18:00br2nSTART 18:3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5</text:p>
          </table:table-cell>
          <table:table-cell office:value-type="string" calcext:value-type="string">
            <text:p>日本の夜明け８</text:p>
          </table:table-cell>
          <table:table-cell office:value-type="string" calcext:value-type="string">
            <text:p>CARP br2nShinK br2nJ.A.G.U.A.R. br2nNachu br2nケソ br2nハナイ（チミドロ） br2nあんもないと br2n助川助六 br2nオッチー</text:p>
          </table:table-cell>
          <table:table-cell office:value-type="string" calcext:value-type="string">
            <text:p>OPEN 24:00br2nSTART 24:00br2nCHARGE adv¥1500(D)</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昼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3:30br2nSTART 14:00br2nCHARGE adv¥3000(D別)/day¥3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夜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8:00br2nSTART 18:30br2nCHARGE adv¥3000(D別)/day¥3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7</text:p>
          </table:table-cell>
          <table:table-cell office:value-type="string" calcext:value-type="string">
            <text:p>1love&amp;Outbreak! presents!!レコ発ライブ</text:p>
          </table:table-cell>
          <table:table-cell office:value-type="string" calcext:value-type="string">
            <text:p>1love br2n雨ふらしカルテット br2nCHARTREUSE br2nちるや笛子とゴーグル楽団</text:p>
          </table:table-cell>
          <table:table-cell office:value-type="string" calcext:value-type="string">
            <text:p>OPEN 19:00br2nSTART 19:3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8</text:p>
          </table:table-cell>
          <table:table-cell office:value-type="string" calcext:value-type="string">
            <text:p>ルソン助左衛門＆Outbreak! presents BLAST OFF!</text:p>
          </table:table-cell>
          <table:table-cell office:value-type="string" calcext:value-type="string">
            <text:p>ルソン助左衛門 br2nSUS2 br2nデッドバンビーズ br2nTHE PORTER br2nノムライズ</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09</text:p>
          </table:table-cell>
          <table:table-cell office:value-type="string" calcext:value-type="string">
            <text:p>今夜、四谷の地下室で。～グッジョブ！スペシャル！～</text:p>
          </table:table-cell>
          <table:table-cell office:value-type="string" calcext:value-type="string">
            <text:p>キャプテンクーコッチ br2nホワイトシロップ br2nCyclops br2nDICE</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0</text:p>
          </table:table-cell>
          <table:table-cell office:value-type="string" calcext:value-type="string">
            <text:p>ナカノpre.「カタルシス」vol.5〜Butterfly effectレコ発四谷編〜</text:p>
          </table:table-cell>
          <table:table-cell office:value-type="string" calcext:value-type="string">
            <text:p>ゆびの音 br2nButterfly effect br2nhe Joran br2nもりやなつき br2n青柳仁志（the8flag）</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1</text:p>
          </table:table-cell>
          <table:table-cell office:value-type="string" calcext:value-type="string">
            <text:p>今夜、四谷の地下室で。特別編スリーマンライブ+１ステージ</text:p>
          </table:table-cell>
          <table:table-cell office:value-type="string" calcext:value-type="string">
            <text:p>JIGENN br2nSOO br2nGOLDEN COIL br2nゲスト)動物電気</text:p>
          </table:table-cell>
          <table:table-cell office:value-type="string" calcext:value-type="string">
            <text:p>OPEN 18:30br2nSTART 19:00br2nCHARGE adv¥1800(D別)/day¥23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2</text:p>
          </table:table-cell>
          <table:table-cell office:value-type="string" calcext:value-type="string">
            <text:p>ROCKER'S HIGH!</text:p>
          </table:table-cell>
          <table:table-cell office:value-type="string" calcext:value-type="string">
            <text:p>ひねもす大臣 br2nTHE RAW BLAXX br2nザ世界大戦ズ br2njungles br2nSalome</text:p>
          </table:table-cell>
          <table:table-cell office:value-type="string" calcext:value-type="string">
            <text:p>OPEN 18:00br2nSTART 18:3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3</text:p>
          </table:table-cell>
          <table:table-cell office:value-type="string" calcext:value-type="string">
            <text:p>Batch Presents 20世紀のレガロス `` ハードロックスペシャル Volume 5 ``</text:p>
          </table:table-cell>
          <table:table-cell office:value-type="string" calcext:value-type="string">
            <text:p>Dream Chaser (as Rainbow br2nJoe Lynn Turner) br2n白蛇海賊団 (as Whitesnake) br2nパープルヘイズ (as Deep Purple) br2nSMG (as Michael Schenker Group)</text:p>
          </table:table-cell>
          <table:table-cell office:value-type="string" calcext:value-type="string">
            <text:p>OPEN :br2nSTART :br2nCHARGE adv¥2000(D別)/day¥2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4</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5</text:p>
          </table:table-cell>
          <table:table-cell office:value-type="string" calcext:value-type="string">
            <text:p>全日本プレス加工の”大”全日本プレス加工</text:p>
          </table:table-cell>
          <table:table-cell office:value-type="string" calcext:value-type="string">
            <text:p>虹の黄昏 br2nチャンス大城 br2n銀座ポップ br2n東京ペールワン br2n加藤ミリガン br2n横須賀歌麻呂 br2nおいおい教 教祖 br2nピストルオペラ br2nＭＣヒロンタ br2nFOOD 山口エリザベス</text:p>
          </table:table-cell>
          <table:table-cell office:value-type="string" calcext:value-type="string">
            <text:p>OPEN 18:30br2nSTART 19:00br2nCHARGE adv¥1500(D別) door¥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6</text:p>
          </table:table-cell>
          <table:table-cell office:value-type="string" calcext:value-type="string">
            <text:p>ROCKER'S HIGH!!</text:p>
          </table:table-cell>
          <table:table-cell office:value-type="string" calcext:value-type="string">
            <text:p>The NICE br2nRound face br2nROUGH JUSTICE br2n時代という名の踏み絵 br2nOTOH-SUN</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7</text:p>
          </table:table-cell>
          <table:table-cell office:value-type="string" calcext:value-type="string">
            <text:p>4/17(木)百花繚乱巻の四全国発売記念入場無料イベント ～だからCD買ってね～</text:p>
          </table:table-cell>
          <table:table-cell office:value-type="string" calcext:value-type="string">
            <text:p>甲殻類 br2nこず恵 br2n山本晃大 br2nアズアン br2nH” of Light br2nかけらライオ(仮) br2nSQOUIA</text:p>
          </table:table-cell>
          <table:table-cell office:value-type="string" calcext:value-type="string">
            <text:p>OPEN :br2nSTART :br2nCHARGE 入場無料Ｄ代のみ！</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8</text:p>
          </table:table-cell>
          <table:table-cell office:value-type="string" calcext:value-type="string">
            <text:p>地下室のメロディー</text:p>
          </table:table-cell>
          <table:table-cell office:value-type="string" calcext:value-type="string">
            <text:p>JESSE NAKAMURA(ex EASY WALKERS) TRIO br2nＨＡＬＬＵＣＩＯＮＺ（鳥井賀句） br2nＲＯＳＥＴＴＡ br2nＴＨＥ　ＳＴＲＡＮＧＥ　ＤＩＳＥＡＳＥ</text:p>
          </table:table-cell>
          <table:table-cell office:value-type="string" calcext:value-type="string">
            <text:p>OPEN 18:30br2nSTART 19:00br2nCHARGE adv¥2000(D別)/day¥2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9</text:p>
          </table:table-cell>
          <table:table-cell office:value-type="string" calcext:value-type="string">
            <text:p>RRR~ロックンロールリサイタル~</text:p>
          </table:table-cell>
          <table:table-cell office:value-type="string" calcext:value-type="string">
            <text:p>HIMROCKERwith aiies klar br2nKits-nash br2nコンブネックレス br2nAmu- br2nコテイバンド</text:p>
          </table:table-cell>
          <table:table-cell office:value-type="string" calcext:value-type="string">
            <text:p>OPEN 16:30br2nSTART 17: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19</text:p>
          </table:table-cell>
          <table:table-cell office:value-type="string" calcext:value-type="string">
            <text:p>LOWBORN SOUNDSYSTEM プレゼンツ 「ギリギリシティ」vol.79</text:p>
          </table:table-cell>
          <table:table-cell office:value-type="string" calcext:value-type="string">
            <text:p>LOWBORN SOUNDSYSTEM br2nKei Ziro br2nSOUNDDRUG-CALLiNG session br2n(VJ) ZOE br2n(FOOD) 四谷アウトブレイク名物おつまみ br2nボクオオクボ br2nシュウソウランド br2nぜんぶ松本 br2nOCCHIII br2nAkira br2nShinchang br2nTAKASHI FURUSAWA br2nアウトブレイク佐藤</text:p>
          </table:table-cell>
          <table:table-cell office:value-type="string" calcext:value-type="string">
            <text:p>OPEN 24:00br2nSTART 24:30br2nCHARGE adv¥1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0</text:p>
          </table:table-cell>
          <table:table-cell office:value-type="string" calcext:value-type="string">
            <text:p>HR/HM復興企画「鋼鉄のManifesto Vol.28」～The REAL～chapter3</text:p>
          </table:table-cell>
          <table:table-cell office:value-type="string" calcext:value-type="string">
            <text:p>KILLING FROST br2nTHUNDERWARRIOR br2nOverraid br2nZERO FIGHTER br2nHAMMERHEAD br2nEMPIRE</text:p>
          </table:table-cell>
          <table:table-cell office:value-type="string" calcext:value-type="string">
            <text:p>OPEN 16:00br2nSTART 16:40br2nCHARGE adv¥1800(D別)　door¥21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1</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2</text:p>
          </table:table-cell>
          <table:table-cell office:value-type="string" calcext:value-type="string">
            <text:p>Modern Freaks Inc. Presents 「落語家のいない落語会（仮） 」 第一回</text:p>
          </table:table-cell>
          <table:table-cell office:value-type="string" calcext:value-type="string">
            <text:p>佐々木孫悟空 br2nユンボ安藤 br2n横須賀歌麻呂 br2n原田豪紀 br2n愛奴人形姫子 br2n住倉カオス br2n経理の田中 br2n四谷亭まなぶ（佐藤”boone”学） br2nD門</text:p>
          </table:table-cell>
          <table:table-cell office:value-type="string" calcext:value-type="string">
            <text:p>OPEN 18:30br2nSTART 19:30br2nCHARGE adv¥1000(D別)/day¥15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3</text:p>
          </table:table-cell>
          <table:table-cell office:value-type="string" calcext:value-type="string">
            <text:p>タカユキ企画 ＝私の誕生会４＝</text:p>
          </table:table-cell>
          <table:table-cell office:value-type="string" calcext:value-type="string">
            <text:p>多火油機団 br2nIKEMEN br2n本田こはる br2nきらぼし br2nMoth in Lilac br2nスペース☆ライダー br2nThe Bites of shadow</text:p>
          </table:table-cell>
          <table:table-cell office:value-type="string" calcext:value-type="string">
            <text:p>OPEN 18:00br2nSTART 18:30br2nCHARGE adv¥2500(D別)/day¥3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4</text:p>
          </table:table-cell>
          <table:table-cell office:value-type="string" calcext:value-type="string">
            <text:p>GOOD VIBES HOUR!</text:p>
          </table:table-cell>
          <table:table-cell office:value-type="string" calcext:value-type="string">
            <text:p>BOC br2nナポレオン br2nindex br2nMY PENIS(USA)</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5</text:p>
          </table:table-cell>
          <table:table-cell office:value-type="string" calcext:value-type="string">
            <text:p>ROCKER'S HIGH</text:p>
          </table:table-cell>
          <table:table-cell office:value-type="string" calcext:value-type="string">
            <text:p>VROOM br2nGOLD br2n人工楽園 br2nBoard Sole</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6</text:p>
          </table:table-cell>
          <table:table-cell office:value-type="string" calcext:value-type="string">
            <text:p>悶絶の叫び vol.15 Copy&amp;Cover Band Event !!</text:p>
          </table:table-cell>
          <table:table-cell office:value-type="string" calcext:value-type="string">
            <text:p>kuz with Spread Beaver br2nI AM 酩酊 br2nimigrant song br2n征服者（ver2.0) br2nデラシネ br2nSTANDED</text:p>
          </table:table-cell>
          <table:table-cell office:value-type="string" calcext:value-type="string">
            <text:p>OPEN 16:30br2nSTART 17:00br2nCHARGE adv¥1500(D別) door¥18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6</text:p>
          </table:table-cell>
          <table:table-cell office:value-type="string" calcext:value-type="string">
            <text:p>Galaxy Express 666 presents ”Space Ritual” #2 &amp; #3</text:p>
          </table:table-cell>
          <table:table-cell office:value-type="string" calcext:value-type="string">
            <text:p>Galaxy Express 666 br2nDepth（from大阪） br2n秘部痺れ（from大阪） br2nVivian Boys br2n壊れかけのテープレコーダーズ br2nDJ: Morrie Morrisette</text:p>
          </table:table-cell>
          <table:table-cell office:value-type="string" calcext:value-type="string">
            <text:p>OPEN 24:00br2nSTART 24:00br2nCHARGE adv¥2500(D別)/day¥3000(D別)★夜の部の入場で朝の部までの通し券扱いになります</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7</text:p>
          </table:table-cell>
          <table:table-cell office:value-type="string" calcext:value-type="string">
            <text:p>Galaxy Express 666 presents ”Space Ritual” #2 &amp; #3</text:p>
          </table:table-cell>
          <table:table-cell office:value-type="string" calcext:value-type="string">
            <text:p>Galaxy Express 666 br2nPhotodisco br2nファンシーナムナム br2nFalsettos br2n朝ごはん： パスカール</text:p>
          </table:table-cell>
          <table:table-cell office:value-type="string" calcext:value-type="string">
            <text:p>OPEN 05:00br2nSTART 05: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7</text:p>
          </table:table-cell>
          <table:table-cell office:value-type="string" calcext:value-type="string">
            <text:p>ROCKER'S HIGH!!</text:p>
          </table:table-cell>
          <table:table-cell office:value-type="string" calcext:value-type="string">
            <text:p>サイコアクティブ br2nstay-world br2nferric sulfide br2nY.A.D br2nTHE ROCK'N ROLL BOSS</text:p>
          </table:table-cell>
          <table:table-cell office:value-type="string" calcext:value-type="string">
            <text:p>OPEN 17:30br2nSTART 18:00br2nCHARGE adv¥1500(D別)/day¥2000(D別)</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28</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3">
          <table:table-cell office:value-type="float" office:value="59" calcext:value-type="float">
            <text:p>59</text:p>
          </table:table-cell>
          <table:table-cell office:value-type="string" calcext:value-type="string">
            <text:p>0429</text:p>
          </table:table-cell>
          <table:table-cell office:value-type="string" calcext:value-type="string">
            <text:p>MUSIC SCHOOL WOOD presents</text:p>
          </table:table-cell>
          <table:table-cell/>
          <table:table-cell office:value-type="string" calcext:value-type="string">
            <text:p>OPEN :br2nSTART :br2nCHARGE</text:p>
          </table:table-cell>
          <table:table-cell table:number-columns-repeated="1018"/>
        </table:table-row>
        <table:table-row table:style-name="ro4">
          <table:table-cell office:value-type="float" office:value="59" calcext:value-type="float">
            <text:p>59</text:p>
          </table:table-cell>
          <table:table-cell office:value-type="string" calcext:value-type="string">
            <text:p>0430</text:p>
          </table:table-cell>
          <table:table-cell office:value-type="string" calcext:value-type="string">
            <text:p>oboro＆Outbreak! presents　朧月夜は四ツ谷で逢引～春の経絡秘孔祭り～</text:p>
          </table:table-cell>
          <table:table-cell office:value-type="string" calcext:value-type="string">
            <text:p>oboro br2nアラビックヤマト（仮） br2nmil9 br2n僕とモンスター</text:p>
          </table:table-cell>
          <table:table-cell office:value-type="string" calcext:value-type="string">
            <text:p>OPEN 18:30br2nSTART 19:00br2nCHARGE adv¥1500(D別)/day¥2000(D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1</text:p>
          </table:table-cell>
          <table:table-cell office:value-type="string" calcext:value-type="string">
            <text:p>日々に色を〜嘘〜</text:p>
          </table:table-cell>
          <table:table-cell office:value-type="string" calcext:value-type="string">
            <text:p>西松亜香音/山口元親/宮内ゆたか/きたむらアユム/縁</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2</text:p>
          </table:table-cell>
          <table:table-cell office:value-type="string" calcext:value-type="string">
            <text:p>日々に色を〜ほんと〜</text:p>
          </table:table-cell>
          <table:table-cell office:value-type="string" calcext:value-type="string">
            <text:p>百瀬あざみ/饗庭純/木音色/新谷りりか/さとうさおり</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3</text:p>
          </table:table-cell>
          <table:table-cell office:value-type="string" calcext:value-type="string">
            <text:p>2014　LAVINIA「オディーガnight」</text:p>
          </table:table-cell>
          <table:table-cell office:value-type="string" calcext:value-type="string">
            <text:p>LAVINIA</text:p>
          </table:table-cell>
          <table:table-cell office:value-type="string" calcext:value-type="string">
            <text:p>19:30op/20:00st　￥3,000（1ドリンク付）</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4</text:p>
          </table:table-cell>
          <table:table-cell office:value-type="string" calcext:value-type="string">
            <text:p>言葉を大事に歌うシンガーソングライター</text:p>
          </table:table-cell>
          <table:table-cell office:value-type="string" calcext:value-type="string">
            <text:p>陣内和生/クラチコージ/田宮俊彦/かじけいすけ</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5</text:p>
          </table:table-cell>
          <table:table-cell office:value-type="string" calcext:value-type="string">
            <text:p>ハロージブリバディ vol.2</text:p>
          </table:table-cell>
          <table:table-cell office:value-type="string" calcext:value-type="string">
            <text:p>ハマルスピカ/futatsuboshi note/伊藤怜美＆藤村はるか/本名陽子</text:p>
          </table:table-cell>
          <table:table-cell office:value-type="string" calcext:value-type="string">
            <text:p>【1部】14:00op/14:30stbr2n【2部】18:00op/18:30st br2n各￥3,000（まかない・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6</text:p>
          </table:table-cell>
          <table:table-cell office:value-type="string" calcext:value-type="string">
            <text:p>☆ ちわた君のバースデーライブ 〜後厄なんてぶっ飛ばせ！〜☆</text:p>
          </table:table-cell>
          <table:table-cell office:value-type="string" calcext:value-type="string">
            <text:p>千綿偉功</text:p>
          </table:table-cell>
          <table:table-cell office:value-type="string" calcext:value-type="string">
            <text:p>14:30op/15:00stbr2n前売￥3,000/当日￥3,500（全自由・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7</text:p>
          </table:table-cell>
          <table:table-cell office:value-type="string" calcext:value-type="string">
            <text:p>ニューカマーライブ</text:p>
          </table:table-cell>
          <table:table-cell office:value-type="string" calcext:value-type="string">
            <text:p>Quelle/藤慎太郎（from 明星）/荒井美結/福井樹(from香川)br2n※出演予定だった『井田葉月』は体調不良のためキャンセルとなりました。</text:p>
          </table:table-cell>
          <table:table-cell office:value-type="string" calcext:value-type="string">
            <text:p>18:30op/19:00st　　￥1,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4">
          <table:table-cell office:value-type="float" office:value="60" calcext:value-type="float">
            <text:p>60</text:p>
          </table:table-cell>
          <table:table-cell office:value-type="string" calcext:value-type="string">
            <text:p>0409</text:p>
          </table:table-cell>
          <table:table-cell office:value-type="string" calcext:value-type="string">
            <text:p>日々に色を〜あか〜</text:p>
          </table:table-cell>
          <table:table-cell office:value-type="string" calcext:value-type="string">
            <text:p>川合栄次/SATOKEN/中村慎吾/野口純史/中野悠平</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0</text:p>
          </table:table-cell>
          <table:table-cell office:value-type="string" calcext:value-type="string">
            <text:p>日々に色を〜あお〜</text:p>
          </table:table-cell>
          <table:table-cell office:value-type="string" calcext:value-type="string">
            <text:p>仲条幸一/Yo-da/aro/Ka2ya.K</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1</text:p>
          </table:table-cell>
          <table:table-cell office:value-type="string" calcext:value-type="string">
            <text:p>日々に色を〜みどり〜</text:p>
          </table:table-cell>
          <table:table-cell office:value-type="string" calcext:value-type="string">
            <text:p>クライム/ゆか/菅野恵/朝日野健太/Murphy</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2</text:p>
          </table:table-cell>
          <table:table-cell office:value-type="string" calcext:value-type="string">
            <text:p>第２回ベリーメリーオーディション</text:p>
          </table:table-cell>
          <table:table-cell office:value-type="string" calcext:value-type="string">
            <text:p>VERY MERRY MUSIC SCHOOL</text:p>
          </table:table-cell>
          <table:table-cell office:value-type="string" calcext:value-type="string">
            <text:p>12:00op/12:30st　入場無料（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2</text:p>
          </table:table-cell>
          <table:table-cell office:value-type="string" calcext:value-type="string">
            <text:p>『Spice vol.３』- YOSSY-gtr.presents -</text:p>
          </table:table-cell>
          <table:table-cell office:value-type="string" calcext:value-type="string">
            <text:p>Ka2ya.K/ハシグチカナデリヤ(いとをかし)/ YOSSY-gtr</text:p>
          </table:table-cell>
          <table:table-cell office:value-type="string" calcext:value-type="string">
            <text:p>18:30op/19:00st　　￥2,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3</text:p>
          </table:table-cell>
          <table:table-cell office:value-type="string" calcext:value-type="string">
            <text:p>HAPPY HOUR</text:p>
          </table:table-cell>
          <table:table-cell office:value-type="string" calcext:value-type="string">
            <text:p>藤木恵/木下和英/山本吉隆/安間友昭</text:p>
          </table:table-cell>
          <table:table-cell office:value-type="string" calcext:value-type="string">
            <text:p>12:30op/13:00st　￥2,000（ド別）br2n※12:30〜13:30にご来場のお客さまに限りソフトドリンク飲み放題</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3</text:p>
          </table:table-cell>
          <table:table-cell office:value-type="string" calcext:value-type="string">
            <text:p>グー刊現在！増刊号♪袋とじ企画 HIDE&amp;POMの「そ〜っとのぞいて見てごらん♪」</text:p>
          </table:table-cell>
          <table:table-cell office:value-type="string" calcext:value-type="string">
            <text:p>HIDE/POM（from can/goo）/ピアノ：井上美緒子br2n※ゲストあり</text:p>
          </table:table-cell>
          <table:table-cell office:value-type="string" calcext:value-type="string">
            <text:p>18:30op/19:00st　　br2n前売￥3,000/当日￥3,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4</text:p>
          </table:table-cell>
          <table:table-cell office:value-type="string" calcext:value-type="string">
            <text:p>マジックアワー vol.15</text:p>
          </table:table-cell>
          <table:table-cell office:value-type="string" calcext:value-type="string">
            <text:p>福島亮介/KUNI/ナカガワユキオ/古木衆/佐藤航大</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5</text:p>
          </table:table-cell>
          <table:table-cell office:value-type="string" calcext:value-type="string">
            <text:p>日々に色を〜春夏秋冬〜</text:p>
          </table:table-cell>
          <table:table-cell office:value-type="string" calcext:value-type="string">
            <text:p>R!N/菅田紗江/キノポップ/叶多/高橋ルミ子</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6</text:p>
          </table:table-cell>
          <table:table-cell office:value-type="string" calcext:value-type="string">
            <text:p>タイキ企画　静々動々！十三本目！！</text:p>
          </table:table-cell>
          <table:table-cell office:value-type="string" calcext:value-type="string">
            <text:p>『動』橋本ハルヲ×『静』戸谷光br2n『静』HISAYA×『動』miinabr2n『静』中里学×『動』山田コウヘイ</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7</text:p>
          </table:table-cell>
          <table:table-cell office:value-type="string" calcext:value-type="string">
            <text:p>未完成の美学</text:p>
          </table:table-cell>
          <table:table-cell office:value-type="string" calcext:value-type="string">
            <text:p>加賀屋みき/高中彩香/野中弘章/重実信之</text:p>
          </table:table-cell>
          <table:table-cell office:value-type="string" calcext:value-type="string">
            <text:p>19:00op/19:3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8</text:p>
          </table:table-cell>
          <table:table-cell/>
          <table:table-cell office:value-type="string" calcext:value-type="string">
            <text:p>池田森/わたなべまこと（from大阪）/左嵜啓史/他</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9</text:p>
          </table:table-cell>
          <table:table-cell office:value-type="string" calcext:value-type="string">
            <text:p>楽しい音もだち　＃５</text:p>
          </table:table-cell>
          <table:table-cell office:value-type="string" calcext:value-type="string">
            <text:p>すぺーすのなかのあーす/ジョフィーランデブー/中野ゆうや/ききまたく</text:p>
          </table:table-cell>
          <table:table-cell office:value-type="string" calcext:value-type="string">
            <text:p>12:30op/13: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19</text:p>
          </table:table-cell>
          <table:table-cell office:value-type="string" calcext:value-type="string">
            <text:p>「ガキには絶対出せねぇ大人のカッコよさ」</text:p>
          </table:table-cell>
          <table:table-cell office:value-type="string" calcext:value-type="string">
            <text:p>キムラオグナ/尾崎久美子/ZERO/海老沢タケヲ/バーゲンズ</text:p>
          </table:table-cell>
          <table:table-cell office:value-type="string" calcext:value-type="string">
            <text:p>18:30op/19:00st　￥2,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0</text:p>
          </table:table-cell>
          <table:table-cell office:value-type="string" calcext:value-type="string">
            <text:p>「UTA-心 vol.18」</text:p>
          </table:table-cell>
          <table:table-cell/>
          <table:table-cell office:value-type="string" calcext:value-type="string">
            <text:p>12:30op/13:00stbr2n前売　￥1,000／当日　￥1,500（ド別）  </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0</text:p>
          </table:table-cell>
          <table:table-cell office:value-type="string" calcext:value-type="string">
            <text:p>天窓三銃士</text:p>
          </table:table-cell>
          <table:table-cell office:value-type="string" calcext:value-type="string">
            <text:p>宙太/ZITA/他</text:p>
          </table:table-cell>
          <table:table-cell office:value-type="string" calcext:value-type="string">
            <text:p>18:00op/18:30st　￥2,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1</text:p>
          </table:table-cell>
          <table:table-cell office:value-type="string" calcext:value-type="string">
            <text:p>「♪Perfect Monday♪」</text:p>
          </table:table-cell>
          <table:table-cell office:value-type="string" calcext:value-type="string">
            <text:p>ももちひろこ/TAMARU/きたはらいく/他</text:p>
          </table:table-cell>
          <table:table-cell office:value-type="string" calcext:value-type="string">
            <text:p>18:30op/19:00st　￥2,000（ド別）br2n </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2</text:p>
          </table:table-cell>
          <table:table-cell office:value-type="string" calcext:value-type="string">
            <text:p>日々に色を〜大好き〜</text:p>
          </table:table-cell>
          <table:table-cell office:value-type="string" calcext:value-type="string">
            <text:p>岡林健勝/MyKeys/左近誠道/ 横田悠二（from 栃木）/ほりえだいすけ</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3</text:p>
          </table:table-cell>
          <table:table-cell office:value-type="string" calcext:value-type="string">
            <text:p>日々に色を〜大嫌い〜</text:p>
          </table:table-cell>
          <table:table-cell office:value-type="string" calcext:value-type="string">
            <text:p>福田真也/佐藤綾/平野和幸/他</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4</text:p>
          </table:table-cell>
          <table:table-cell office:value-type="string" calcext:value-type="string">
            <text:p>酒け、咲け唄。〜124杯目〜</text:p>
          </table:table-cell>
          <table:table-cell office:value-type="string" calcext:value-type="string">
            <text:p>MINAMI+中内計/フルハシユミコ（VO,馬頭琴,アパラチアンダルシマー/EB,MC：竹内武）/他</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5</text:p>
          </table:table-cell>
          <table:table-cell office:value-type="string" calcext:value-type="string">
            <text:p>轉 ~transition~</text:p>
          </table:table-cell>
          <table:table-cell office:value-type="string" calcext:value-type="string">
            <text:p>武川基 (Vo.)/慶大(Key.)/光生(Gt.)</text:p>
          </table:table-cell>
          <table:table-cell office:value-type="string" calcext:value-type="string">
            <text:p>19:00op/20:00stbr2n前売￥2,000/当日￥2,200（ドリンク代込み）</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6</text:p>
          </table:table-cell>
          <table:table-cell office:value-type="string" calcext:value-type="string">
            <text:p>ポケットの中の喧噪</text:p>
          </table:table-cell>
          <table:table-cell office:value-type="string" calcext:value-type="string">
            <text:p>渡部裕也(from名古屋)/七福神/signalose/福井樹（from 香川）</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7</text:p>
          </table:table-cell>
          <table:table-cell office:value-type="string" calcext:value-type="string">
            <text:p>HANA/RIKO ワンマン</text:p>
          </table:table-cell>
          <table:table-cell office:value-type="string" calcext:value-type="string">
            <text:p>HANA/RICO</text:p>
          </table:table-cell>
          <table:table-cell office:value-type="string" calcext:value-type="string">
            <text:p>13:30op/14: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7</text:p>
          </table:table-cell>
          <table:table-cell office:value-type="string" calcext:value-type="string">
            <text:p>加藤愛 活動10周年&amp;産休前 LAST TOUR NATIVE 2014</text:p>
          </table:table-cell>
          <table:table-cell office:value-type="string" calcext:value-type="string">
            <text:p>加藤愛</text:p>
          </table:table-cell>
          <table:table-cell office:value-type="string" calcext:value-type="string">
            <text:p>18:00op/18:30st br2n前売り￥2,000/当日￥2,5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8</text:p>
          </table:table-cell>
          <table:table-cell office:value-type="string" calcext:value-type="string">
            <text:p>好い唄に酔いしれる宵 第一夜</text:p>
          </table:table-cell>
          <table:table-cell office:value-type="string" calcext:value-type="string">
            <text:p>楠橋かおり/てふてふ（from神戸）/鈴木結/アマツカゼ/他</text:p>
          </table:table-cell>
          <table:table-cell office:value-type="string" calcext:value-type="string">
            <text:p>18:30op/19:00st　￥2,000（ド別）</text:p>
          </table:table-cell>
          <table:table-cell table:number-columns-repeated="1018"/>
        </table:table-row>
        <table:table-row table:style-name="ro4">
          <table:table-cell office:value-type="float" office:value="60" calcext:value-type="float">
            <text:p>60</text:p>
          </table:table-cell>
          <table:table-cell office:value-type="string" calcext:value-type="string">
            <text:p>0429</text:p>
          </table:table-cell>
          <table:table-cell office:value-type="string" calcext:value-type="string">
            <text:p>やもとなおこ レコ発イベント</text:p>
          </table:table-cell>
          <table:table-cell office:value-type="string" calcext:value-type="string">
            <text:p>やもとなおこbr2n時間料金未定</text:p>
          </table:table-cell>
          <table:table-cell table:number-columns-repeated="1019"/>
        </table:table-row>
        <table:table-row table:style-name="ro4">
          <table:table-cell office:value-type="float" office:value="60" calcext:value-type="float">
            <text:p>60</text:p>
          </table:table-cell>
          <table:table-cell office:value-type="string" calcext:value-type="string">
            <text:p>0430</text:p>
          </table:table-cell>
          <table:table-cell office:value-type="string" calcext:value-type="string">
            <text:p>九州上京物語〜4つのストーリー〜</text:p>
          </table:table-cell>
          <table:table-cell office:value-type="string" calcext:value-type="string">
            <text:p>愛実/三ヶ尻愛美/坂田有希/紙子</text:p>
          </table:table-cell>
          <table:table-cell office:value-type="string" calcext:value-type="string">
            <text:p>19:00op/19:3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1</text:p>
          </table:table-cell>
          <table:table-cell office:value-type="string" calcext:value-type="string">
            <text:p>瑠愛 バースデーワンマンライブ 「〜en〜」</text:p>
          </table:table-cell>
          <table:table-cell office:value-type="string" calcext:value-type="string">
            <text:p>瑠愛</text:p>
          </table:table-cell>
          <table:table-cell office:value-type="string" calcext:value-type="string">
            <text:p>18:30op/19:30st　￥3,000（ド別）br2n※チケット前売り販売のみbr2n＜SOLD OUT＞</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2</text:p>
          </table:table-cell>
          <table:table-cell office:value-type="string" calcext:value-type="string">
            <text:p>TOKYO Music Collection vol.1</text:p>
          </table:table-cell>
          <table:table-cell office:value-type="string" calcext:value-type="string">
            <text:p>IRI/細井タカフミ/星川真紀/Sho/Aya</text:p>
          </table:table-cell>
          <table:table-cell office:value-type="string" calcext:value-type="string">
            <text:p>18:00op/18:30st　￥1,500（ド別） br2n「東京で今一番ホットでパワフルなアーティストたちが奏でる音楽イベント、TOKYO Music Collection。R&amp;B、Pop、Soulを中心に、爽やかな世界が広がってゆく。今回が記念すべき第一回目となるが、本格派が揃ったサウンドにクセになること間違いなし。」</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3</text:p>
          </table:table-cell>
          <table:table-cell office:value-type="string" calcext:value-type="string">
            <text:p>.comfort 10th anniversary *百花繚乱*</text:p>
          </table:table-cell>
          <table:table-cell office:value-type="string" calcext:value-type="string">
            <text:p>佐合井マリ子(from BIWAKO)/qyu/Ayesha/小松あおい</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4</text:p>
          </table:table-cell>
          <table:table-cell office:value-type="string" calcext:value-type="string">
            <text:p>.comfort 10th anniversary 【espressivo】</text:p>
          </table:table-cell>
          <table:table-cell office:value-type="string" calcext:value-type="string">
            <text:p>オトハネコモレビ/伊藤サチコ/矢武久実/鈴木結</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5</text:p>
          </table:table-cell>
          <table:table-cell office:value-type="string" calcext:value-type="string">
            <text:p>鈴木大 『空音発表会 Vol.18』</text:p>
          </table:table-cell>
          <table:table-cell office:value-type="string" calcext:value-type="string">
            <text:p>鈴木大</text:p>
          </table:table-cell>
          <table:table-cell office:value-type="string" calcext:value-type="string">
            <text:p>12:30op/13:00stbr2n前売￥3,800/当日￥4,300（ド別）br2n※整理番号順入場</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5</text:p>
          </table:table-cell>
          <table:table-cell office:value-type="string" calcext:value-type="string">
            <text:p>中里真美ワンマンライブ「My Birthday Party」</text:p>
          </table:table-cell>
          <table:table-cell office:value-type="string" calcext:value-type="string">
            <text:p>中里真美</text:p>
          </table:table-cell>
          <table:table-cell office:value-type="string" calcext:value-type="string">
            <text:p>18:30op/19:00stbr2n前売￥3,500/当日￥4,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6</text:p>
          </table:table-cell>
          <table:table-cell office:value-type="string" calcext:value-type="string">
            <text:p>Next Legend 〜Eternal〜</text:p>
          </table:table-cell>
          <table:table-cell office:value-type="string" calcext:value-type="string">
            <text:p>ヨシケン/勝詩</text:p>
          </table:table-cell>
          <table:table-cell office:value-type="string" calcext:value-type="string">
            <text:p>12:30op/13:00stbr2n前売￥1,500/当日￥1,7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6</text:p>
          </table:table-cell>
          <table:table-cell office:value-type="string" calcext:value-type="string">
            <text:p>東京音日和 #01</text:p>
          </table:table-cell>
          <table:table-cell office:value-type="string" calcext:value-type="string">
            <text:p>伊沢ビンコウ/ふらっと♭/コバケン（O.A.）</text:p>
          </table:table-cell>
          <table:table-cell office:value-type="string" calcext:value-type="string">
            <text:p>18:00op/18:30stbr2n予約￥2,900/当日￥3,4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7</text:p>
          </table:table-cell>
          <table:table-cell office:value-type="string" calcext:value-type="string">
            <text:p>.comfort 10th anniversary *春音女* -はるおとめ-</text:p>
          </table:table-cell>
          <table:table-cell office:value-type="string" calcext:value-type="string">
            <text:p>じゅり/yohko*/佐藤綾/Nao</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4">
          <table:table-cell office:value-type="float" office:value="61" calcext:value-type="float">
            <text:p>61</text:p>
          </table:table-cell>
          <table:table-cell office:value-type="string" calcext:value-type="string">
            <text:p>0410</text:p>
          </table:table-cell>
          <table:table-cell office:value-type="string" calcext:value-type="string">
            <text:p>別冊UTA-KAI 番外編</text:p>
          </table:table-cell>
          <table:table-cell office:value-type="string" calcext:value-type="string">
            <text:p>SIO/イケメン'ズ/下地正晃</text:p>
          </table:table-cell>
          <table:table-cell office:value-type="string" calcext:value-type="string">
            <text:p>18:30op/19:00stbr2n前売￥3,000/当日￥3,500（ド別）br2n※チケット取り扱い：手売りチケット(各出演者のライブ会場にて販売)、プレイガイド(イープラスにて販売)、アーティスト予約、当日券br2n※入場順：�@手売りチケット(整理番号なし。整列順にて入場)→�Aプレイガイドチケット→�B予約(整列順にて入場)→�C当日券</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1</text:p>
          </table:table-cell>
          <table:table-cell office:value-type="string" calcext:value-type="string">
            <text:p>フライデー音タイム</text:p>
          </table:table-cell>
          <table:table-cell office:value-type="string" calcext:value-type="string">
            <text:p>ナカノアツシ/阿部祐也</text:p>
          </table:table-cell>
          <table:table-cell office:value-type="string" calcext:value-type="string">
            <text:p>18:30op/19:00stbr2n前売￥3,000/当日￥3,500（ド別）br2n※来場順入場</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2</text:p>
          </table:table-cell>
          <table:table-cell office:value-type="string" calcext:value-type="string">
            <text:p>松本佳奈＆ツヅリ・ヅクリ2マンライブ！〜種と鍵、君の花が開くまで〜</text:p>
          </table:table-cell>
          <table:table-cell office:value-type="string" calcext:value-type="string">
            <text:p>松本佳奈/ツヅリ・ヅクリ</text:p>
          </table:table-cell>
          <table:table-cell office:value-type="string" calcext:value-type="string">
            <text:p>12:30op/13:00stbr2n前売￥2,500/当日￥3,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2</text:p>
          </table:table-cell>
          <table:table-cell office:value-type="string" calcext:value-type="string">
            <text:p>Yohei Nakamura 活動7周年ワンマンライブ【今まで、そしてこれから】</text:p>
          </table:table-cell>
          <table:table-cell office:value-type="string" calcext:value-type="string">
            <text:p>Yohei Nakamura（Vocal,guitar,piano）/鈴木謙之（piano,chorus）/誇太朗（drums,percussion,chorus）br2nguest musician：三井大生（violin）</text:p>
          </table:table-cell>
          <table:table-cell office:value-type="string" calcext:value-type="string">
            <text:p>18:30op/19:00stbr2n一般￥3,800-/大・高・中学生（※要学生証）￥3,000-/小学生以下￥2,000（各ド別）br2n※来場順入場</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3</text:p>
          </table:table-cell>
          <table:table-cell office:value-type="string" calcext:value-type="string">
            <text:p>VERY MERRY MUSIC SCHOOL「MIX LIVE vol.3」</text:p>
          </table:table-cell>
          <table:table-cell office:value-type="string" calcext:value-type="string">
            <text:p>VERY MERRY MUSIC SCHOOL</text:p>
          </table:table-cell>
          <table:table-cell office:value-type="string" calcext:value-type="string">
            <text:p>12:15op/12:30stbr2n一般￥1,200/VMMS生￥7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3</text:p>
          </table:table-cell>
          <table:table-cell office:value-type="string" calcext:value-type="string">
            <text:p>.comfort 10th anniversary ＊春宵の宴＊</text:p>
          </table:table-cell>
          <table:table-cell office:value-type="string" calcext:value-type="string">
            <text:p>かえ/石井幹/村上通</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5</text:p>
          </table:table-cell>
          <table:table-cell office:value-type="string" calcext:value-type="string">
            <text:p>.comfort 10th anniversary 〜春月夜〜</text:p>
          </table:table-cell>
          <table:table-cell office:value-type="string" calcext:value-type="string">
            <text:p>やましたひろみ/相原邦弘/大桃彩/長谷川彩</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6</text:p>
          </table:table-cell>
          <table:table-cell office:value-type="string" calcext:value-type="string">
            <text:p>.comfort 10th anniversary - 音橙 -</text:p>
          </table:table-cell>
          <table:table-cell office:value-type="string" calcext:value-type="string">
            <text:p>樹奈/他</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7</text:p>
          </table:table-cell>
          <table:table-cell office:value-type="string" calcext:value-type="string">
            <text:p>「417良いな酔いなライブ」</text:p>
          </table:table-cell>
          <table:table-cell office:value-type="string" calcext:value-type="string">
            <text:p>堤真耶/teru+me/久米教平/SyaNa</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8</text:p>
          </table:table-cell>
          <table:table-cell office:value-type="string" calcext:value-type="string">
            <text:p>MUSICALACTORS(ムジカラクターズ) 東京初ワンマンライブ！</text:p>
          </table:table-cell>
          <table:table-cell office:value-type="string" calcext:value-type="string">
            <text:p>MUSICALACTORS(ムジカラクターズ)：br2nYOSUKE.C×tekkan×TATSUYA.K×SING_O_WORLD</text:p>
          </table:table-cell>
          <table:table-cell office:value-type="string" calcext:value-type="string">
            <text:p>18:30op/19:30st　￥3,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19</text:p>
          </table:table-cell>
          <table:table-cell office:value-type="string" calcext:value-type="string">
            <text:p>アルケミスト ASC会員限定イベント - 東京</text:p>
          </table:table-cell>
          <table:table-cell office:value-type="string" calcext:value-type="string">
            <text:p>アルケミスト</text:p>
          </table:table-cell>
          <table:table-cell office:value-type="string" calcext:value-type="string">
            <text:p>【昼公演】12:30op/13:00st　￥3,000（ド別）br2n【夜公演】18:00op/18:30st　￥3,000（ド別）br2n※当日に会場で入会ご希望の方はメールでお問い合わせください。br2n※Alchemist Supporters Clubについてはこちら</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0</text:p>
          </table:table-cell>
          <table:table-cell office:value-type="string" calcext:value-type="string">
            <text:p>daiching Room vol.03「君と僕」</text:p>
          </table:table-cell>
          <table:table-cell office:value-type="string" calcext:value-type="string">
            <text:p>渡辺大地</text:p>
          </table:table-cell>
          <table:table-cell office:value-type="string" calcext:value-type="string">
            <text:p>13:00op/13:30stbr2n前売￥3,000/当日￥3,500（ド別）br2n＜SOLD OUT＞</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0</text:p>
          </table:table-cell>
          <table:table-cell office:value-type="string" calcext:value-type="string">
            <text:p>SIO・四谷天窓 presents『窓の向こうの空』vol.65 supported by　別冊UTA-KAI</text:p>
          </table:table-cell>
          <table:table-cell office:value-type="string" calcext:value-type="string">
            <text:p>SIO with BAND/秋休</text:p>
          </table:table-cell>
          <table:table-cell office:value-type="string" calcext:value-type="string">
            <text:p>18:30op/19:00stbr2n前売￥3,000/当日￥3,500（ド別）　br2n※セッション有り、イベントオリジナルカクテル有りbr2n※チケット予約・販売方法：手売り・イープラス・アーティスト予約br2n※入場順：手売り（No.1〜番号順）→イープラス（No.1〜番号順）→アーティスト予約（来場順）</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1</text:p>
          </table:table-cell>
          <table:table-cell office:value-type="string" calcext:value-type="string">
            <text:p>.comfort 10th anniversary 〜桜色の夕暮れ〜</text:p>
          </table:table-cell>
          <table:table-cell office:value-type="string" calcext:value-type="string">
            <text:p>榎本有夏/ソロンゴ/ihano/他</text:p>
          </table:table-cell>
          <table:table-cell office:value-type="string" calcext:value-type="string">
            <text:p>18:30op/19:00st　￥2,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2</text:p>
          </table:table-cell>
          <table:table-cell office:value-type="string" calcext:value-type="string">
            <text:p>The vocal power vol.3</text:p>
          </table:table-cell>
          <table:table-cell office:value-type="string" calcext:value-type="string">
            <text:p>しげる（THE NEUTRAL）/木谷雅（sacra）</text:p>
          </table:table-cell>
          <table:table-cell office:value-type="string" calcext:value-type="string">
            <text:p>19:00op/19:30st　￥3,000（ド別)br2n※入場順：手売り（整理番号順）→予約（来場順）</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3</text:p>
          </table:table-cell>
          <table:table-cell office:value-type="string" calcext:value-type="string">
            <text:p>鈴木あいPresents『Beer&amp;Music！女子会comfortLIVE』</text:p>
          </table:table-cell>
          <table:table-cell office:value-type="string" calcext:value-type="string">
            <text:p>鈴木あい/岡田淳/安本美緒/立石純子</text:p>
          </table:table-cell>
          <table:table-cell office:value-type="string" calcext:value-type="string">
            <text:p>18:45op/19:15st　￥2,500（ド別）br2n「この日は、ビールの日！ビールを飲みながら、ライブと女子会トークを楽しみましょ★もちろん飲めなくてもOKです◎」</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4</text:p>
          </table:table-cell>
          <table:table-cell office:value-type="string" calcext:value-type="string">
            <text:p>詩音's WONDER LAND vol.3 〜辻詩音とチョコレート工場っ！〜</text:p>
          </table:table-cell>
          <table:table-cell office:value-type="string" calcext:value-type="string">
            <text:p>辻詩音</text:p>
          </table:table-cell>
          <table:table-cell office:value-type="string" calcext:value-type="string">
            <text:p>19:00op/19:30st　￥3,000（ド別）br2n※整理番号順入場（�@手売り→�A予約→�Bイープラス）</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5</text:p>
          </table:table-cell>
          <table:table-cell office:value-type="string" calcext:value-type="string">
            <text:p>Octave ”レーヴ アンフィニ〜無限な夢〜''</text:p>
          </table:table-cell>
          <table:table-cell office:value-type="string" calcext:value-type="string">
            <text:p>川瀬葉月（ピアノ・歌）/久世孝臣（アクター/脚本・演出）/黒田隆廣（ギター）/鈴木洋二（アクター）/MARBO（タップダンス）/麻衣子（タップダンス）/大谷雅（音楽制作）br2n主催・ご予約：ラ ベル ジャヴォット</text:p>
          </table:table-cell>
          <table:table-cell office:value-type="string" calcext:value-type="string">
            <text:p>19:00op/19:30stbr2n前売￥3,000/当日￥3,5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6</text:p>
          </table:table-cell>
          <table:table-cell office:value-type="string" calcext:value-type="string">
            <text:p>クラス・ド・Mihokoコンサート</text:p>
          </table:table-cell>
          <table:table-cell office:value-type="string" calcext:value-type="string">
            <text:p>歌：Mihokoとその仲間達/ピアノ：豊嶋裕子/ベース：和田弘志</text:p>
          </table:table-cell>
          <table:table-cell office:value-type="string" calcext:value-type="string">
            <text:p>12:15op/12:30st　入場無料（1ドリンク付き）  </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6</text:p>
          </table:table-cell>
          <table:table-cell office:value-type="string" calcext:value-type="string">
            <text:p>コバケンワンマンライブ 〜お待たせしました〜『おとの み』リリースツアー初日</text:p>
          </table:table-cell>
          <table:table-cell office:value-type="string" calcext:value-type="string">
            <text:p>コバケン</text:p>
          </table:table-cell>
          <table:table-cell office:value-type="string" calcext:value-type="string">
            <text:p>18:30op/19:00st　￥2,5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7</text:p>
          </table:table-cell>
          <table:table-cell office:value-type="string" calcext:value-type="string">
            <text:p>四谷天窓.comfort 10周年企画 松ヶ下宏之ONEMAN LIVE 〜俺部屋2014〜</text:p>
          </table:table-cell>
          <table:table-cell office:value-type="string" calcext:value-type="string">
            <text:p>松ヶ下宏之</text:p>
          </table:table-cell>
          <table:table-cell office:value-type="string" calcext:value-type="string">
            <text:p>12:15op/13:00stbr2n前売￥4,000/当日￥4,500（ド別）br2n※一般予約：3/7(金)〜 03-5338-6242(四谷天窓チケット予約専用)</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7</text:p>
          </table:table-cell>
          <table:table-cell office:value-type="string" calcext:value-type="string">
            <text:p>山本さくら 10th Anniversary Live</text:p>
          </table:table-cell>
          <table:table-cell office:value-type="string" calcext:value-type="string">
            <text:p>山本さくら</text:p>
          </table:table-cell>
          <table:table-cell office:value-type="string" calcext:value-type="string">
            <text:p>18:30op/19:00stbr2n前売￥2,500/当日￥3,000（ド別）</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8</text:p>
          </table:table-cell>
          <table:table-cell office:value-type="string" calcext:value-type="string">
            <text:p>『PIANO&amp;WOMAN -Episode 05-』先行発売イベント 2DAYS</text:p>
          </table:table-cell>
          <table:table-cell office:value-type="string" calcext:value-type="string">
            <text:p>amamori/井上水晶-mia-/上田マユミ/松本佳奈</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 br2n→【さらに5月までのライブ情報はこちら】</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9</text:p>
          </table:table-cell>
          <table:table-cell office:value-type="string" calcext:value-type="string">
            <text:p>『PIANO&amp;WOMAN -Episode 05-』先行発売イベント 2DAYS</text:p>
          </table:table-cell>
          <table:table-cell office:value-type="string" calcext:value-type="string">
            <text:p>sui（from鹿児島）/鈴木結/藤井久美/瑠愛</text:p>
          </table:table-cell>
          <table:table-cell office:value-type="string" calcext:value-type="string">
            <text:p>12:30op/13: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29</text:p>
          </table:table-cell>
          <table:table-cell/>
          <table:table-cell office:value-type="string" calcext:value-type="string">
            <text:p>いいくぼさおり/岩男潤子/�本りな/小松あおい</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4">
          <table:table-cell office:value-type="float" office:value="61" calcext:value-type="float">
            <text:p>61</text:p>
          </table:table-cell>
          <table:table-cell office:value-type="string" calcext:value-type="string">
            <text:p>0430</text:p>
          </table:table-cell>
          <table:table-cell office:value-type="string" calcext:value-type="string">
            <text:p>すわじゅんこワンマンライブ「何度でも夢見よう!!〜ゴールデンウィーク すわじゅんこワンマン Special〜」</text:p>
          </table:table-cell>
          <table:table-cell office:value-type="string" calcext:value-type="string">
            <text:p>すわじゅんこ</text:p>
          </table:table-cell>
          <table:table-cell office:value-type="string" calcext:value-type="string">
            <text:p>19:00op/19:30stbr2n前売￥3,000/当日￥3,5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2</text:p>
          </table:table-cell>
          <table:table-cell office:value-type="string" calcext:value-type="string">
            <text:p>春のはじまり＊</text:p>
          </table:table-cell>
          <table:table-cell office:value-type="string" calcext:value-type="string">
            <text:p>範★フランソワーズ/ Temiyan/フルハシユミコ</text:p>
          </table:table-cell>
          <table:table-cell office:value-type="string" calcext:value-type="string">
            <text:p>18:30op/19:00st　￥2,000（ド別）br2n※18:30〜19:30までの間はハッピーアワー</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4</text:p>
          </table:table-cell>
          <table:table-cell office:value-type="string" calcext:value-type="string">
            <text:p>さくらかおり12ヶ月連続ワンマンライブ「かおりマーケット」〜第8回 さくらフォン〜</text:p>
          </table:table-cell>
          <table:table-cell office:value-type="string" calcext:value-type="string">
            <text:p>さくらかおり</text:p>
          </table:table-cell>
          <table:table-cell office:value-type="string" calcext:value-type="string">
            <text:p>19:00op/19:30stbr2n前売￥2,500/当日￥3,000（ド別）br2n※当日のご入場は、お並びいただいた順です。開場の1時間前から、店頭にて整理券を発行いたします。</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5</text:p>
          </table:table-cell>
          <table:table-cell/>
          <table:table-cell office:value-type="string" calcext:value-type="string">
            <text:p>愛になりたひ。/コヤマナオコ/東木瞳</text:p>
          </table:table-cell>
          <table:table-cell office:value-type="string" calcext:value-type="string">
            <text:p>12:30op/13: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5</text:p>
          </table:table-cell>
          <table:table-cell office:value-type="string" calcext:value-type="string">
            <text:p>Reborn&amp;Covers2014</text:p>
          </table:table-cell>
          <table:table-cell office:value-type="string" calcext:value-type="string">
            <text:p>KI-YO</text:p>
          </table:table-cell>
          <table:table-cell office:value-type="string" calcext:value-type="string">
            <text:p>17:30op/18:00st　￥4,500（ド別）br2n※整理番号順入場</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6</text:p>
          </table:table-cell>
          <table:table-cell office:value-type="string" calcext:value-type="string">
            <text:p>recoro コンサート 2014</text:p>
          </table:table-cell>
          <table:table-cell/>
          <table:table-cell office:value-type="string" calcext:value-type="string">
            <text:p>12:30op/13:00st　￥1,000（ド別）  </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6</text:p>
          </table:table-cell>
          <table:table-cell office:value-type="string" calcext:value-type="string">
            <text:p>音乗りジョニー vol.2</text:p>
          </table:table-cell>
          <table:table-cell office:value-type="string" calcext:value-type="string">
            <text:p>からす天狗/The bluesonics/アマツカゼ</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7</text:p>
          </table:table-cell>
          <table:table-cell office:value-type="string" calcext:value-type="string">
            <text:p>WONDERFUL MONDAY</text:p>
          </table:table-cell>
          <table:table-cell office:value-type="string" calcext:value-type="string">
            <text:p>monica♪（from大阪）/荒牧リョウ/沙知子/他</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4">
          <table:table-cell office:value-type="float" office:value="62" calcext:value-type="float">
            <text:p>62</text:p>
          </table:table-cell>
          <table:table-cell office:value-type="string" calcext:value-type="string">
            <text:p>0411</text:p>
          </table:table-cell>
          <table:table-cell office:value-type="string" calcext:value-type="string">
            <text:p>弦楽鍵盤歌日和 Vol.1</text:p>
          </table:table-cell>
          <table:table-cell office:value-type="string" calcext:value-type="string">
            <text:p>Vn 高嶋英輔/Vo/Gt 塩澤直樹/Pf 桃瀬茉莉br2nサポート：Ba 梅沢茂樹/Dr 橋谷田真</text:p>
          </table:table-cell>
          <table:table-cell office:value-type="string" calcext:value-type="string">
            <text:p>19:00op/19:30stbr2n予約￥3,500/当日￥3,8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2</text:p>
          </table:table-cell>
          <table:table-cell office:value-type="string" calcext:value-type="string">
            <text:p>Hello！CIRCUS MUSIC♪ 〜cafe live vol.1〜</text:p>
          </table:table-cell>
          <table:table-cell office:value-type="string" calcext:value-type="string">
            <text:p>千秋/岡本真夜</text:p>
          </table:table-cell>
          <table:table-cell office:value-type="string" calcext:value-type="string">
            <text:p>12:30op/13:00st　前売￥5,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2</text:p>
          </table:table-cell>
          <table:table-cell office:value-type="string" calcext:value-type="string">
            <text:p>さとうもときワンマンライブ2014「四十六前夜〜さぁ、俺は何度でも立ち上がるぜ！」</text:p>
          </table:table-cell>
          <table:table-cell office:value-type="string" calcext:value-type="string">
            <text:p>さとうもとき</text:p>
          </table:table-cell>
          <table:table-cell office:value-type="string" calcext:value-type="string">
            <text:p>18:30op/19:00stbr2n前売￥3,000/当日￥3,500（ド別）</text:p>
          </table:table-cell>
          <table:table-cell table:number-columns-repeated="1018"/>
        </table:table-row>
        <table:table-row table:style-name="ro3">
          <table:table-cell office:value-type="float" office:value="62" calcext:value-type="float">
            <text:p>62</text:p>
          </table:table-cell>
          <table:table-cell office:value-type="string" calcext:value-type="string">
            <text:p>0413</text:p>
          </table:table-cell>
          <table:table-cell office:value-type="string" calcext:value-type="string">
            <text:p>AtoNO Records presents</text:p>
          </table:table-cell>
          <table:table-cell office:value-type="string" calcext:value-type="string">
            <text:p> </text:p>
          </table:table-cell>
          <table:table-cell table:number-columns-repeated="1019"/>
        </table:table-row>
        <table:table-row table:style-name="ro4">
          <table:table-cell office:value-type="float" office:value="62" calcext:value-type="float">
            <text:p>62</text:p>
          </table:table-cell>
          <table:table-cell office:value-type="string" calcext:value-type="string">
            <text:p>0413</text:p>
          </table:table-cell>
          <table:table-cell office:value-type="string" calcext:value-type="string">
            <text:p>いいくぼさおり PREMIUM LIVE 2014春</text:p>
          </table:table-cell>
          <table:table-cell office:value-type="string" calcext:value-type="string">
            <text:p>いいくぼさおり</text:p>
          </table:table-cell>
          <table:table-cell office:value-type="string" calcext:value-type="string">
            <text:p>18:00op/18:30stbr2n前売￥3,000/当日￥3,5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4</text:p>
          </table:table-cell>
          <table:table-cell office:value-type="string" calcext:value-type="string">
            <text:p>エンターテイナー</text:p>
          </table:table-cell>
          <table:table-cell office:value-type="string" calcext:value-type="string">
            <text:p>furani/天野明香/他</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5</text:p>
          </table:table-cell>
          <table:table-cell office:value-type="string" calcext:value-type="string">
            <text:p>良い娘の音楽会♪</text:p>
          </table:table-cell>
          <table:table-cell office:value-type="string" calcext:value-type="string">
            <text:p>洸美/PAL/他</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6</text:p>
          </table:table-cell>
          <table:table-cell office:value-type="string" calcext:value-type="string">
            <text:p>錆びた自転車</text:p>
          </table:table-cell>
          <table:table-cell office:value-type="string" calcext:value-type="string">
            <text:p>平野和幸/次谷洋一/他</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8</text:p>
          </table:table-cell>
          <table:table-cell office:value-type="string" calcext:value-type="string">
            <text:p>「Limited Wor(L)d.」〜東京、限定区〜 act.01</text:p>
          </table:table-cell>
          <table:table-cell office:value-type="string" calcext:value-type="string">
            <text:p>出演：藤田幸也（ピアノ：吉岡寿之/チェロ：青月泰山/ギター：坪本伸作）　br2nスペシャルゲスト：遠藤重賢</text:p>
          </table:table-cell>
          <table:table-cell office:value-type="string" calcext:value-type="string">
            <text:p>19:00op/19:30st　前売￥5,000（ド別）br2n※入場者全員にプレゼントあり</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19</text:p>
          </table:table-cell>
          <table:table-cell office:value-type="string" calcext:value-type="string">
            <text:p>サクタマサヤ レコ発記念ワンマンライブ『Let's Go!! Brand New Day!! in TOKYO』</text:p>
          </table:table-cell>
          <table:table-cell office:value-type="string" calcext:value-type="string">
            <text:p>サクタマサヤ</text:p>
          </table:table-cell>
          <table:table-cell office:value-type="string" calcext:value-type="string">
            <text:p>19:00op/19:30stbr2n前売￥2,500/当日￥3,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0</text:p>
          </table:table-cell>
          <table:table-cell office:value-type="string" calcext:value-type="string">
            <text:p>Akaike Music Academy Vol.5 presents LIVE！LIVE！LIVE！</text:p>
          </table:table-cell>
          <table:table-cell/>
          <table:table-cell office:value-type="string" calcext:value-type="string">
            <text:p>12:00op/12:30stbr2n前売￥1,500/当日￥2,000（ド込み）  </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0</text:p>
          </table:table-cell>
          <table:table-cell office:value-type="string" calcext:value-type="string">
            <text:p>アンダルシア・熱き風</text:p>
          </table:table-cell>
          <table:table-cell office:value-type="string" calcext:value-type="string">
            <text:p>SUPER PLUS（UNIT AKAIKE）/Bailarina/Arthmic puzl/Caterina Sforza</text:p>
          </table:table-cell>
          <table:table-cell office:value-type="string" calcext:value-type="string">
            <text:p>19:00op/19:30st　￥2,000（ド別）  </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3</text:p>
          </table:table-cell>
          <table:table-cell office:value-type="string" calcext:value-type="string">
            <text:p>soul communication！</text:p>
          </table:table-cell>
          <table:table-cell office:value-type="string" calcext:value-type="string">
            <text:p>梶有紀子(from大阪)/舞花/佐々木結羽/HIDE+HIDE</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5</text:p>
          </table:table-cell>
          <table:table-cell office:value-type="string" calcext:value-type="string">
            <text:p>中山哲太企画「アコースティックは天窓でnigihtね。」</text:p>
          </table:table-cell>
          <table:table-cell office:value-type="string" calcext:value-type="string">
            <text:p>O.A.中山哲太/中山哲太 with バンド/片山遼/カンパニオ/他</text:p>
          </table:table-cell>
          <table:table-cell office:value-type="string" calcext:value-type="string">
            <text:p>18:00op/18:30st　￥2,5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6</text:p>
          </table:table-cell>
          <table:table-cell office:value-type="string" calcext:value-type="string">
            <text:p>monogram学園「入学式」</text:p>
          </table:table-cell>
          <table:table-cell office:value-type="string" calcext:value-type="string">
            <text:p>monogram</text:p>
          </table:table-cell>
          <table:table-cell office:value-type="string" calcext:value-type="string">
            <text:p>12:30op/13:00st　￥2,5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6</text:p>
          </table:table-cell>
          <table:table-cell office:value-type="string" calcext:value-type="string">
            <text:p>工藤慎太郎の「月刊！キャッチボール」</text:p>
          </table:table-cell>
          <table:table-cell office:value-type="string" calcext:value-type="string">
            <text:p>ホスト：工藤慎太郎br2nゲスト：うたまろ</text:p>
          </table:table-cell>
          <table:table-cell office:value-type="string" calcext:value-type="string">
            <text:p>18:00op/18:30stbr2n前売￥3,000/当日￥3,500（ド別）br2n※入場順は整理番号の若い順からの入場となります。</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7</text:p>
          </table:table-cell>
          <table:table-cell office:value-type="string" calcext:value-type="string">
            <text:p>Singin'Mama Summit vol.10</text:p>
          </table:table-cell>
          <table:table-cell office:value-type="string" calcext:value-type="string">
            <text:p>出演：むらかみけいこ/bisq/大江純/FATE/芽亜利・Jbr2n主催：フリートークプラス</text:p>
          </table:table-cell>
          <table:table-cell office:value-type="string" calcext:value-type="string">
            <text:p>11:30op/12: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7</text:p>
          </table:table-cell>
          <table:table-cell office:value-type="string" calcext:value-type="string">
            <text:p>林祐詩2ndミニアルバム『Circle』レコ発ワンマンライブ〜メグル〜</text:p>
          </table:table-cell>
          <table:table-cell office:value-type="string" calcext:value-type="string">
            <text:p>林祐詩br2n〔Opening Guest〕戸谷光br2n〔Support Member〕lovedot(Gt) / 中田征毅(Pf) / 中山よしお(Ba) / 信岡亨(Dr)</text:p>
          </table:table-cell>
          <table:table-cell office:value-type="string" calcext:value-type="string">
            <text:p>18:00op/18:20stbr2n前売￥2,500/当日￥2,8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8</text:p>
          </table:table-cell>
          <table:table-cell/>
          <table:table-cell office:value-type="string" calcext:value-type="string">
            <text:p>sui（from鹿児島）/他</text:p>
          </table:table-cell>
          <table:table-cell office:value-type="string" calcext:value-type="string">
            <text:p>18:30op/19:00st　￥2,000（ド別）</text:p>
          </table:table-cell>
          <table:table-cell table:number-columns-repeated="1018"/>
        </table:table-row>
        <table:table-row table:style-name="ro4">
          <table:table-cell office:value-type="float" office:value="62" calcext:value-type="float">
            <text:p>62</text:p>
          </table:table-cell>
          <table:table-cell office:value-type="string" calcext:value-type="string">
            <text:p>0429</text:p>
          </table:table-cell>
          <table:table-cell/>
          <table:table-cell office:value-type="string" calcext:value-type="string">
            <text:p>THE NIGHT FLYER/ことり/他</text:p>
          </table:table-cell>
          <table:table-cell office:value-type="string" calcext:value-type="string">
            <text:p>12:30op/13:00st　￥2,000（ド別）  </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1</text:p>
          </table:table-cell>
          <table:table-cell office:value-type="string" calcext:value-type="string">
            <text:p>V 55br2nナイトライダー水上 BIRTHDAY LIVE</text:p>
          </table:table-cell>
          <table:table-cell office:value-type="string" calcext:value-type="string">
            <text:p>WORMS'MEATbr2nPORNO STATEbr2n破戒br2nナカタシュウゴbr2nDEMONSbr2nDJ:小宮コジロー佳代br2nDJ:鈴木すーさん順子br2nDJ:竹平たけぱん浩子</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2</text:p>
          </table:table-cell>
          <table:table-cell office:value-type="string" calcext:value-type="string">
            <text:p>EARTHDOM PRESENTS</text:p>
          </table:table-cell>
          <table:table-cell office:value-type="string" calcext:value-type="string">
            <text:p>望月芳哲×広瀬淳二×Ironfist辰嶋br2nHOG CALLIN'BLUES BANDbr2nAsymptote (南たけし＋町田浩明)br2nごのせん</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03</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4</text:p>
          </table:table-cell>
          <table:table-cell office:value-type="string" calcext:value-type="string">
            <text:p>生きる</text:p>
          </table:table-cell>
          <table:table-cell office:value-type="string" calcext:value-type="string">
            <text:p>FUROUJIbr2nWORMS'MEATbr2nDIE YOU BASTARD!br2nVELVET WORMbr2nKTZbr2n新宿SEX PISTOLS</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5</text:p>
          </table:table-cell>
          <table:table-cell office:value-type="string" calcext:value-type="string">
            <text:p>BATTLE AXE GIG vol.7</text:p>
          </table:table-cell>
          <table:table-cell office:value-type="string" calcext:value-type="string">
            <text:p>ASMODEUSbr2nCxBbr2nillyabr2nREVOLTbr2nDORAIDbr2n肆 -SHI-br2nDJ veppy</text:p>
          </table:table-cell>
          <table:table-cell office:value-type="string" calcext:value-type="string">
            <text:p>OPEN 17:30br2nSTART 18:00br2n前売 1800円br2n当日 18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6</text:p>
          </table:table-cell>
          <table:table-cell office:value-type="string" calcext:value-type="string">
            <text:p>Black Sacrifice vol.008br2nA.c.o.D JAPAN TOUR</text:p>
          </table:table-cell>
          <table:table-cell office:value-type="string" calcext:value-type="string">
            <text:p>A.c.o.D (France)br2nDeadly Spawn (Tokyo)br2nEthereal Sin (Tokyo)br2nHakuja (Tokyo)br2n屍 - Shikabane - (Tokyo)</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07</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8</text:p>
          </table:table-cell>
          <table:table-cell office:value-type="string" calcext:value-type="string">
            <text:p>EARTHDOM PRESENTS</text:p>
          </table:table-cell>
          <table:table-cell office:value-type="string" calcext:value-type="string">
            <text:p>aka-jambr2nハウリングロッカゲリラbr2n平子浩司br2nLED</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09</text:p>
          </table:table-cell>
          <table:table-cell office:value-type="string" calcext:value-type="string">
            <text:p>EARTHDOM PRESENTS</text:p>
          </table:table-cell>
          <table:table-cell office:value-type="string" calcext:value-type="string">
            <text:p>アザフセbr2n第８病棟br2nNoiseparatiisibr2nFLY</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10</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1</text:p>
          </table:table-cell>
          <table:table-cell office:value-type="string" calcext:value-type="string">
            <text:p>伊藤耕 違法集会</text:p>
          </table:table-cell>
          <table:table-cell office:value-type="string" calcext:value-type="string">
            <text:p>鉄アレイbr2nTHE TRASHbr2nWARHEADbr2nCROSSFACEbr2nマルカッターゾネスbr2n※先着順でポスターをプレゼント</text:p>
          </table:table-cell>
          <table:table-cell office:value-type="string" calcext:value-type="string">
            <text:p>OPEN 18:30br2nSTART 19:00br2n当日のみ 17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2</text:p>
          </table:table-cell>
          <table:table-cell office:value-type="string" calcext:value-type="string">
            <text:p>EARTHDOM PRESENTSbr2nD/G/SS</text:p>
          </table:table-cell>
          <table:table-cell office:value-type="string" calcext:value-type="string">
            <text:p>KING GOBLINbr2nINSIDE CHARMERbr2nZothiquebr2nCALQUEbr2nTHE NEUROTIC SPIDERS</text:p>
          </table:table-cell>
          <table:table-cell office:value-type="string" calcext:value-type="string">
            <text:p>OPEN 18:00br2nSTART 18:3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3</text:p>
          </table:table-cell>
          <table:table-cell office:value-type="string" calcext:value-type="string">
            <text:p>M.O.S.S.8</text:p>
          </table:table-cell>
          <table:table-cell office:value-type="string" calcext:value-type="string">
            <text:p>THE BUBBLESbr2nOMIT VOMITbr2nX titsbr2nコードbr2nBaby it's youbr2nCAR CRUSHbr2nDJ: HARUTO , etc</text:p>
          </table:table-cell>
          <table:table-cell office:value-type="string" calcext:value-type="string">
            <text:p>OPEN 18:00br2nSTART 18:30br2n前売 1800円br2n当日 20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14</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5</text:p>
          </table:table-cell>
          <table:table-cell office:value-type="string" calcext:value-type="string">
            <text:p>EARTHDOM PRESENTS</text:p>
          </table:table-cell>
          <table:table-cell office:value-type="string" calcext:value-type="string">
            <text:p>BLASTRObr2nMEBAEbr2nPradatorbr2nL'eclipse Nuebr2nTHE SHOKU (雑喰)</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6</text:p>
          </table:table-cell>
          <table:table-cell office:value-type="string" calcext:value-type="string">
            <text:p>EARTHDOM PRESENTS</text:p>
          </table:table-cell>
          <table:table-cell office:value-type="string" calcext:value-type="string">
            <text:p>MAJIKA〜NAHARUbr2nTRIBLOODbr2n裏窓br2nゴーゴートップレス</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7</text:p>
          </table:table-cell>
          <table:table-cell office:value-type="string" calcext:value-type="string">
            <text:p>EARTHDOM PRESENTS</text:p>
          </table:table-cell>
          <table:table-cell office:value-type="string" calcext:value-type="string">
            <text:p>カナリア時限爆弾br2nRefugeesbr2nマウンテンマウンテンbr2nローライフサーファー智（ソロ）</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8</text:p>
          </table:table-cell>
          <table:table-cell office:value-type="string" calcext:value-type="string">
            <text:p>EARTHDOM PRESENTS</text:p>
          </table:table-cell>
          <table:table-cell office:value-type="string" calcext:value-type="string">
            <text:p>熊のジョンbr2nGoldenbr2nHOWLING GUITARbr2nねたのよい</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19</text:p>
          </table:table-cell>
          <table:table-cell office:value-type="string" calcext:value-type="string">
            <text:p>Anomalous Collision VOL.5</text:p>
          </table:table-cell>
          <table:table-cell office:value-type="string" calcext:value-type="string">
            <text:p>self deconstructionbr2ndREDEYEbr2nTHE RABIESbr2nDILDOSbr2n雲br2nWRENCH</text:p>
          </table:table-cell>
          <table:table-cell office:value-type="string" calcext:value-type="string">
            <text:p>OPEN 18:00br2nSTART 18:30br2n前売 2200円br2n当日 27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0</text:p>
          </table:table-cell>
          <table:table-cell office:value-type="string" calcext:value-type="string">
            <text:p>マンホール レコ発 第2弾br2nOUTSIDE SOUL vol.7</text:p>
          </table:table-cell>
          <table:table-cell office:value-type="string" calcext:value-type="string">
            <text:p>マンホールbr2nHIGH LIFEbr2nザ・ノウbr2nオスバンドbr2nボロキチ</text:p>
          </table:table-cell>
          <table:table-cell office:value-type="string" calcext:value-type="string">
            <text:p>OPEN 18:30br2nSTART 19:00br2n前売 2000円br2n当日 23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21</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2</text:p>
          </table:table-cell>
          <table:table-cell office:value-type="string" calcext:value-type="string">
            <text:p>甘い誘惑 #15</text:p>
          </table:table-cell>
          <table:table-cell office:value-type="string" calcext:value-type="string">
            <text:p>PSYCHEDELIC GRINDERbr2nLOST PARTYbr2n我流br2n200％br2netc.</text:p>
          </table:table-cell>
          <table:table-cell office:value-type="string" calcext:value-type="string">
            <text:p>OPEN 19:00br2nSTART 19:30br2n前売 1500円br2n当日 18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3</text:p>
          </table:table-cell>
          <table:table-cell office:value-type="string" calcext:value-type="string">
            <text:p>EARTHDOM PRESENTS</text:p>
          </table:table-cell>
          <table:table-cell office:value-type="string" calcext:value-type="string">
            <text:p>解剖室br2nMONEY IS GODbr2nゲルチュチュbr2nアダアbr2nno:signals</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4</text:p>
          </table:table-cell>
          <table:table-cell office:value-type="string" calcext:value-type="string">
            <text:p>タテヅカ2000 PRESENTSbr2nパンティーカウボーイナイト</text:p>
          </table:table-cell>
          <table:table-cell office:value-type="string" calcext:value-type="string">
            <text:p>ナイトインタテヅカbr2nyummysbr2n砂漠、爆発（横浜）br2nFLAT TIREbr2nMidnight the BUZZ freaks（横浜）br2nD-Stage（ダンス）br2nM's Rump Girls（ダンス）br2nHAL（ダンス）br2nクリスタル・ケン（ダンス）br2nDJ yuccobr2nDJ BOObr2nDJ ナギトリス</text:p>
          </table:table-cell>
          <table:table-cell office:value-type="string" calcext:value-type="string">
            <text:p>OPEN&amp;START 18:00br2n前売 2000円br2n当日 25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5</text:p>
          </table:table-cell>
          <table:table-cell office:value-type="string" calcext:value-type="string">
            <text:p>SHOGUN ALCOHOLbr2n呪動</text:p>
          </table:table-cell>
          <table:table-cell office:value-type="string" calcext:value-type="string">
            <text:p>RUINS alonebr2nワナナバニ園br2nIronfist辰嶋 vs maniaorganbr2n厳格三重奏 (加藤嵩之＋不破大輔＋大沼志朗)br2nviddekazz2</text:p>
          </table:table-cell>
          <table:table-cell office:value-type="string" calcext:value-type="string">
            <text:p>OPEN 19:00br2nSTART 19:30br2n当日のみ 15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6</text:p>
          </table:table-cell>
          <table:table-cell office:value-type="string" calcext:value-type="string">
            <text:p>RedDyed #60br2nNEPENTHES vs SLIP HEAD BUTT ”2 BANDS ONLY”</text:p>
          </table:table-cell>
          <table:table-cell office:value-type="string" calcext:value-type="string">
            <text:p>NEPENTHESbr2nSLIP HEAD BUTT</text:p>
          </table:table-cell>
          <table:table-cell office:value-type="string" calcext:value-type="string">
            <text:p>OPEN 18:30br2nSTART 19:00br2n前売 1900円br2n当日 24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7</text:p>
          </table:table-cell>
          <table:table-cell office:value-type="string" calcext:value-type="string">
            <text:p>豊田道倫 presentsbr2n豊田道倫 &amp; mtvBAND × 半野田拓 × 石橋英子</text:p>
          </table:table-cell>
          <table:table-cell office:value-type="string" calcext:value-type="string">
            <text:p>豊田道倫 &amp; mtvBAND（豊田道倫、久下惠生、宇波拓、冷牟田敬）br2n半野田拓（from 大阪）br2n石橋英子（ソロ）</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8</text:p>
          </table:table-cell>
          <table:table-cell office:value-type="string" calcext:value-type="string">
            <text:p>M☆N☆T 2014</text:p>
          </table:table-cell>
          <table:table-cell office:value-type="string" calcext:value-type="string">
            <text:p>GOGLGO BUTCHbr2nぬ界村br2n極楽商店街br2nパッションパッションパッションbr2nゲジゲジbr2nSWITCHBACK</text:p>
          </table:table-cell>
          <table:table-cell office:value-type="string" calcext:value-type="string">
            <text:p>OPEN 18:00br2nSTART 18:30br2n前売 1800円br2n当日 2100円br2n(別途ドリンク代 500円)</text:p>
          </table:table-cell>
          <table:table-cell table:number-columns-repeated="1018"/>
        </table:table-row>
        <table:table-row table:style-name="ro4">
          <table:table-cell office:value-type="float" office:value="63" calcext:value-type="float">
            <text:p>63</text:p>
          </table:table-cell>
          <table:table-cell office:value-type="string" calcext:value-type="string">
            <text:p>0429</text:p>
          </table:table-cell>
          <table:table-cell office:value-type="string" calcext:value-type="string">
            <text:p>GIG vol.55</text:p>
          </table:table-cell>
          <table:table-cell office:value-type="string" calcext:value-type="string">
            <text:p>NO PROBLEMbr2nDANMUSHbr2nSxExDAHLIAbr2n青大将br2netc.</text:p>
          </table:table-cell>
          <table:table-cell office:value-type="string" calcext:value-type="string">
            <text:p>OPEN ****br2nSTART ****br2n前売 1600円br2n当日 1900円br2n(別途ドリンク代 500円)</text:p>
          </table:table-cell>
          <table:table-cell table:number-columns-repeated="1018"/>
        </table:table-row>
        <table:table-row table:style-name="ro3">
          <table:table-cell office:value-type="float" office:value="63" calcext:value-type="float">
            <text:p>63</text:p>
          </table:table-cell>
          <table:table-cell office:value-type="string" calcext:value-type="string">
            <text:p>0430</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1</text:p>
          </table:table-cell>
          <table:table-cell office:value-type="string" calcext:value-type="string">
            <text:p>おつむてんてんクリニック</text:p>
          </table:table-cell>
          <table:table-cell office:value-type="string" calcext:value-type="string">
            <text:p>Banana Boyzbr2nパンクTHEうんこbr2nぬ界村br2nBUMPED HIS HEAD.</text:p>
          </table:table-cell>
          <table:table-cell office:value-type="string" calcext:value-type="string">
            <text:p>OPEN 19:00/START 19:30br2nADV ¥1,000/DOOR ¥1,300br2n+1D ORDER</text:p>
          </table:table-cell>
          <table:table-cell table:number-columns-repeated="1018"/>
        </table:table-row>
        <table:table-row table:style-name="ro3">
          <table:table-cell office:value-type="float" office:value="64" calcext:value-type="float">
            <text:p>64</text:p>
          </table:table-cell>
          <table:table-cell office:value-type="string" calcext:value-type="string">
            <text:p>0402</text:p>
          </table:table-cell>
          <table:table-cell office:value-type="string" calcext:value-type="string">
            <text:p>ン？</text:p>
          </table:table-cell>
          <table:table-cell office:value-type="string" calcext:value-type="string">
            <text:p>テッ！！！！</text:p>
          </table:table-cell>
          <table:table-cell table:number-columns-repeated="1019"/>
        </table:table-row>
        <table:table-row table:style-name="ro4">
          <table:table-cell office:value-type="float" office:value="64" calcext:value-type="float">
            <text:p>64</text:p>
          </table:table-cell>
          <table:table-cell office:value-type="string" calcext:value-type="string">
            <text:p>0403</text:p>
          </table:table-cell>
          <table:table-cell office:value-type="string" calcext:value-type="string">
            <text:p>初台ヤーマンジャンボリー vol.17</text:p>
          </table:table-cell>
          <table:table-cell office:value-type="string" calcext:value-type="string">
            <text:p>HAIR MONEY KIDS(岡山)br2nTHE FRANKNERbr2nTake out brightbr2nLEEFMANbr2nMICEbr2nLEXT</text:p>
          </table:table-cell>
          <table:table-cell office:value-type="string" calcext:value-type="string">
            <text:p>OPEN 17:30/START 18:00br2nADV ¥1,500/DOOR ¥2,0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4</text:p>
          </table:table-cell>
          <table:table-cell office:value-type="string" calcext:value-type="string">
            <text:p>CCの日br2n-Compact Club 1st Single ”すべてはテンプレート” Release Party-</text:p>
          </table:table-cell>
          <table:table-cell office:value-type="string" calcext:value-type="string">
            <text:p>Compact Clubbr2nTHE 天国畑 JAPONbr2nセンダラーズbr2nTOTAL PONKOTSU SYSTEMbr2nインドアーズ</text:p>
          </table:table-cell>
          <table:table-cell office:value-type="string" calcext:value-type="string">
            <text:p>OPEN 18:30/START 19:00br2nADV ¥1,500/DOOR ¥1,800 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5</text:p>
          </table:table-cell>
          <table:table-cell office:value-type="string" calcext:value-type="string">
            <text:p>The rebirthbr2n-FREEFROMFEAR 1st Album ”Start from scratch” IN-FLuEnce Single ”IN-FLuEnce”ダブルレコ発Party!!</text:p>
          </table:table-cell>
          <table:table-cell office:value-type="string" calcext:value-type="string">
            <text:p>FREEFROMFEARbr2nIN-FLuEncebr2n東のエデンbr2nザ・タリホーズbr2npanchromaticbr2nulma sound junction</text:p>
          </table:table-cell>
          <table:table-cell office:value-type="string" calcext:value-type="string">
            <text:p>OPEN 17:30/START 18:00br2nADV/DOOR ¥2,000 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6</text:p>
          </table:table-cell>
          <table:table-cell office:value-type="string" calcext:value-type="string">
            <text:p>PAY TO CUM</text:p>
          </table:table-cell>
          <table:table-cell office:value-type="string" calcext:value-type="string">
            <text:p>SCRUM HALFbr2nCHEERIObr2nSQUARE THE CIRCLEbr2nFREAKSbr2nDNK(新庄)br2nONE YAH ONE</text:p>
          </table:table-cell>
          <table:table-cell office:value-type="string" calcext:value-type="string">
            <text:p>OPEN 17:30/START 18:00 br2nADV ¥1,500/DOOR ¥2,000 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7</text:p>
          </table:table-cell>
          <table:table-cell office:value-type="string" calcext:value-type="string">
            <text:p>OVER ALL!!br2n乗り越えろ!!春一番!!</text:p>
          </table:table-cell>
          <table:table-cell office:value-type="string" calcext:value-type="string">
            <text:p>はうbr2nメロンチヒロンbr2nくるぴのbr2nRUBE RACIES</text:p>
          </table:table-cell>
          <table:table-cell office:value-type="string" calcext:value-type="string">
            <text:p>OPEN 19:00/START 19:30br2nADV ¥1,000/DOOR ¥1,3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08</text:p>
          </table:table-cell>
          <table:table-cell office:value-type="string" calcext:value-type="string">
            <text:p>アシナお疲れ様パーリナイツ！</text:p>
          </table:table-cell>
          <table:table-cell office:value-type="string" calcext:value-type="string">
            <text:p>アシナお疲れ様〜！br2n送別会を近日開催予定！br2n場所はもちろん最近行きつけにしようとしてるカフェバーだ！！br2n※WALLはメンテなんす〜。</text:p>
          </table:table-cell>
          <table:table-cell table:number-columns-repeated="1019"/>
        </table:table-row>
        <table:table-row table:style-name="ro4">
          <table:table-cell office:value-type="float" office:value="64" calcext:value-type="float">
            <text:p>64</text:p>
          </table:table-cell>
          <table:table-cell office:value-type="string" calcext:value-type="string">
            <text:p>0409</text:p>
          </table:table-cell>
          <table:table-cell office:value-type="string" calcext:value-type="string">
            <text:p>サワダいらっしゃいパーリナイツ！</text:p>
          </table:table-cell>
          <table:table-cell office:value-type="string" calcext:value-type="string">
            <text:p>さわっちいらっしゃ〜い！br2n歓迎会を近日開催予定！br2n場所はもちろんサワダ行きつけのレゲエバーだ！！br2n※WALLはメンテなんす〜。</text:p>
          </table:table-cell>
          <table:table-cell table:number-columns-repeated="1019"/>
        </table:table-row>
        <table:table-row table:style-name="ro4">
          <table:table-cell office:value-type="float" office:value="64" calcext:value-type="float">
            <text:p>64</text:p>
          </table:table-cell>
          <table:table-cell office:value-type="string" calcext:value-type="string">
            <text:p>0410</text:p>
          </table:table-cell>
          <table:table-cell office:value-type="string" calcext:value-type="string">
            <text:p>Psych Out Festival vol.6</text:p>
          </table:table-cell>
          <table:table-cell office:value-type="string" calcext:value-type="string">
            <text:p>無限br2nIkumashibr2nRED SHEERbr2nDORONUE</text:p>
          </table:table-cell>
          <table:table-cell office:value-type="string" calcext:value-type="string">
            <text:p>OPEN 18:45/START 19:15br2nADV ¥1,500/DOOR ¥1,8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1</text:p>
          </table:table-cell>
          <table:table-cell office:value-type="string" calcext:value-type="string">
            <text:p>Thousand Smile</text:p>
          </table:table-cell>
          <table:table-cell office:value-type="string" calcext:value-type="string">
            <text:p>JAPNESE OUTSIZEbr2nFEEBLE-GRIND(仙台)br2nand more...</text:p>
          </table:table-cell>
          <table:table-cell office:value-type="string" calcext:value-type="string">
            <text:p>OPEN /START br2nADV ¥1.000/DOOR ¥¥1.5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2</text:p>
          </table:table-cell>
          <table:table-cell office:value-type="string" calcext:value-type="string">
            <text:p>DERIVE Release Show</text:p>
          </table:table-cell>
          <table:table-cell office:value-type="string" calcext:value-type="string">
            <text:p>noybr2nAND BELIEVEbr2nENDZWECKbr2nwaterweed(大阪)br2nVIVISICKbr2nBoost tropicalbr2nENSLAVE</text:p>
          </table:table-cell>
          <table:table-cell office:value-type="string" calcext:value-type="string">
            <text:p>OPEN 17:00/START 17:30br2nADV ¥1,500/DOOR ¥1,8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3</text:p>
          </table:table-cell>
          <table:table-cell office:value-type="string" calcext:value-type="string">
            <text:p>TRIP ROAD DARKNESS</text:p>
          </table:table-cell>
          <table:table-cell office:value-type="string" calcext:value-type="string">
            <text:p>IB89br2nCAUSE FOR PAUSE(3piece style OUTRAGE)br2nAGGRESSIVE DOGS a.k.a UZI-ONEbr2nDISASTERbr2nOUTBREAK RIOTbr2nTHE BREMEN$br2n二死満塁br2nWITH ONE BLOOD</text:p>
          </table:table-cell>
          <table:table-cell office:value-type="string" calcext:value-type="string">
            <text:p>OPEN 16:30/START 17:00br2nADV ¥2.500/DOOR ¥3.0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4</text:p>
          </table:table-cell>
          <table:table-cell office:value-type="string" calcext:value-type="string">
            <text:p>JEEP危機一髪!!</text:p>
          </table:table-cell>
          <table:table-cell office:value-type="string" calcext:value-type="string">
            <text:p>アンディーJホールbr2nジ・プさんbr2nJ狼伝説br2n四代目J SOUL BROTHERSbr2nジプ井堅br2n煙吸亭多麻br2nどんぶりかんじょう(ex.椎谷敦)br2nJEEP百人組手br2nクイズジプオネアbr2n今回もJEEP盛りだくさん!!</text:p>
          </table:table-cell>
          <table:table-cell office:value-type="string" calcext:value-type="string">
            <text:p>OPEN /START br2nADV/DOOR ¥1,000(2ドリンク付き)</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5</text:p>
          </table:table-cell>
          <table:table-cell office:value-type="string" calcext:value-type="string">
            <text:p>KOUSYU ROAD</text:p>
          </table:table-cell>
          <table:table-cell office:value-type="string" calcext:value-type="string">
            <text:p>マウスピース飛ばす一撃ドンbr2nONETWOかまして脳震盪br2nむせる肺から怒りのBLOWbr2n病院への道KOUSYU ROADbr2n※WALLはメンテなんす〜。</text:p>
          </table:table-cell>
          <table:table-cell table:number-columns-repeated="1019"/>
        </table:table-row>
        <table:table-row table:style-name="ro4">
          <table:table-cell office:value-type="float" office:value="64" calcext:value-type="float">
            <text:p>64</text:p>
          </table:table-cell>
          <table:table-cell office:value-type="string" calcext:value-type="string">
            <text:p>0416</text:p>
          </table:table-cell>
          <table:table-cell office:value-type="string" calcext:value-type="string">
            <text:p>失恋チャムラティエ</text:p>
          </table:table-cell>
          <table:table-cell office:value-type="string" calcext:value-type="string">
            <text:p>SIXX RHOMBチャム氏(30)br2n今年に入り早くも二度の失恋！br2nちょっと本当に気の毒だからみんなで合コンを組んであげよ？ね？br2n※WALLはメンテなんす〜。</text:p>
          </table:table-cell>
          <table:table-cell table:number-columns-repeated="1019"/>
        </table:table-row>
        <table:table-row table:style-name="ro4">
          <table:table-cell office:value-type="float" office:value="64" calcext:value-type="float">
            <text:p>64</text:p>
          </table:table-cell>
          <table:table-cell office:value-type="string" calcext:value-type="string">
            <text:p>0417</text:p>
          </table:table-cell>
          <table:table-cell office:value-type="string" calcext:value-type="string">
            <text:p>パンク DE ロケッツ</text:p>
          </table:table-cell>
          <table:table-cell office:value-type="string" calcext:value-type="string">
            <text:p>Asian ura rabr2nルソン助左衛門br2nインフレーション宇宙br2nand more...</text:p>
          </table:table-cell>
          <table:table-cell office:value-type="string" calcext:value-type="string">
            <text:p>OPEN /START br2nADV ¥1,000/DOOR ¥1,3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8</text:p>
          </table:table-cell>
          <table:table-cell office:value-type="string" calcext:value-type="string">
            <text:p>シイヤワールド</text:p>
          </table:table-cell>
          <table:table-cell office:value-type="string" calcext:value-type="string">
            <text:p>空風ビュービューbr2nTHE BEAT GENERATIONbr2n野村秀直br2nand more...</text:p>
          </table:table-cell>
          <table:table-cell office:value-type="string" calcext:value-type="string">
            <text:p>OPEN /START br2nADV ¥1,000/DOOR ¥1,3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19</text:p>
          </table:table-cell>
          <table:table-cell office:value-type="string" calcext:value-type="string">
            <text:p>NO.WAR YES.WALL</text:p>
          </table:table-cell>
          <table:table-cell office:value-type="string" calcext:value-type="string">
            <text:p>GASOLINE(四日市)br2nガンフロンティアbr2nROCKETbr2nED WOODSbr2nNaughty Devilz Trio</text:p>
          </table:table-cell>
          <table:table-cell office:value-type="string" calcext:value-type="string">
            <text:p>OPEN /START br2nADV ¥1,500/DOOR ¥2,0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0</text:p>
          </table:table-cell>
          <table:table-cell office:value-type="string" calcext:value-type="string">
            <text:p>DEAD ROCK vol.3br2n〜女性アーティスト特集〜</text:p>
          </table:table-cell>
          <table:table-cell table:number-columns-repeated="1020"/>
        </table:table-row>
        <table:table-row table:style-name="ro4">
          <table:table-cell office:value-type="float" office:value="64" calcext:value-type="float">
            <text:p>64</text:p>
          </table:table-cell>
          <table:table-cell office:value-type="string" calcext:value-type="string">
            <text:p>0421</text:p>
          </table:table-cell>
          <table:table-cell office:value-type="string" calcext:value-type="string">
            <text:p>サワダ☆キラキラbr2nキャベツ太郎歓迎パーティー</text:p>
          </table:table-cell>
          <table:table-cell office:value-type="string" calcext:value-type="string">
            <text:p>セージbr2nシュトーbr2nサワダ a.k.a キャベツ太郎br2nイノ(ex.ank)br2nand more DJs!!</text:p>
          </table:table-cell>
          <table:table-cell office:value-type="string" calcext:value-type="string">
            <text:p>OPEN 18:00br2nADV/DOOR ¥1,000(2ドリンク付き)</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2</text:p>
          </table:table-cell>
          <table:table-cell office:value-type="string" calcext:value-type="string">
            <text:p>俺の陰茎 vol.48本</text:p>
          </table:table-cell>
          <table:table-cell office:value-type="string" calcext:value-type="string">
            <text:p>J-BOyz feat.イライザロイヤルbr2nMY PENIS(USA)br2nタテヅカ2000とDJナギトリスbr2n佐野隆br2n頭槃多楼br2nand more...</text:p>
          </table:table-cell>
          <table:table-cell office:value-type="string" calcext:value-type="string">
            <text:p>OPEN /START br2nADV ¥1,500/DOOR ¥2,000br2n+1D ORDER</text:p>
          </table:table-cell>
          <table:table-cell table:number-columns-repeated="1018"/>
        </table:table-row>
        <table:table-row table:style-name="ro3">
          <table:table-cell office:value-type="float" office:value="64" calcext:value-type="float">
            <text:p>64</text:p>
          </table:table-cell>
          <table:table-cell office:value-type="string" calcext:value-type="string">
            <text:p>0423</text:p>
          </table:table-cell>
          <table:table-cell office:value-type="string" calcext:value-type="string">
            <text:p>マッスルドッキング</text:p>
          </table:table-cell>
          <table:table-cell office:value-type="string" calcext:value-type="string">
            <text:p>の予定！</text:p>
          </table:table-cell>
          <table:table-cell office:value-type="string" calcext:value-type="string">
            <text:p>OPEN /START br2nADV ¥/DOOR ¥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4</text:p>
          </table:table-cell>
          <table:table-cell office:value-type="string" calcext:value-type="string">
            <text:p>初台オープンマイクショウ</text:p>
          </table:table-cell>
          <table:table-cell office:value-type="string" calcext:value-type="string">
            <text:p>吉田J(zan80z)br2nand more...</text:p>
          </table:table-cell>
          <table:table-cell office:value-type="string" calcext:value-type="string">
            <text:p>OPEN 18:00br2nADV/DOOR ¥1,000(2ドリンク付き)</text:p>
          </table:table-cell>
          <table:table-cell table:number-columns-repeated="1018"/>
        </table:table-row>
        <table:table-row table:style-name="ro3">
          <table:table-cell office:value-type="float" office:value="64" calcext:value-type="float">
            <text:p>64</text:p>
          </table:table-cell>
          <table:table-cell office:value-type="string" calcext:value-type="string">
            <text:p>0425</text:p>
          </table:table-cell>
          <table:table-cell office:value-type="string" calcext:value-type="string">
            <text:p>Time After Time vol.6br2n1st mini album ”Alter,Encounter” Releace Show</text:p>
          </table:table-cell>
          <table:table-cell office:value-type="string" calcext:value-type="string">
            <text:p>be unconscious zizzbr2nmumscratchbr2nANCHORbr2nBACKDATE NOVEMBERbr2nBolerobr2nand more...</text:p>
          </table:table-cell>
          <table:table-cell office:value-type="string" calcext:value-type="string">
            <text:p>OPEN 17:30/START 18:00br2nADV ¥/DOOR ¥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6</text:p>
          </table:table-cell>
          <table:table-cell office:value-type="string" calcext:value-type="string">
            <text:p>3rd demo『white lie songs』tour final party</text:p>
          </table:table-cell>
          <table:table-cell office:value-type="string" calcext:value-type="string">
            <text:p>mumscratchbr2nbe unconscious zizzbr2nEven Sensebr2nTHROW YOUR LIGHTSbr2nONEPERCENTERSbr2nDJ 栄慎</text:p>
          </table:table-cell>
          <table:table-cell office:value-type="string" calcext:value-type="string">
            <text:p>OPEN 17:30/START 18:00br2nADV ¥2,000/DOOR ¥2,5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7</text:p>
          </table:table-cell>
          <table:table-cell office:value-type="string" calcext:value-type="string">
            <text:p>Let it be!! vol.4br2n-johann 2nd mini album “Haiku Days”tour 2014 ヨンバルカン　2nd mini album “JAPARIDDIC”tour-</text:p>
          </table:table-cell>
          <table:table-cell office:value-type="string" calcext:value-type="string">
            <text:p>johannbr2nヨンバルカンbr2nTo overflow evidencebr2nANCHORbr2nLATESHOWbr2nBiSKET</text:p>
          </table:table-cell>
          <table:table-cell office:value-type="string" calcext:value-type="string">
            <text:p>OPEN 17:00/START 17:30br2nADV ¥2,000/DOOR ¥2,5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8</text:p>
          </table:table-cell>
          <table:table-cell office:value-type="string" calcext:value-type="string">
            <text:p>DRAMATIC TOUGH GUY</text:p>
          </table:table-cell>
          <table:table-cell office:value-type="string" calcext:value-type="string">
            <text:p>KIFUDOHbr2nナマステbr2nカラミライbr2nNK6br2nKILLING MYSELF</text:p>
          </table:table-cell>
          <table:table-cell office:value-type="string" calcext:value-type="string">
            <text:p>OPEN /START br2nADV ¥1,500/DOOR ¥2,000br2n+1D ORDER</text:p>
          </table:table-cell>
          <table:table-cell table:number-columns-repeated="1018"/>
        </table:table-row>
        <table:table-row table:style-name="ro4">
          <table:table-cell office:value-type="float" office:value="64" calcext:value-type="float">
            <text:p>64</text:p>
          </table:table-cell>
          <table:table-cell office:value-type="string" calcext:value-type="string">
            <text:p>0429</text:p>
          </table:table-cell>
          <table:table-cell office:value-type="string" calcext:value-type="string">
            <text:p>Something Corporation</text:p>
          </table:table-cell>
          <table:table-cell office:value-type="string" calcext:value-type="string">
            <text:p>mist.br2nStruggle On the Practice Room Number Fivebr2nAWKWARDbr2nand more...br2n※フロアライブだよ！br2nDJ13(4+1+8)br2nDJシュトー</text:p>
          </table:table-cell>
          <table:table-cell office:value-type="string" calcext:value-type="string">
            <text:p>OPEN /START br2nADV ¥1,500/DOOR ¥2,000br2n+1D ORDER</text:p>
          </table:table-cell>
          <table:table-cell table:number-columns-repeated="1018"/>
        </table:table-row>
        <table:table-row table:style-name="ro3">
          <table:table-cell office:value-type="float" office:value="64" calcext:value-type="float">
            <text:p>64</text:p>
          </table:table-cell>
          <table:table-cell office:value-type="string" calcext:value-type="string">
            <text:p>0430</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2</text:p>
          </table:table-cell>
          <table:table-cell office:value-type="string" calcext:value-type="string">
            <text:p>ROOTS LIVE</text:p>
          </table:table-cell>
          <table:table-cell office:value-type="string" calcext:value-type="string">
            <text:p>strollers(茨城) / アカケルジャクソン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柴田優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text:p>
          </table:table-cell>
          <table:table-cell office:value-type="string" calcext:value-type="string">
            <text:p>OPEN 18:00 / START 18:3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2</text:p>
          </table:table-cell>
          <table:table-cell office:value-type="string" calcext:value-type="string">
            <text:p>ROOTS LIVE</text:p>
          </table:table-cell>
          <table:table-cell office:value-type="string" calcext:value-type="string">
            <text:p>strollers(茨城) / アカケルジャクソン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柴田優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text:p>
          </table:table-cell>
          <table:table-cell office:value-type="string" calcext:value-type="string">
            <text:p>OPEN 18:00 / START 18:3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2</text:p>
          </table:table-cell>
          <table:table-cell office:value-type="string" calcext:value-type="string">
            <text:p>ROOTS LIVE</text:p>
          </table:table-cell>
          <table:table-cell office:value-type="string" calcext:value-type="string">
            <text:p>strollers(茨城) / アカケルジャクソン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柴田優 /</text:p>
          </table:table-cell>
          <table:table-cell office:value-type="string" calcext:value-type="string">
            <text:p>OPEN 18:30 / START 19:0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text:p>
          </table:table-cell>
          <table:table-cell office:value-type="string" calcext:value-type="string">
            <text:p>OPEN 18:00 / START 18:30br2n前売￥1,500 / 当日￥1,8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8"/>
        </table:table-row>
        <table:table-row table:style-name="ro4">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1</text:p>
          </table:table-cell>
          <table:table-cell office:value-type="string" calcext:value-type="string">
            <text:p>『クモリノチ・・・ハレ』</text:p>
          </table:table-cell>
          <table:table-cell office:value-type="string" calcext:value-type="string">
            <text:p>カスリキズシミル / 後藤裕 / さち・ド・サンファル / Zaien Lily</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2</text:p>
          </table:table-cell>
          <table:table-cell office:value-type="string" calcext:value-type="string">
            <text:p>『TROPICAL JUICE』</text:p>
          </table:table-cell>
          <table:table-cell office:value-type="string" calcext:value-type="string">
            <text:p>September / THE NICKNAMED TIGER / 速見仁志 / 板東圭一郎</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3</text:p>
          </table:table-cell>
          <table:table-cell office:value-type="string" calcext:value-type="string">
            <text:p>『New wind』</text:p>
          </table:table-cell>
          <table:table-cell office:value-type="string" calcext:value-type="string">
            <text:p>豆腐屋 / 木更津メーメーズ / 岡田耀 / Yo-da</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4</text:p>
          </table:table-cell>
          <table:table-cell office:value-type="string" calcext:value-type="string">
            <text:p>『道玄坂異種格闘技戦 vol.64』</text:p>
          </table:table-cell>
          <table:table-cell office:value-type="string" calcext:value-type="string">
            <text:p>友川カズキ / 中村達也・スガダイローDUO</text:p>
          </table:table-cell>
          <table:table-cell office:value-type="string" calcext:value-type="string">
            <text:p>OPEN/START　19:00/19:30br2nADV/DOOR　￥3500＋D/￥40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5</text:p>
          </table:table-cell>
          <table:table-cell office:value-type="string" calcext:value-type="string">
            <text:p>☆shyder☆半世紀の星誕祭</text:p>
          </table:table-cell>
          <table:table-cell office:value-type="string" calcext:value-type="string">
            <text:p>uedand / THE SYNDIKATE7 / CRANKS / ダイナマイト☆ナオキ</text:p>
          </table:table-cell>
          <table:table-cell office:value-type="string" calcext:value-type="string">
            <text:p>OPEN/START　17:30/18:00br2nADV/DOOR　￥3000＋D/￥3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6</text:p>
          </table:table-cell>
          <table:table-cell office:value-type="string" calcext:value-type="string">
            <text:p>『オーディションライブ』</text:p>
          </table:table-cell>
          <table:table-cell office:value-type="string" calcext:value-type="string">
            <text:p>P.M.W / HEAVY SMOKER</text:p>
          </table:table-cell>
          <table:table-cell office:value-type="string" calcext:value-type="string">
            <text:p>OPEN/START　12:30/13:00br2nADV/DOOR　￥1200＋D/￥1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6</text:p>
          </table:table-cell>
          <table:table-cell office:value-type="string" calcext:value-type="string">
            <text:p>『 春告鳥の室内楽 』</text:p>
          </table:table-cell>
          <table:table-cell office:value-type="string" calcext:value-type="string">
            <text:p>中村まり with 安宅浩司(g) / 寺尾紗穂</text:p>
          </table:table-cell>
          <table:table-cell office:value-type="string" calcext:value-type="string">
            <text:p>OPEN/START　18:00/18:30br2nADV/DOOR　￥3000＋D/￥3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7</text:p>
          </table:table-cell>
          <table:table-cell office:value-type="string" calcext:value-type="string">
            <text:p>『Acoustic Theater』</text:p>
          </table:table-cell>
          <table:table-cell office:value-type="string" calcext:value-type="string">
            <text:p>町田直隆 / 井上貴博(ex.鉄と鉛) / 宮本英一(シュリスペイロフ) / 西山小雨(ex.雨先案内人)</text:p>
          </table:table-cell>
          <table:table-cell office:value-type="string" calcext:value-type="string">
            <text:p>OPEN/START　19:00/19:3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8</text:p>
          </table:table-cell>
          <table:table-cell office:value-type="string" calcext:value-type="string">
            <text:p>『music Salad bowl』</text:p>
          </table:table-cell>
          <table:table-cell office:value-type="string" calcext:value-type="string">
            <text:p>Sound Cloud / ちょまたーず / 棟近サトシ / 竹友あつき</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09</text:p>
          </table:table-cell>
          <table:table-cell office:value-type="string" calcext:value-type="string">
            <text:p>『fly high』</text:p>
          </table:table-cell>
          <table:table-cell office:value-type="string" calcext:value-type="string">
            <text:p>The Wake Up Honey / THE酸性ZOMBIE / THE LOBSTER-BLASTERS / 高校生ロック☆ / my little underground</text:p>
          </table:table-cell>
          <table:table-cell office:value-type="string" calcext:value-type="string">
            <text:p>OPEN/START　18:00/18:3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0</text:p>
          </table:table-cell>
          <table:table-cell office:value-type="string" calcext:value-type="string">
            <text:p>『SUPERNOVA』</text:p>
          </table:table-cell>
          <table:table-cell office:value-type="string" calcext:value-type="string">
            <text:p>スカイハイツオーケストラ / &amp;I / イケダケイ / 南雲ケンタ</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1</text:p>
          </table:table-cell>
          <table:table-cell office:value-type="string" calcext:value-type="string">
            <text:p>『OCTAVE』</text:p>
          </table:table-cell>
          <table:table-cell office:value-type="string" calcext:value-type="string">
            <text:p>aircode / Far apart Daily life / akari / scratch / 京田未歩</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2</text:p>
          </table:table-cell>
          <table:table-cell office:value-type="string" calcext:value-type="string">
            <text:p>「53年前の今日、「地球は青かった」とガガーリンは言った」</text:p>
          </table:table-cell>
          <table:table-cell office:value-type="string" calcext:value-type="string">
            <text:p>ストライク / 森大造 / 2gMONKEYZ</text:p>
          </table:table-cell>
          <table:table-cell office:value-type="string" calcext:value-type="string">
            <text:p>OPEN/START　18:30/19:00br2nADV　一般￥2000＋Dbr2n大学生￥1500＋D/高校生以下￥1000+Dbr2n（人類宇宙到達記念特別価格）</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3</text:p>
          </table:table-cell>
          <table:table-cell office:value-type="string" calcext:value-type="string">
            <text:p>『My Songs My Music』-春満開の木の下で-</text:p>
          </table:table-cell>
          <table:table-cell office:value-type="string" calcext:value-type="string">
            <text:p>原マスミ / 山田晃士 / びん博士 / おおたえみり</text:p>
          </table:table-cell>
          <table:table-cell office:value-type="string" calcext:value-type="string">
            <text:p>OPEN/START　18:00/18:30br2nADV/DOOR　￥2700＋D/￥30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4</text:p>
          </table:table-cell>
          <table:table-cell office:value-type="string" calcext:value-type="string">
            <text:p>『NO BORDER』</text:p>
          </table:table-cell>
          <table:table-cell office:value-type="string" calcext:value-type="string">
            <text:p>キャサリン / platanus / Roar of Delight / ブライトピンクの月</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5</text:p>
          </table:table-cell>
          <table:table-cell office:value-type="string" calcext:value-type="string">
            <text:p>『 東京 ◯ 満月 -卯月- 』</text:p>
          </table:table-cell>
          <table:table-cell office:value-type="string" calcext:value-type="string">
            <text:p>野上智子 / 森本真伊子 / 木村順子 / 川崎レオン</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6</text:p>
          </table:table-cell>
          <table:table-cell office:value-type="string" calcext:value-type="string">
            <text:p>『music Salad bowl』</text:p>
          </table:table-cell>
          <table:table-cell office:value-type="string" calcext:value-type="string">
            <text:p>間々田優 / 小池啓仁 / RITZ knocking the door / 右向け右</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7</text:p>
          </table:table-cell>
          <table:table-cell office:value-type="string" calcext:value-type="string">
            <text:p>『THE ROOTS』</text:p>
          </table:table-cell>
          <table:table-cell office:value-type="string" calcext:value-type="string">
            <text:p>RED WOOD / ミミヅカ / THE NUGGETS / かんかんでり</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8</text:p>
          </table:table-cell>
          <table:table-cell office:value-type="string" calcext:value-type="string">
            <text:p>MY SONG MY MUSIC 『春色の風景』</text:p>
          </table:table-cell>
          <table:table-cell office:value-type="string" calcext:value-type="string">
            <text:p>長谷川幸裕 / らいむらいと / 白崎英美 / 江上潤嗣</text:p>
          </table:table-cell>
          <table:table-cell office:value-type="string" calcext:value-type="string">
            <text:p>OPEN/START　18:30/19:00br2nADV/DOOR　￥2500＋D/￥28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19</text:p>
          </table:table-cell>
          <table:table-cell office:value-type="string" calcext:value-type="string">
            <text:p>『Wordplay vol.11』</text:p>
          </table:table-cell>
          <table:table-cell office:value-type="string" calcext:value-type="string">
            <text:p>荒井岳史(the band apart) / 堕落モーションFOLK2</text:p>
          </table:table-cell>
          <table:table-cell office:value-type="string" calcext:value-type="string">
            <text:p>OPEN/START　18:00/18:30br2nADV/DOOR　￥3000＋D/￥3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1</text:p>
          </table:table-cell>
          <table:table-cell office:value-type="string" calcext:value-type="string">
            <text:p>『palette』</text:p>
          </table:table-cell>
          <table:table-cell office:value-type="string" calcext:value-type="string">
            <text:p>チープトリップ / OLIVE PALETTE / 廣瀬義政 / VOLOMUSIKS</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2</text:p>
          </table:table-cell>
          <table:table-cell office:value-type="string" calcext:value-type="string">
            <text:p>Live sync’14 -0422- powered by syncl × PEACE-MAKER</text:p>
          </table:table-cell>
          <table:table-cell office:value-type="string" calcext:value-type="string">
            <text:p>folds coat / elk / Enhydra Lutris / 図鑑 / wak</text:p>
          </table:table-cell>
          <table:table-cell office:value-type="string" calcext:value-type="string">
            <text:p>OPEN/START　18:00/18:3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3</text:p>
          </table:table-cell>
          <table:table-cell office:value-type="string" calcext:value-type="string">
            <text:p>『浅き川も深く渡れ』</text:p>
          </table:table-cell>
          <table:table-cell office:value-type="string" calcext:value-type="string">
            <text:p>擾乱(Jo Ran) / 火取ゆき(g,vo) 石塚俊明(頭脳警察 dr) / 新月灯花</text:p>
          </table:table-cell>
          <table:table-cell office:value-type="string" calcext:value-type="string">
            <text:p>OPEN/START　18:30/19:00br2nADV/DOOR　￥2500＋D/￥28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4</text:p>
          </table:table-cell>
          <table:table-cell office:value-type="string" calcext:value-type="string">
            <text:p>カバー曲でも魅せる！ 素敵なアーティストとの一期一会に拍手！</text:p>
          </table:table-cell>
          <table:table-cell office:value-type="string" calcext:value-type="string">
            <text:p>TRICKART / FUJIYO / SIMONS / KAO=S 2/3（川渕かおり＆山切修二）</text:p>
          </table:table-cell>
          <table:table-cell office:value-type="string" calcext:value-type="string">
            <text:p>OPEN/START　19:00/19:30br2nADV/DOOR　￥2000＋D/￥2500＋Dbr2nお問合せ・チケット購入br2nゲンズジャパン　http://guens.jp/</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5</text:p>
          </table:table-cell>
          <table:table-cell office:value-type="string" calcext:value-type="string">
            <text:p>『第320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6</text:p>
          </table:table-cell>
          <table:table-cell table:number-columns-repeated="2"/>
          <table:table-cell office:value-type="string" calcext:value-type="string">
            <text:p>『ホールレンタル』br2nOPEN/START　/ADV/DOOR　￥＋D/￥＋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6</text:p>
          </table:table-cell>
          <table:table-cell office:value-type="string" calcext:value-type="string">
            <text:p>『北欧の鮮烈 東洋の熱烈』</text:p>
          </table:table-cell>
          <table:table-cell office:value-type="string" calcext:value-type="string">
            <text:p>ヒカシュー</text:p>
          </table:table-cell>
          <table:table-cell office:value-type="string" calcext:value-type="string">
            <text:p>OPEN/START　18:00/18:30br2nADV/DOOR　￥3600＋D/￥40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7</text:p>
          </table:table-cell>
          <table:table-cell office:value-type="string" calcext:value-type="string">
            <text:p>『オーディションライブ』</text:p>
          </table:table-cell>
          <table:table-cell office:value-type="string" calcext:value-type="string">
            <text:p>ンスティンダンストン / River Side Sea Side</text:p>
          </table:table-cell>
          <table:table-cell office:value-type="string" calcext:value-type="string">
            <text:p>OPEN/START　12:30/13:00br2nADV/DOOR　￥1200＋D/￥1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7</text:p>
          </table:table-cell>
          <table:table-cell office:value-type="string" calcext:value-type="string">
            <text:p>『無声慟哭 第十部』</text:p>
          </table:table-cell>
          <table:table-cell office:value-type="string" calcext:value-type="string">
            <text:p>TEAM VERYS / mimitto / 岡山健二 / THEリマインズ</text:p>
          </table:table-cell>
          <table:table-cell office:value-type="string" calcext:value-type="string">
            <text:p>OPEN/START　18:30/19:00br2nADV/DOOR　￥20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8</text:p>
          </table:table-cell>
          <table:table-cell office:value-type="string" calcext:value-type="string">
            <text:p>『BIG BANG FRAGMENT』</text:p>
          </table:table-cell>
          <table:table-cell office:value-type="string" calcext:value-type="string">
            <text:p>MILKY SWEET / リリーはラブスパイダー / 蜘蛛蜥蜴 / Wild Julian One / ヤオヨロズ</text:p>
          </table:table-cell>
          <table:table-cell office:value-type="string" calcext:value-type="string">
            <text:p>OPEN/START　18:00/18:30br2nADV/DOOR　￥2300＋D/￥25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29</text:p>
          </table:table-cell>
          <table:table-cell office:value-type="string" calcext:value-type="string">
            <text:p>『ONO☆ROCK’14』</text:p>
          </table:table-cell>
          <table:table-cell office:value-type="string" calcext:value-type="string">
            <text:p>JET LAG MAKERS / OVER / Rosetta / 嶋田直樹br2nDJ:NAOKI SHIMADA(PSYCHO CANDIE,廣嶋,千の神）)</text:p>
          </table:table-cell>
          <table:table-cell office:value-type="string" calcext:value-type="string">
            <text:p> OPEN/START　17:30/18:30br2nADV/DOOR　￥2800＋D/￥3300＋D</text:p>
          </table:table-cell>
          <table:table-cell table:number-columns-repeated="1018"/>
        </table:table-row>
        <table:table-row table:style-name="ro4">
          <table:table-cell office:value-type="float" office:value="66" calcext:value-type="float">
            <text:p>66</text:p>
          </table:table-cell>
          <table:table-cell office:value-type="string" calcext:value-type="string">
            <text:p>0430</text:p>
          </table:table-cell>
          <table:table-cell office:value-type="string" calcext:value-type="string">
            <text:p>『Wordplay vol.12』</text:p>
          </table:table-cell>
          <table:table-cell office:value-type="string" calcext:value-type="string">
            <text:p>長谷川健一 / Kan Sano</text:p>
          </table:table-cell>
          <table:table-cell office:value-type="string" calcext:value-type="string">
            <text:p>OPEN/START　19:30/20:00br2nADV/DOOR　￥3000＋D/￥3500＋D</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04</text:p>
          </table:table-cell>
          <table:table-cell office:value-type="string" calcext:value-type="string">
            <text:p>VISION春祭り</text:p>
          </table:table-cell>
          <table:table-cell office:value-type="string" calcext:value-type="string">
            <text:p>中田ヤスタカ, br2nILMARI, br2nDJ FUMIYA, br2nusus, br2nWISE, br2nDJ KYOKO, br2nTACOAG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05</text:p>
          </table:table-cell>
          <table:table-cell office:value-type="string" calcext:value-type="string">
            <text:p>ALIEN RADIO vol.16br2nfeat. MAURO PICOTTO × KEN ISHII</text:p>
          </table:table-cell>
          <table:table-cell office:value-type="string" calcext:value-type="string">
            <text:p>MAURO PICOTTO, br2nKEN ISHII, br2nGROOVE PATROL, br2nYUKI, br2nTAICHI KAWAHIR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09</text:p>
          </table:table-cell>
          <table:table-cell office:value-type="string" calcext:value-type="string">
            <text:p>大人ドロップナイト！</text:p>
          </table:table-cell>
          <table:table-cell office:value-type="string" calcext:value-type="string">
            <text:p>黒猫チェルシー, br2nうみのて, br2nダイノジ, br2n保坂壮彦, br2n飯塚 健 監督, br2n前野 朋哉, br2n渡辺 大知</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11</text:p>
          </table:table-cell>
          <table:table-cell office:value-type="string" calcext:value-type="string">
            <text:p>GIRLS FESTIVALbr2n2nd ANNIVERSARY</text:p>
          </table:table-cell>
          <table:table-cell office:value-type="string" calcext:value-type="string">
            <text:p>VERBAL, br2nDJ KAORI, br2nDAISHI DANCE, br2nKANGO, br2nALISA UENO,</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12</text:p>
          </table:table-cell>
          <table:table-cell office:value-type="string" calcext:value-type="string">
            <text:p>JAPAN MUSIC CONFERENCE</text:p>
          </table:table-cell>
          <table:table-cell office:value-type="string" calcext:value-type="string">
            <text:p>AKIYAMANIA, br2nKAJI, br2nOHISHI, br2nSTOCK, br2nTOMOYUKI YASUDA, br2nKENJI TAKIMI, br2nKAORU INOU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13</text:p>
          </table:table-cell>
          <table:table-cell office:value-type="string" calcext:value-type="string">
            <text:p>FREE THROW COMPILATION Vol.3 Releace Party</text:p>
          </table:table-cell>
          <table:table-cell office:value-type="string" calcext:value-type="string">
            <text:p>thatta, br2nThe Flickers, br2nPILLS EMPIRE, br2nMop Of Head, br2n弦先誠人, br2n神啓文, br2nタイラダイスケ,</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18</text:p>
          </table:table-cell>
          <table:table-cell office:value-type="string" calcext:value-type="string">
            <text:p>EDM JUNKIES feat. YVES V</text:p>
          </table:table-cell>
          <table:table-cell office:value-type="string" calcext:value-type="string">
            <text:p>YVES V, br2nTomo Hirata, br2nDANGEROUS STRIPPER, br2nDJ Vivid</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19</text:p>
          </table:table-cell>
          <table:table-cell office:value-type="string" calcext:value-type="string">
            <text:p>NYLON JAPAN 10TH ANNIVERSARY PARTY</text:p>
          </table:table-cell>
          <table:table-cell office:value-type="string" calcext:value-type="string">
            <text:p>MINMI, br2nILMARI, br2nCREAM, br2nみかん, br2nMADEMOISELLE YULIA, br2nDANGEROUS STRIPPER, br2nTIBBY (IMALU), br2nDJ MAAR, br2nJOMMY, br2nTHE LOWBROWS,</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20</text:p>
          </table:table-cell>
          <table:table-cell office:value-type="string" calcext:value-type="string">
            <text:p>JAPAN RUM CONNECTION 2014</text:p>
          </table:table-cell>
          <table:table-cell office:value-type="string" calcext:value-type="string">
            <text:p>PANORAMA STEEL ORCHESTRA, br2nMonique Dehaney, br2nOVER ALL7, br2n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25</text:p>
          </table:table-cell>
          <table:table-cell office:value-type="string" calcext:value-type="string">
            <text:p>P.O.W.E.R. Extra Editionbr2nOL Killer ナイト!!　vol.2br2nProduced by WONDER&amp;CLOCKS//ワンクロ</text:p>
          </table:table-cell>
          <table:table-cell office:value-type="string" calcext:value-type="string">
            <text:p>OL KILLER, br2n80KIDZ,</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26</text:p>
          </table:table-cell>
          <table:table-cell office:value-type="string" calcext:value-type="string">
            <text:p>PINK DOT JUNGLE</text:p>
          </table:table-cell>
          <table:table-cell office:value-type="string" calcext:value-type="string">
            <text:p>DAVID MORALES, br2nGOMI,</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28</text:p>
          </table:table-cell>
          <table:table-cell office:value-type="string" calcext:value-type="string">
            <text:p>ASOVISION</text:p>
          </table:table-cell>
          <table:table-cell office:value-type="string" calcext:value-type="string">
            <text:p>中田ヤスタカ, br2nILMARI, br2nSAKURAI MAKOTO, br2n副島ショーゴ, br2nFumihikoChiba, br2nCLM,</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7" calcext:value-type="float">
            <text:p>67</text:p>
          </table:table-cell>
          <table:table-cell office:value-type="string" calcext:value-type="string">
            <text:p>0429</text:p>
          </table:table-cell>
          <table:table-cell office:value-type="string" calcext:value-type="string">
            <text:p>a-collection vol 3</text:p>
          </table:table-cell>
          <table:table-cell office:value-type="string" calcext:value-type="string">
            <text:p>カモンジョック, br2nCallMyName, br2n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1</text:p>
          </table:table-cell>
          <table:table-cell office:value-type="string" calcext:value-type="string">
            <text:p>sugar'N'party vol.7 -『東京』リリースナイト-</text:p>
          </table:table-cell>
          <table:table-cell office:value-type="string" calcext:value-type="string">
            <text:p>sugar'N'spice/ジン/BARBARS</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3</text:p>
          </table:table-cell>
          <table:table-cell office:value-type="string" calcext:value-type="string">
            <text:p>LiLi Presents Real Beat</text:p>
          </table:table-cell>
          <table:table-cell office:value-type="string" calcext:value-type="string">
            <text:p>LiLi / Big Mouth Choir / ToySpeaker / HaN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4</text:p>
          </table:table-cell>
          <table:table-cell office:value-type="string" calcext:value-type="string">
            <text:p>Music EXpand</text:p>
          </table:table-cell>
          <table:table-cell office:value-type="string" calcext:value-type="string">
            <text:p>アリス十番 / テスラは泣かない。 / ひめキュンフルーツ缶 / 虚弱</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5</text:p>
          </table:table-cell>
          <table:table-cell office:value-type="string" calcext:value-type="string">
            <text:p>Sherry...presents 風船唐綿の実Vol.13br2n～ONE MAN SHOW ”Tour Final”～</text:p>
          </table:table-cell>
          <table:table-cell office:value-type="string" calcext:value-type="string">
            <text:p>Sherry...</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6</text:p>
          </table:table-cell>
          <table:table-cell office:value-type="string" calcext:value-type="string">
            <text:p>『風雲BASARA 10th party』</text:p>
          </table:table-cell>
          <table:table-cell office:value-type="string" calcext:value-type="string">
            <text:p>風雲侍</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6</text:p>
          </table:table-cell>
          <table:table-cell office:value-type="string" calcext:value-type="string">
            <text:p>SEED 2014</text:p>
          </table:table-cell>
          <table:table-cell office:value-type="string" calcext:value-type="string">
            <text:p>■DJ■br2nDJ MAKKI from ONE☆DRAFT / ★君 / SEIYAbr2n■LIVE■br2nKAZ with KIZUKI OTANI / 川本 チエ / TAKIMOTO DAIKI / MOE / ありすわーるどbr2nand SECRET GUEST!!br2n■DANCE■br2nHigh VLEND / 梟-fukurou- / るふぃまお / Rt$tS / MASAYA+GOCCHI / NEW WAVEbr2n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7</text:p>
          </table:table-cell>
          <table:table-cell office:value-type="string" calcext:value-type="string">
            <text:p>SEMTH #23〜NOVELS ツアーbr2n「ライヴプロトコールは小説より奇なり＠東京」</text:p>
          </table:table-cell>
          <table:table-cell office:value-type="string" calcext:value-type="string">
            <text:p>NOVELS / LAMP IN TERREN / モハメド / （O.A） Nen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8</text:p>
          </table:table-cell>
          <table:table-cell office:value-type="string" calcext:value-type="string">
            <text:p>drop around vol.1</text:p>
          </table:table-cell>
          <table:table-cell office:value-type="string" calcext:value-type="string">
            <text:p>モクメノキ / room free fall / ヒーローバンド / theFIXER / 菊池遼（the quiet room）/ Avaivartik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09</text:p>
          </table:table-cell>
          <table:table-cell office:value-type="string" calcext:value-type="string">
            <text:p>Candle Voice～心の音楽達vol.2</text:p>
          </table:table-cell>
          <table:table-cell office:value-type="string" calcext:value-type="string">
            <text:p>竹本洋介 / Unlimited tone feat.松藤量平 / LUV / 城田 純</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0</text:p>
          </table:table-cell>
          <table:table-cell office:value-type="string" calcext:value-type="string">
            <text:p>RESIDENTS of SHOWCASE</text:p>
          </table:table-cell>
          <table:table-cell office:value-type="string" calcext:value-type="string">
            <text:p>THE DANCEMAN SHIP / ALTHEAD / HALLUCI GENIA / Leyline / 2gMONKEYZ / ストロボサイダー</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1</text:p>
          </table:table-cell>
          <table:table-cell office:value-type="string" calcext:value-type="string">
            <text:p>DUSTZ S#0 THE TOUR　～Faites GAFFE!!!～</text:p>
          </table:table-cell>
          <table:table-cell office:value-type="string" calcext:value-type="string">
            <text:p>DUSTZ</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2</text:p>
          </table:table-cell>
          <table:table-cell office:value-type="string" calcext:value-type="string">
            <text:p>エマージェンザ・ジャパン 2014 準決勝</text:p>
          </table:table-cell>
          <table:table-cell office:value-type="string" calcext:value-type="string">
            <text:p>Astral Rain / scatterbrain / BEAUTIFUL WORLD /純正エレジー / Moss / ヤジルシ / GNOSIS /デスベビーシッター</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3</text:p>
          </table:table-cell>
          <table:table-cell office:value-type="string" calcext:value-type="string">
            <text:p>エマージェンザ・ジャパン 2014 準決勝</text:p>
          </table:table-cell>
          <table:table-cell office:value-type="string" calcext:value-type="string">
            <text:p>LUV K RAFT / Sonido del Viento /春夏秋冬～４seasons～ / TingelTangel /OREZEBRA / THE ON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4</text:p>
          </table:table-cell>
          <table:table-cell office:value-type="string" calcext:value-type="string">
            <text:p>[NOiD]vol.34</text:p>
          </table:table-cell>
          <table:table-cell office:value-type="string" calcext:value-type="string">
            <text:p>■BANDbr2nEVERLONG / 39degrees / forestribe / Mrs.WiENER / 5exit / BACKDATE NOVEMBER / MELLOWSHiPbr2n■DJbr2nAYATOMO(SKALL HEADZ)/YUMA(eggman／THREE ARROWS)/ドームカイ(ドロップ計画)</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5</text:p>
          </table:table-cell>
          <table:table-cell office:value-type="string" calcext:value-type="string">
            <text:p>” surround around ”</text:p>
          </table:table-cell>
          <table:table-cell office:value-type="string" calcext:value-type="string">
            <text:p>Suzu / THE SxPLAY / 稚菜 / etc.</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6</text:p>
          </table:table-cell>
          <table:table-cell office:value-type="string" calcext:value-type="string">
            <text:p>10th Anniversary episode.1　【I-RabBits BEST since 2004】</text:p>
          </table:table-cell>
          <table:table-cell office:value-type="string" calcext:value-type="string">
            <text:p>I-RabBits</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7</text:p>
          </table:table-cell>
          <table:table-cell office:value-type="string" calcext:value-type="string">
            <text:p>～DARB.PROJECT presents～DARBvol.11</text:p>
          </table:table-cell>
          <table:table-cell office:value-type="string" calcext:value-type="string">
            <text:p>【SPECIAL GUEST LIVE】 / DRAMATIC SOUL / 【RELEASE LIVE】 / 佐藤広大/MAR / 【LIVE】 / Allies/0TU1/KYOtaro/スズキ/柴田トオル/NAOKY/TOKINE / MC:MiC</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8</text:p>
          </table:table-cell>
          <table:table-cell office:value-type="string" calcext:value-type="string">
            <text:p>N.O.B.U!!! Presentsbr2n「LIVE DA BON BON BON ～みんなくるっちゃがね？～」</text:p>
          </table:table-cell>
          <table:table-cell office:value-type="string" calcext:value-type="string">
            <text:p>RYO from ORANGE RANGE / A.F.R.O / 侍 / N.O.B.U!!!</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19</text:p>
          </table:table-cell>
          <table:table-cell office:value-type="string" calcext:value-type="string">
            <text:p>久宝留理子 Birthday Live「元気です!5」</text:p>
          </table:table-cell>
          <table:table-cell office:value-type="string" calcext:value-type="string">
            <text:p>久宝留理子</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0</text:p>
          </table:table-cell>
          <table:table-cell office:value-type="string" calcext:value-type="string">
            <text:p>「染谷俊 20th LAST LIVE」</text:p>
          </table:table-cell>
          <table:table-cell office:value-type="string" calcext:value-type="string">
            <text:p>染谷俊</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1</text:p>
          </table:table-cell>
          <table:table-cell office:value-type="string" calcext:value-type="string">
            <text:p>Don`t let me down Spring tour Final 2014～YES!YES!YES!～</text:p>
          </table:table-cell>
          <table:table-cell office:value-type="string" calcext:value-type="string">
            <text:p>Don’t let me down/ロメロ/ハレノネ/FRET NORAN/谷川POPゴリラ/NIHONGI / (O.A)海藤あいか</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2</text:p>
          </table:table-cell>
          <table:table-cell office:value-type="string" calcext:value-type="string">
            <text:p>SEMTH #24〜春のちゃんしょこぱん祭り〜</text:p>
          </table:table-cell>
          <table:table-cell office:value-type="string" calcext:value-type="string">
            <text:p>the Hedgehog / Nina lovegood / TEDDY /</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3</text:p>
          </table:table-cell>
          <table:table-cell office:value-type="string" calcext:value-type="string">
            <text:p>SEMTH #25〜春のちゃんしょこぱん祭り〜</text:p>
          </table:table-cell>
          <table:table-cell office:value-type="string" calcext:value-type="string">
            <text:p>the irony / Nene / puff noide / layer of rhythm / HISTGRAM</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4</text:p>
          </table:table-cell>
          <table:table-cell office:value-type="string" calcext:value-type="string">
            <text:p>SEMTH #26〜春のちゃんしょこぱん祭り〜</text:p>
          </table:table-cell>
          <table:table-cell office:value-type="string" calcext:value-type="string">
            <text:p>Ferrill / Ivy to Fradument Game /BOYS END SWING GIRL / mock heroic /</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5</text:p>
          </table:table-cell>
          <table:table-cell office:value-type="string" calcext:value-type="string">
            <text:p>ALLaNHiLLZ×shibuya eggman presents【HaLLELUJaH-ハレルヤ-vol.28】</text:p>
          </table:table-cell>
          <table:table-cell office:value-type="string" calcext:value-type="string">
            <text:p>act:石田匠/カムロバウンス/Violent is Savanna/ALLaNHiLLZ/etc. / opening act:ALLaNHiLLZ</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6</text:p>
          </table:table-cell>
          <table:table-cell office:value-type="string" calcext:value-type="string">
            <text:p>『双子伝説　Vol.60　１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6</text:p>
          </table:table-cell>
          <table:table-cell office:value-type="string" calcext:value-type="string">
            <text:p>『双子伝説　Vol.60　２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6</text:p>
          </table:table-cell>
          <table:table-cell office:value-type="string" calcext:value-type="string">
            <text:p>『MAGICAL WORLD XVⅢ』</text:p>
          </table:table-cell>
          <table:table-cell office:value-type="string" calcext:value-type="string">
            <text:p>SUPRE★POWER</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7</text:p>
          </table:table-cell>
          <table:table-cell office:value-type="string" calcext:value-type="string">
            <text:p>SPLASH [CHANGE OVER TOUR 2014 FINAL]</text:p>
          </table:table-cell>
          <table:table-cell office:value-type="string" calcext:value-type="string">
            <text:p>SPLASH / THE SKIPPERS / OVER LIMIT / MINAMI NiNE / 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8</text:p>
          </table:table-cell>
          <table:table-cell office:value-type="string" calcext:value-type="string">
            <text:p>Girl's UP!!! vol.123</text:p>
          </table:table-cell>
          <table:table-cell office:value-type="string" calcext:value-type="string">
            <text:p>Neontetra/AZURE#/井上苑子/ストロボサイダー/7th.NutsMile/etc.</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29</text:p>
          </table:table-cell>
          <table:table-cell office:value-type="string" calcext:value-type="string">
            <text:p>ANNA☆S Presents「全力道2014 Vol.1」</text:p>
          </table:table-cell>
          <table:table-cell office:value-type="string" calcext:value-type="string">
            <text:p>ANNA☆S / つりビット / COMOUFLAGE / PPP! PiXiON</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8" calcext:value-type="float">
            <text:p>68</text:p>
          </table:table-cell>
          <table:table-cell office:value-type="string" calcext:value-type="string">
            <text:p>0430</text:p>
          </table:table-cell>
          <table:table-cell office:value-type="string" calcext:value-type="string">
            <text:p>[NOiD]vol.35</text:p>
          </table:table-cell>
          <table:table-cell office:value-type="string" calcext:value-type="string">
            <text:p>THIS MORNING DAY / トライアンパサンディ / Scars Borough / Amelie / Perfect Gift / buzz.</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05</text:p>
          </table:table-cell>
          <table:table-cell table:number-columns-repeated="2" office:value-type="string" calcext:value-type="string">
            <text:p>Anli Pollicino</text:p>
          </table:table-cell>
          <table:table-cell office:value-type="string" calcext:value-type="string">
            <text:p>OPEN/START 17:15 ／ 18:00br2nADV/DOOR ￥3,500 ／ ￥4,000</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06</text:p>
          </table:table-cell>
          <table:table-cell office:value-type="string" calcext:value-type="string">
            <text:p>FAKE?×FUZZY CONTROL ROYAL INFECTIOUS TOUR</text:p>
          </table:table-cell>
          <table:table-cell office:value-type="string" calcext:value-type="string">
            <text:p>FAKE?×FUZZY CONTROL</text:p>
          </table:table-cell>
          <table:table-cell office:value-type="string" calcext:value-type="string">
            <text:p>OPEN/START 17:00 ／ 17:30br2nADV/DOOR ￥5,000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11</text:p>
          </table:table-cell>
          <table:table-cell office:value-type="string" calcext:value-type="string">
            <text:p>カメレオ ワンマンツアー2014「会いに行くバンドマン」</text:p>
          </table:table-cell>
          <table:table-cell office:value-type="string" calcext:value-type="string">
            <text:p>カメレオ</text:p>
          </table:table-cell>
          <table:table-cell office:value-type="string" calcext:value-type="string">
            <text:p>OPEN/START 17:45 ／ 18:30br2nADV/DOOR All Standing ¥3,500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12</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7:00 ／ 18:00br2nADV/DOOR 5500円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13</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5:30 ／ 16:30br2nADV/DOOR 5500円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18</text:p>
          </table:table-cell>
          <table:table-cell office:value-type="string" calcext:value-type="string">
            <text:p>緑ドン×パチロック</text:p>
          </table:table-cell>
          <table:table-cell office:value-type="string" calcext:value-type="string">
            <text:p>CoSJO/極幻島/ギチ/SIR/Celluloid-Vancrush/snack/団地妻力美/[MC]NOモーション</text:p>
          </table:table-cell>
          <table:table-cell office:value-type="string" calcext:value-type="string">
            <text:p>OPEN/START 17:30 ／ 18:00br2nADV/DOOR ￥2,500 ／ ￥3,000</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19</text:p>
          </table:table-cell>
          <table:table-cell office:value-type="string" calcext:value-type="string">
            <text:p>P.C.M. Live! 2014</text:p>
          </table:table-cell>
          <table:table-cell office:value-type="string" calcext:value-type="string">
            <text:p>AiRI/相良心/佐藤ひろ美/Chu☆ing Love/原田ひとみ　 and more</text:p>
          </table:table-cell>
          <table:table-cell office:value-type="string" calcext:value-type="string">
            <text:p>OPEN/START 16:15 ／ 17:00br2nADV/DOOR フルプライスチケット (スタンディング)8,800円　ミドルプライスチケット （スタンディング)4,800円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20</text:p>
          </table:table-cell>
          <table:table-cell office:value-type="string" calcext:value-type="string">
            <text:p>Cyntia LIVE TOUR2014-Limit Break-</text:p>
          </table:table-cell>
          <table:table-cell office:value-type="string" calcext:value-type="string">
            <text:p>Cyntia</text:p>
          </table:table-cell>
          <table:table-cell office:value-type="string" calcext:value-type="string">
            <text:p>OPEN/START 17:00 ／ 18:00br2nADV/DOOR ￥3,500 ／ ￥4,000</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24</text:p>
          </table:table-cell>
          <table:table-cell office:value-type="string" calcext:value-type="string">
            <text:p>DOUBLE COLOR</text:p>
          </table:table-cell>
          <table:table-cell office:value-type="string" calcext:value-type="string">
            <text:p>東京女子流/アップアップガールズ（仮）</text:p>
          </table:table-cell>
          <table:table-cell office:value-type="string" calcext:value-type="string">
            <text:p>OPEN/START 18:15 ／ 19:00br2nADV/DOOR ￥4,400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26</text:p>
          </table:table-cell>
          <table:table-cell office:value-type="string" calcext:value-type="string">
            <text:p>rice 結成13周年＆復活祭典</text:p>
          </table:table-cell>
          <table:table-cell office:value-type="string" calcext:value-type="string">
            <text:p>rice</text:p>
          </table:table-cell>
          <table:table-cell office:value-type="string" calcext:value-type="string">
            <text:p>OPEN/START 18:00 ／ 19:00br2nADV/DOOR スタンディング 4,000円（税込） ／</text:p>
          </table:table-cell>
          <table:table-cell table:number-columns-repeated="1018"/>
        </table:table-row>
        <table:table-row table:style-name="ro4">
          <table:table-cell office:value-type="float" office:value="69" calcext:value-type="float">
            <text:p>69</text:p>
          </table:table-cell>
          <table:table-cell office:value-type="string" calcext:value-type="string">
            <text:p>0427</text:p>
          </table:table-cell>
          <table:table-cell office:value-type="string" calcext:value-type="string">
            <text:p>セカイの調律』 幽閉サテライト ソロライブ</text:p>
          </table:table-cell>
          <table:table-cell office:value-type="string" calcext:value-type="string">
            <text:p>幽閉サテライト</text:p>
          </table:table-cell>
          <table:table-cell office:value-type="string" calcext:value-type="string">
            <text:p>OPEN/START 17:00 ／ 18:00br2nADV/DOOR PG(e+)　前売り　￥3,800（税込） 書店前売り　2/28～3/31　￥3,619(税抜)　、￥3,800（税込） 書店前売り　4/1～　￥3,619(税抜)　、￥3,909（税込） ／ ￥4,500（税込）予定</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1</text:p>
          </table:table-cell>
          <table:table-cell/>
          <table:table-cell office:value-type="string" calcext:value-type="string">
            <text:p>4/1 (tue)　GARAGEハッピーバースデーパーティー！！！皆様のお陰で20周年のお誕生日を迎える事が出来ました。フリー餃子をご用意しております。br2nおしゃべりと笑いと出会いがこれからもありますように！皆様お気軽にふらりといらしてくださいませ！</text:p>
          </table:table-cell>
          <table:table-cell office:value-type="string" calcext:value-type="string">
            <text:p>open/start   19:00 〜 22:00　2drink￥1000br2n4/2・4/3はお休みさせて頂きます。(店頭販売は15時〜22時の間行います。)</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4</text:p>
          </table:table-cell>
          <table:table-cell office:value-type="string" calcext:value-type="string">
            <text:p>“Museum”</text:p>
          </table:table-cell>
          <table:table-cell office:value-type="string" calcext:value-type="string">
            <text:p>plane / bye-bye circus / リアクション ザ ブッタ</text:p>
          </table:table-cell>
          <table:table-cell office:value-type="string" calcext:value-type="string">
            <text:p>open  18:30 / start 19:00　前売券￥3000 / 当日券未定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5</text:p>
          </table:table-cell>
          <table:table-cell office:value-type="string" calcext:value-type="string">
            <text:p>“臼井嗣人ワンマンライブ【終末パレード】”</text:p>
          </table:table-cell>
          <table:table-cell office:value-type="string" calcext:value-type="string">
            <text:p>臼井嗣人(Gt.井出上誠)(from.坊っちゃん) / Ba.相澤卓也 / Dr.小宮山斉</text:p>
          </table:table-cell>
          <table:table-cell office:value-type="string" calcext:value-type="string">
            <text:p>open  18:30 / start 19:00　前売券￥3000 / 当日券￥35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6</text:p>
          </table:table-cell>
          <table:table-cell office:value-type="string" calcext:value-type="string">
            <text:p>“plane 単独公演” Museum “”</text:p>
          </table:table-cell>
          <table:table-cell office:value-type="string" calcext:value-type="string">
            <text:p>plane</text:p>
          </table:table-cell>
          <table:table-cell office:value-type="string" calcext:value-type="string">
            <text:p>open  18:30 / start 19:00　前売券￥3000 / 当日券￥35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7</text:p>
          </table:table-cell>
          <table:table-cell office:value-type="string" calcext:value-type="string">
            <text:p>“SHIMOKITA HA NAKAMEGURO.”</text:p>
          </table:table-cell>
          <table:table-cell/>
          <table:table-cell office:value-type="string" calcext:value-type="string">
            <text:p>open  19:00 / close 22:00　料金￥2000(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8</text:p>
          </table:table-cell>
          <table:table-cell office:value-type="string" calcext:value-type="string">
            <text:p>“GARAGE20周年記念公演”</text:p>
          </table:table-cell>
          <table:table-cell office:value-type="string" calcext:value-type="string">
            <text:p>ホテル飯島 / クロックムッシュ / NOGIKU / Betti</text:p>
          </table:table-cell>
          <table:table-cell office:value-type="string" calcext:value-type="string">
            <text:p>open  18:00 / start 18:30　前売券￥2300 / 当日券￥28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09</text:p>
          </table:table-cell>
          <table:table-cell office:value-type="string" calcext:value-type="string">
            <text:p>“大爆笑とアコースティック”</text:p>
          </table:table-cell>
          <table:table-cell office:value-type="string" calcext:value-type="string">
            <text:p>[ライブアクト] SO(SIMPLE LIFE) / 荻野哲平(ポラリスカブ) / 渡邊直也(Blueglue)br2n[お笑い芸人] ダジャリストゆう / ブランドアップ / ドロップバギー / 薄口しょうゆ / もしかして大塚 / ウルトラオレンジ / たなかゆうと</text:p>
          </table:table-cell>
          <table:table-cell office:value-type="string" calcext:value-type="string">
            <text:p>open  19:00 / start 19:30　前売券￥2000 / 当日券￥2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0</text:p>
          </table:table-cell>
          <table:table-cell office:value-type="string" calcext:value-type="string">
            <text:p>“GARAGE20周年記念公演”</text:p>
          </table:table-cell>
          <table:table-cell office:value-type="string" calcext:value-type="string">
            <text:p>三日月の詩 / GiGi / The Peace Side Hotel / ケントヒロセ(NOGIKU)</text:p>
          </table:table-cell>
          <table:table-cell office:value-type="string" calcext:value-type="string">
            <text:p>open  18:30 / start 19:00　前売券￥2300 / 当日券￥28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1</text:p>
          </table:table-cell>
          <table:table-cell office:value-type="string" calcext:value-type="string">
            <text:p>“GARAGE 20th Anniversary「RAM Show」”</text:p>
          </table:table-cell>
          <table:table-cell office:value-type="string" calcext:value-type="string">
            <text:p>Rei / ワタナベマユ / Ryu Matsuyama / Chapter line</text:p>
          </table:table-cell>
          <table:table-cell office:value-type="string" calcext:value-type="string">
            <text:p>open  18:30 / start 19:00　前売券￥2000 / 当日券￥25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2</text:p>
          </table:table-cell>
          <table:table-cell office:value-type="string" calcext:value-type="string">
            <text:p>[ DAY TIME ]　“HOLIDAY AMUSEMENT!!”</text:p>
          </table:table-cell>
          <table:table-cell office:value-type="string" calcext:value-type="string">
            <text:p>Ashley / SAIKA</text:p>
          </table:table-cell>
          <table:table-cell office:value-type="string" calcext:value-type="string">
            <text:p>open  12:00 / start 12:15　前売券￥1500 / 当日券￥1800 / 高校生￥10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2</text:p>
          </table:table-cell>
          <table:table-cell office:value-type="string" calcext:value-type="string">
            <text:p>[ NIGHT ]“さらばルバート、空を飛ぶ ワンマンライブ「大規模なブラックアウト」”</text:p>
          </table:table-cell>
          <table:table-cell office:value-type="string" calcext:value-type="string">
            <text:p>さらばルバート、空を飛ぶ</text:p>
          </table:table-cell>
          <table:table-cell office:value-type="string" calcext:value-type="string">
            <text:p>open  18:30 / start 19:00　前売券￥2500 / 当日券未定 / 高校生￥20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3</text:p>
          </table:table-cell>
          <table:table-cell office:value-type="string" calcext:value-type="string">
            <text:p>“10th ANNIVERSARY～road to 一世一代のみかん祭～ vol.4 × GARAGE 20th ANNIVERSARY 「ただいまGARAGE おかえりLUNKHEAD」”</text:p>
          </table:table-cell>
          <table:table-cell office:value-type="string" calcext:value-type="string">
            <text:p>LUNKHEAD</text:p>
          </table:table-cell>
          <table:table-cell office:value-type="string" calcext:value-type="string">
            <text:p>open  17:30 / start 18:00　SOLD OUT!! Thank you!!　※ポンジュース付き</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4</text:p>
          </table:table-cell>
          <table:table-cell office:value-type="string" calcext:value-type="string">
            <text:p>“GARAGE 20th Anniversary”</text:p>
          </table:table-cell>
          <table:table-cell office:value-type="string" calcext:value-type="string">
            <text:p>THE SHISHAMO / オワリズム弁慶 / O.A：前田徹</text:p>
          </table:table-cell>
          <table:table-cell office:value-type="string" calcext:value-type="string">
            <text:p>open  18:30 / start 19:00　前売券￥2800 / 当日券￥3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5</text:p>
          </table:table-cell>
          <table:table-cell office:value-type="string" calcext:value-type="string">
            <text:p>“GARAGE 20th Anniversary”</text:p>
          </table:table-cell>
          <table:table-cell office:value-type="string" calcext:value-type="string">
            <text:p>The eri-nyo Quintet (エリーニョ／band set) / アカネイロ / ひかるふぃ〜(Menoz) / Chaki(畠山智妃 ex SDN48)</text:p>
          </table:table-cell>
          <table:table-cell office:value-type="string" calcext:value-type="string">
            <text:p>open  18:30 / start 19:00　前売券￥2500 / 当日券￥30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6</text:p>
          </table:table-cell>
          <table:table-cell office:value-type="string" calcext:value-type="string">
            <text:p>“GARAGE20周年記念公演”</text:p>
          </table:table-cell>
          <table:table-cell office:value-type="string" calcext:value-type="string">
            <text:p>テリーマンズ / SelfishJean / ホテル飯島 / 臼井嗣人 / トダタダシ</text:p>
          </table:table-cell>
          <table:table-cell office:value-type="string" calcext:value-type="string">
            <text:p>open  18:00 / start 18:30　前売券￥2300 / 当日券￥2800 (共にドリンク代別￥500)br2n※OPEN/START時間を変更致しました。予めご了承ください。</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7</text:p>
          </table:table-cell>
          <table:table-cell office:value-type="string" calcext:value-type="string">
            <text:p>“GARAGE 20th Anniversary LIVE LIFE”</text:p>
          </table:table-cell>
          <table:table-cell office:value-type="string" calcext:value-type="string">
            <text:p>D.A.N / AKOGARE / 箱舟はいっぱい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8</text:p>
          </table:table-cell>
          <table:table-cell office:value-type="string" calcext:value-type="string">
            <text:p>“Blueglue結成7周年×GARAGE20周年記念 Blueglue ONE MAN LIVE”</text:p>
          </table:table-cell>
          <table:table-cell office:value-type="string" calcext:value-type="string">
            <text:p>Blueglue</text:p>
          </table:table-cell>
          <table:table-cell office:value-type="string" calcext:value-type="string">
            <text:p>open  19:00 / start 19:30　前売券￥2500 / 当日券￥2800 (共にドリンク代別￥500) </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19</text:p>
          </table:table-cell>
          <table:table-cell office:value-type="string" calcext:value-type="string">
            <text:p>“GARAGE 20th Anniversary　SPARKIN’ NIGHT vol.2br2n～初録音CD「バタートースト」焼き上がり記念イベント～”</text:p>
          </table:table-cell>
          <table:table-cell office:value-type="string" calcext:value-type="string">
            <text:p>butterfly inthe stomach / GUEST：小田和奏(Gu.高橋レオ)(TOY) / Perc.石川龍(ザ・チャレンジ) /rüüa / GiGi</text:p>
          </table:table-cell>
          <table:table-cell office:value-type="string" calcext:value-type="string">
            <text:p>open  18:00 / start 18:30　前売券￥2500 / 当日券￥30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0</text:p>
          </table:table-cell>
          <table:table-cell office:value-type="string" calcext:value-type="string">
            <text:p>[ DAY TIME ]　 “Sweet Spot〜トーク&amp;ギターセッション〜”</text:p>
          </table:table-cell>
          <table:table-cell office:value-type="string" calcext:value-type="string">
            <text:p>takeking(竹尾典明) / 田中ユウイチ(藍坊主)</text:p>
          </table:table-cell>
          <table:table-cell office:value-type="string" calcext:value-type="string">
            <text:p>open  12:00 / start 12:30　END 14:00(予定)　料金￥1500 (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0</text:p>
          </table:table-cell>
          <table:table-cell office:value-type="string" calcext:value-type="string">
            <text:p>[ NIGHT ]　“中山FESTA Vol.12 supported by Liquor &amp; Foods Ishikawa”</text:p>
          </table:table-cell>
          <table:table-cell office:value-type="string" calcext:value-type="string">
            <text:p>Act :Aun beatz(呂布／MOL SCIENCE FICTION／ex.The Cigar Backer／ex.STRANGE-MACHINE) / カタコト / ラッピーセット(ラキタ／???)br2nDJ：George Givvn(LowPass)</text:p>
          </table:table-cell>
          <table:table-cell office:value-type="string" calcext:value-type="string">
            <text:p>open  18:00 / start 18:30　前売券￥2000 / 当日券￥2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2</text:p>
          </table:table-cell>
          <table:table-cell office:value-type="string" calcext:value-type="string">
            <text:p>“GARAGE20周年記念公演”</text:p>
          </table:table-cell>
          <table:table-cell office:value-type="string" calcext:value-type="string">
            <text:p>the Takecopters / 廃人トニック006 / 他</text:p>
          </table:table-cell>
          <table:table-cell office:value-type="string" calcext:value-type="string">
            <text:p>open  18:30 / start 19:00　前売券￥2300 / 当日券￥28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3</text:p>
          </table:table-cell>
          <table:table-cell office:value-type="string" calcext:value-type="string">
            <text:p>“GARAGE20周年記念公演”</text:p>
          </table:table-cell>
          <table:table-cell office:value-type="string" calcext:value-type="string">
            <text:p>metro polica(大阪) / PHOTON / EZYPT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4</text:p>
          </table:table-cell>
          <table:table-cell office:value-type="string" calcext:value-type="string">
            <text:p>“ストレンジドラマ presents 「笑う花」レコ発記念３マンライヴ 「あなたのせつなさに、新しい単位を。」”</text:p>
          </table:table-cell>
          <table:table-cell office:value-type="string" calcext:value-type="string">
            <text:p>ストレンジドラマ / full full full / CHAPA</text:p>
          </table:table-cell>
          <table:table-cell office:value-type="string" calcext:value-type="string">
            <text:p>open  18:30 / start 19:00　前売券￥2500 / 当日券未定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5</text:p>
          </table:table-cell>
          <table:table-cell office:value-type="string" calcext:value-type="string">
            <text:p>““GARAGE 20th Anniversary” ONBU LIVE #003「MEETING」”</text:p>
          </table:table-cell>
          <table:table-cell office:value-type="string" calcext:value-type="string">
            <text:p>佐藤千明＆津野米咲（from 赤い公園） / 奇妙礼太郎 / Special Secret Guest / Guest DJ：PUNPEE / Opening Act：paraboLa / DJ：高木“JET”晋一郎（ONBU）</text:p>
          </table:table-cell>
          <table:table-cell office:value-type="string" calcext:value-type="string">
            <text:p>open  18:00 / start 19:00　前売券￥3300 / 当日券￥35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6</text:p>
          </table:table-cell>
          <table:table-cell office:value-type="string" calcext:value-type="string">
            <text:p>“GOOD BYE APRILワンマン「YOUR EYES」〜GARAGE 20th Anniversary〜”</text:p>
          </table:table-cell>
          <table:table-cell office:value-type="string" calcext:value-type="string">
            <text:p>GOOD BYE APRIL</text:p>
          </table:table-cell>
          <table:table-cell office:value-type="string" calcext:value-type="string">
            <text:p>open  18:30 / start 19:00　前売券￥2000 / 当日券￥25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7</text:p>
          </table:table-cell>
          <table:table-cell office:value-type="string" calcext:value-type="string">
            <text:p>“GARAGE 20th Anniversary”</text:p>
          </table:table-cell>
          <table:table-cell office:value-type="string" calcext:value-type="string">
            <text:p>SNAPPERS × ハックルベリーフィン</text:p>
          </table:table-cell>
          <table:table-cell office:value-type="string" calcext:value-type="string">
            <text:p>open  16:30 / start 17:00　br2nThank you!! SOLD OUT!!</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8</text:p>
          </table:table-cell>
          <table:table-cell office:value-type="string" calcext:value-type="string">
            <text:p>“GARAGE20周年記念公演”</text:p>
          </table:table-cell>
          <table:table-cell office:value-type="string" calcext:value-type="string">
            <text:p>READ AROUD / 逆境クォーツ / the Village Papas / GEMINI</text:p>
          </table:table-cell>
          <table:table-cell office:value-type="string" calcext:value-type="string">
            <text:p>open  18:00 / start 18:30　前売券￥2300 / 当日券￥2800 / 高校生￥10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29</text:p>
          </table:table-cell>
          <table:table-cell office:value-type="string" calcext:value-type="string">
            <text:p>“GARAGE 20th Anniversary”</text:p>
          </table:table-cell>
          <table:table-cell office:value-type="string" calcext:value-type="string">
            <text:p>カンパネルラ / コーチガリー / Lighty-Light / 高橋レオ(TOY・lifetime)</text:p>
          </table:table-cell>
          <table:table-cell office:value-type="string" calcext:value-type="string">
            <text:p>open  17:30 / start 18:00　前売券￥2800 / 当日券￥3300 (共にドリンク代別￥500)</text:p>
          </table:table-cell>
          <table:table-cell table:number-columns-repeated="1018"/>
        </table:table-row>
        <table:table-row table:style-name="ro4">
          <table:table-cell office:value-type="float" office:value="70" calcext:value-type="float">
            <text:p>70</text:p>
          </table:table-cell>
          <table:table-cell office:value-type="string" calcext:value-type="string">
            <text:p>0430</text:p>
          </table:table-cell>
          <table:table-cell office:value-type="string" calcext:value-type="string">
            <text:p>“GARAGE20周年記念公演”</text:p>
          </table:table-cell>
          <table:table-cell office:value-type="string" calcext:value-type="string">
            <text:p>Made in Asia / Rahulas / the Peace Side Hotel / 他</text:p>
          </table:table-cell>
          <table:table-cell office:value-type="string" calcext:value-type="string">
            <text:p>open  18:00 / start 18:30　前売券￥2300 / 当日券￥2800 (共にドリンク代別￥500)</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1</text:p>
          </table:table-cell>
          <table:table-cell office:value-type="string" calcext:value-type="string">
            <text:p>下北沢屋根裏 PRESENTSbr2n【ファンタスティックヤネウラvol.253】</text:p>
          </table:table-cell>
          <table:table-cell office:value-type="string" calcext:value-type="string">
            <text:p>THE昭和ロマンズbr2nthe Kerfbr2n『ツキミタイヨウ』br2nGhost Town Regretsbr2nレシピ×レシピ</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2</text:p>
          </table:table-cell>
          <table:table-cell office:value-type="string" calcext:value-type="string">
            <text:p>下北沢屋根裏 PRESENTSbr2n【ファンタスティックヤネウラvol.254】</text:p>
          </table:table-cell>
          <table:table-cell office:value-type="string" calcext:value-type="string">
            <text:p>NOGIKUbr2nNAGAIbr2nknoctericabr2nGiMMiC KNOTEbr2nTHE ADAMSKYbr2nthe Woodpecker</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3</text:p>
          </table:table-cell>
          <table:table-cell office:value-type="string" calcext:value-type="string">
            <text:p>下北沢屋根裏 PRESENTSbr2n【エキゾチックヤネウラvol.118】</text:p>
          </table:table-cell>
          <table:table-cell office:value-type="string" calcext:value-type="string">
            <text:p>蟲の考証br2nワンコードbr2nthe knowlusbr2nes-navybr2nZOWACKY(ex.YOUCHIMACKY)</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4</text:p>
          </table:table-cell>
          <table:table-cell office:value-type="string" calcext:value-type="string">
            <text:p>菅沼(P.G Good Taste) PRESENTSbr2n【ぱぴよんNIGHT vol.1】</text:p>
          </table:table-cell>
          <table:table-cell office:value-type="string" calcext:value-type="string">
            <text:p>P.G Good Tastebr2niromukbr2nIndians(茨城)br2nアブノーマルスーパースターズbr2nLie Lay Landbr2nquizmanz</text:p>
          </table:table-cell>
          <table:table-cell office:value-type="string" calcext:value-type="string">
            <text:p>18:00/18:30br2n1,800YEN/2,3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5</text:p>
          </table:table-cell>
          <table:table-cell office:value-type="string" calcext:value-type="string">
            <text:p>-DAY TIME-br2nアカツキ. PRESENTSbr2n【AKATUKI. A GO!! GO!! TOUR FINAL-ONEMAN-】</text:p>
          </table:table-cell>
          <table:table-cell/>
          <table:table-cell office:value-type="string" calcext:value-type="string">
            <text:p>13:00/13:30br2n2,000YEN/2,5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5</text:p>
          </table:table-cell>
          <table:table-cell office:value-type="string" calcext:value-type="string">
            <text:p>-NIGHT TIME-br2nアカツキ. PRESENTSbr2n【AKATUKI. A GO!! GO!! TOUR FINAL IN YANEURA】</text:p>
          </table:table-cell>
          <table:table-cell office:value-type="string" calcext:value-type="string">
            <text:p>アカツキ.br2nFHOOTERSbr2nHi-TOUCH Rookiesbr2nTHE SNEEZEbr2nTEAM VERYSbr2n桃尻東京テレビジョンbr2nロマンチストbr2n日々br2netc</text:p>
          </table:table-cell>
          <table:table-cell office:value-type="string" calcext:value-type="string">
            <text:p>16:00/16:30br2n2,500YEN/3,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5</text:p>
          </table:table-cell>
          <table:table-cell office:value-type="string" calcext:value-type="string">
            <text:p>ワンマン、イベント通し予約br2n3,900YEN</text:p>
          </table:table-cell>
          <table:table-cell table:number-columns-repeated="1020"/>
        </table:table-row>
        <table:table-row table:style-name="ro4">
          <table:table-cell office:value-type="float" office:value="71" calcext:value-type="float">
            <text:p>71</text:p>
          </table:table-cell>
          <table:table-cell office:value-type="string" calcext:value-type="string">
            <text:p>0406</text:p>
          </table:table-cell>
          <table:table-cell office:value-type="string" calcext:value-type="string">
            <text:p>下北沢屋根裏 PRESENTSbr2n【ファンタスティックヤネウラvol.255】</text:p>
          </table:table-cell>
          <table:table-cell office:value-type="string" calcext:value-type="string">
            <text:p>メトロノームズbr2nのらくら。br2nTobr2nノラリクラリbr2nthe Revaiz</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7</text:p>
          </table:table-cell>
          <table:table-cell office:value-type="string" calcext:value-type="string">
            <text:p>下北沢屋根裏 PRESENTSbr2n【LOVE&amp;ACOUSTIC vol,110】</text:p>
          </table:table-cell>
          <table:table-cell office:value-type="string" calcext:value-type="string">
            <text:p>中川千明br2n赤木勇司br2n緒環龍之介・坂本龍一br2n大木大地br2n三上隼br2n大河内大祐br2n松下直樹</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09</text:p>
          </table:table-cell>
          <table:table-cell office:value-type="string" calcext:value-type="string">
            <text:p>下北沢屋根裏 PRESENTSbr2n【エキゾチックヤネウラvol.119】</text:p>
          </table:table-cell>
          <table:table-cell office:value-type="string" calcext:value-type="string">
            <text:p>ネコタルト崩壊br2nドラマ待ちbr2n極東ピーコックbr2nMuscle Soul(愛知)br2nThe Astro 5br2nこたけ</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0</text:p>
          </table:table-cell>
          <table:table-cell office:value-type="string" calcext:value-type="string">
            <text:p>下北沢屋根裏 PRESENTSbr2n【屋根裏大爆発vol.15】</text:p>
          </table:table-cell>
          <table:table-cell office:value-type="string" calcext:value-type="string">
            <text:p>クズ＆ピースbr2nMasterBaconsbr2nありったけの世界br2n恐竜人間br2nジャリボーイズ</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1</text:p>
          </table:table-cell>
          <table:table-cell office:value-type="string" calcext:value-type="string">
            <text:p>下北沢屋根裏 PRESENTSbr2n【ファンタスティックヤネウラvol.256】</text:p>
          </table:table-cell>
          <table:table-cell office:value-type="string" calcext:value-type="string">
            <text:p>Marvinbr2nAudacity(栃木)br2nエソラパルフェットbr2nリガーナッツbr2nYUDENbr2nSecret &amp; Dear</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2</text:p>
          </table:table-cell>
          <table:table-cell office:value-type="string" calcext:value-type="string">
            <text:p>マンダラボーイズ PRESENTSbr2n【マンダラボーイズレコ発〜第１回仲直りサミット〜】</text:p>
          </table:table-cell>
          <table:table-cell office:value-type="string" calcext:value-type="string">
            <text:p>マンダラボーイズbr2nカイザーストロングバーツbr2nJOHNNY PARKbr2nMUKUbr2nRATTLERZbr2nO.A竿姉妹</text:p>
          </table:table-cell>
          <table:table-cell office:value-type="string" calcext:value-type="string">
            <text:p>17:30/18:00br2n1,800YEN/2,3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3</text:p>
          </table:table-cell>
          <table:table-cell office:value-type="string" calcext:value-type="string">
            <text:p>-DAY TIME-br2nパラレルエニーボックスbr2n404br2nFOOLISH MOTHbr2nELECTRIC GYPSIES</text:p>
          </table:table-cell>
          <table:table-cell/>
          <table:table-cell office:value-type="string" calcext:value-type="string">
            <text:p>12:00/12:30br2n1,300YEN/1,6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3</text:p>
          </table:table-cell>
          <table:table-cell office:value-type="string" calcext:value-type="string">
            <text:p>-NIGHT TIME-br2n下北沢屋根裏 PRESENTSbr2n【膨張力vol.16】</text:p>
          </table:table-cell>
          <table:table-cell office:value-type="string" calcext:value-type="string">
            <text:p>真夜中ブランケットbr2nぬbr2nジョニーの憂鬱br2n夕暮れの動物園br2nbarbalipbr2nthe Perfect Sports</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4</text:p>
          </table:table-cell>
          <table:table-cell office:value-type="string" calcext:value-type="string">
            <text:p>下北沢屋根裏 PRESENTSbr2n【LOVE&amp;ACOUSTIC vol,111】</text:p>
          </table:table-cell>
          <table:table-cell office:value-type="string" calcext:value-type="string">
            <text:p>ベンジャミンbr2n垂沢ハヤトbr2nゆうやけbr2n石井宏和br2nみのる(サニークラッカー)br2nシンタロー＆the FRIENDSbr2n東京ジョー</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5</text:p>
          </table:table-cell>
          <table:table-cell office:value-type="string" calcext:value-type="string">
            <text:p>下北沢屋根裏 PRESENTSbr2n【エキゾチックヤネウラVol.120】</text:p>
          </table:table-cell>
          <table:table-cell office:value-type="string" calcext:value-type="string">
            <text:p>よいの魚br2nカメレオン塗料br2nEmerald Mermaid Landbr2nPleasure Dropsbr2nin and outbr2nthe Wameki</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6</text:p>
          </table:table-cell>
          <table:table-cell office:value-type="string" calcext:value-type="string">
            <text:p>下北沢屋根裏 PRESENTSbr2n【ファンタスティックヤネウラvol.257】</text:p>
          </table:table-cell>
          <table:table-cell office:value-type="string" calcext:value-type="string">
            <text:p>well done sabotagebr2nZackbr2n百長(名古屋)br2nMAD SCIENTISTbr2nアストラルブルウ</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7</text:p>
          </table:table-cell>
          <table:table-cell office:value-type="string" calcext:value-type="string">
            <text:p>下北沢屋根裏 PRESENTSbr2n【屋根裏大爆発vol.16】</text:p>
          </table:table-cell>
          <table:table-cell office:value-type="string" calcext:value-type="string">
            <text:p>GREEN BEARbr2n錯乱坊主br2nqoyotlbr2nMARINE BLUEbr2nグラスオブキャプテン(大阪)br2nザ・アイドルズ</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8</text:p>
          </table:table-cell>
          <table:table-cell office:value-type="string" calcext:value-type="string">
            <text:p>下北沢屋根裏 PRESENTSbr2n【存在証明vol.4】</text:p>
          </table:table-cell>
          <table:table-cell office:value-type="string" calcext:value-type="string">
            <text:p>The yellow crabbr2nThe Rayleighbr2nハングオーバーbr2nSound a la Carte</text:p>
          </table:table-cell>
          <table:table-cell office:value-type="string" calcext:value-type="string">
            <text:p>18:30/19:0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19</text:p>
          </table:table-cell>
          <table:table-cell office:value-type="string" calcext:value-type="string">
            <text:p>-DAY TIME-br2nりゅう庵T2 PRESENTSbr2n【】</text:p>
          </table:table-cell>
          <table:table-cell office:value-type="string" calcext:value-type="string">
            <text:p>りゅう庵T2br2ntiger mossbr2n:/: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419</text:p>
          </table:table-cell>
          <table:table-cell office:value-type="string" calcext:value-type="string">
            <text:p>-NIGHT TIME-br2nSHOCK WAVE PRESENTSbr2n【1st minialbum「Song for you」レコ発ツアーファイナル】</text:p>
          </table:table-cell>
          <table:table-cell office:value-type="string" calcext:value-type="string">
            <text:p>SHOCK WAVEbr2nGREEN BEARbr2nザ・ポニーズbr2nペロインタウンbr2nプレイフルガイズbr2nセクシーパンサー</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0</text:p>
          </table:table-cell>
          <table:table-cell office:value-type="string" calcext:value-type="string">
            <text:p>サイダーズ×屋根裏 PRESENTSbr2n【ミサイルに火をつけて vol.4〜春はバケモノ〜】</text:p>
          </table:table-cell>
          <table:table-cell office:value-type="string" calcext:value-type="string">
            <text:p>サイダーズbr2nあのQUINTETbr2nニシエ東野br2nMoth-eatenbr2nNOIZZbr2n徒然と</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1</text:p>
          </table:table-cell>
          <table:table-cell office:value-type="string" calcext:value-type="string">
            <text:p>下北沢屋根裏 PRESENTSbr2n【LOVE&amp;ACOUSTIC vol,112】</text:p>
          </table:table-cell>
          <table:table-cell office:value-type="string" calcext:value-type="string">
            <text:p>加藤夕佳br2n小川泰広br2n伊藤聡br2n飯高義晃br2nコセキダイカ＠ennbr2nBOKUZENbr2nCaTempo</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2</text:p>
          </table:table-cell>
          <table:table-cell office:value-type="string" calcext:value-type="string">
            <text:p>下北沢屋根裏 PRESENTSbr2n【YANEURA Be Good!vol.6】</text:p>
          </table:table-cell>
          <table:table-cell office:value-type="string" calcext:value-type="string">
            <text:p>MAN THREE RAINbr2nThe Volsteadbr2nB-Bone Wemenbr2n&amp; KAZOObr2nWingwood and Jean</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3</text:p>
          </table:table-cell>
          <table:table-cell office:value-type="string" calcext:value-type="string">
            <text:p>下北沢屋根裏 PRESENTSbr2n【ファンタスティックヤネウラvol.258】</text:p>
          </table:table-cell>
          <table:table-cell office:value-type="string" calcext:value-type="string">
            <text:p>tic tac casebr2nnociw kantobr2nアノバンドbr2nPEKO ROMANSbr2nホワイトカメレオン(山梨)br2nE-Push</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4</text:p>
          </table:table-cell>
          <table:table-cell office:value-type="string" calcext:value-type="string">
            <text:p>下北沢屋根裏 PRESENTSbr2n【ヤネウラショウvol.28】</text:p>
          </table:table-cell>
          <table:table-cell office:value-type="string" calcext:value-type="string">
            <text:p>THE GOOD HOPE(名古屋)br2nTHE STICKMANbr2nAGUbr2nFooligun</text:p>
          </table:table-cell>
          <table:table-cell office:value-type="string" calcext:value-type="string">
            <text:p>18:30/19:0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5</text:p>
          </table:table-cell>
          <table:table-cell office:value-type="string" calcext:value-type="string">
            <text:p>Slow Light PRESENTSbr2n【1st single release live 〜Hello World and 『Goodbye Friends〜』】</text:p>
          </table:table-cell>
          <table:table-cell office:value-type="string" calcext:value-type="string">
            <text:p>Slow Lightbr2nあのQUINTETbr2n黒髪アナーキーbr2nPuppet and her picture bookbr2n二人br2nバンキッッシュ</text:p>
          </table:table-cell>
          <table:table-cell office:value-type="string" calcext:value-type="string">
            <text:p>17:30/18:0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6</text:p>
          </table:table-cell>
          <table:table-cell office:value-type="string" calcext:value-type="string">
            <text:p>cogsworth PRESENTSbr2n【】</text:p>
          </table:table-cell>
          <table:table-cell office:value-type="string" calcext:value-type="string">
            <text:p>cogsworthbr2n朝日野健太(band set)br2nchien-chien</text:p>
          </table:table-cell>
          <table:table-cell office:value-type="string" calcext:value-type="string">
            <text:p>18:00/18:30br2n1,8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7</text:p>
          </table:table-cell>
          <table:table-cell office:value-type="string" calcext:value-type="string">
            <text:p>-DAY TIME-br2nthe おムライスbr2nMSBbr2nLille</text:p>
          </table:table-cell>
          <table:table-cell/>
          <table:table-cell office:value-type="string" calcext:value-type="string">
            <text:p>12:00/12:30br2n1,300YEN/1,6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7</text:p>
          </table:table-cell>
          <table:table-cell office:value-type="string" calcext:value-type="string">
            <text:p>-NIGHT TIME-br2nKIKORI&amp;THE MALTERS PRESENTSbr2n【月曜日がやってくる　イヤー！イヤー！イヤー！vol.2】</text:p>
          </table:table-cell>
          <table:table-cell office:value-type="string" calcext:value-type="string">
            <text:p>KIKORI&amp;THE MALTERSbr2nターミナルジャイブbr2nランブルベイビーズbr2nトレモロランプbr2npicniquip</text:p>
          </table:table-cell>
          <table:table-cell office:value-type="string" calcext:value-type="string">
            <text:p>17:30/18:00br2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8</text:p>
          </table:table-cell>
          <table:table-cell office:value-type="string" calcext:value-type="string">
            <text:p>369 PRESENTSbr2n【369、バンドやめるってよ。】</text:p>
          </table:table-cell>
          <table:table-cell office:value-type="string" calcext:value-type="string">
            <text:p>369br2nfogliarbr2n冷静br2nFlying Bearsbr2nマンダラボーイズbr2nNINO NINO SAYOCO</text:p>
          </table:table-cell>
          <table:table-cell office:value-type="string" calcext:value-type="string">
            <text:p>18:00/18:30br2n1.5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29</text:p>
          </table:table-cell>
          <table:table-cell office:value-type="string" calcext:value-type="string">
            <text:p>TROTRAD×Selfarm（北海道） PRESENTSbr2n【屋根裏なんまらナイト！】</text:p>
          </table:table-cell>
          <table:table-cell office:value-type="string" calcext:value-type="string">
            <text:p>TROTRADbr2nSelfarm（北海道）br2nThe Homesicksbr2nオレンジグライダーbr2nメロマランディbr2nメスキノコ</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430</text:p>
          </table:table-cell>
          <table:table-cell office:value-type="string" calcext:value-type="string">
            <text:p>下北沢屋根裏 PRESENTSbr2n【ファンタスティックヤネウラvol.259】</text:p>
          </table:table-cell>
          <table:table-cell office:value-type="string" calcext:value-type="string">
            <text:p>海王丸(福島)br2nリガーナッツbr2nRhythmi Ca Loosersbr2nシンクロメトリー</text:p>
          </table:table-cell>
          <table:table-cell office:value-type="string" calcext:value-type="string">
            <text:p>18:30/19:0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2</text:p>
          </table:table-cell>
          <table:table-cell office:value-type="string" calcext:value-type="string">
            <text:p>下北沢屋根裏 PRESENTSbr2n【】</text:p>
          </table:table-cell>
          <table:table-cell office:value-type="string" calcext:value-type="string">
            <text:p>nano scale hatebr2nsunny sidebr2nOops!!!!br2nまだ、黄緑色のミカン。</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3</text:p>
          </table:table-cell>
          <table:table-cell office:value-type="string" calcext:value-type="string">
            <text:p>カイザーストロングバーツ×屋根裏 PRESENTSbr2n【】</text:p>
          </table:table-cell>
          <table:table-cell office:value-type="string" calcext:value-type="string">
            <text:p>カイザーストロングバーツbr2nザ・ビンビンズbr2nイエヤスbr2nアノバンドbr2nLUCY STRIKEbr2n甲殻類</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4</text:p>
          </table:table-cell>
          <table:table-cell office:value-type="string" calcext:value-type="string">
            <text:p>POOL-0×屋根裏 PRESENTSbr2n【】</text:p>
          </table:table-cell>
          <table:table-cell office:value-type="string" calcext:value-type="string">
            <text:p>POOL-0br2nChapter linebr2n夕暮れの動物園br2nHalobr2n軍艦オクトパスbr2nwell done sabotage</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5</text:p>
          </table:table-cell>
          <table:table-cell office:value-type="string" calcext:value-type="string">
            <text:p>Pinky in the Pool PRESENTSbr2n【】</text:p>
          </table:table-cell>
          <table:table-cell office:value-type="string" calcext:value-type="string">
            <text:p>:/: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06</text:p>
          </table:table-cell>
          <table:table-cell office:value-type="string" calcext:value-type="string">
            <text:p>錯乱坊主 PRESENTSbr2n【】</text:p>
          </table:table-cell>
          <table:table-cell office:value-type="string" calcext:value-type="string">
            <text:p>錯乱坊主br2nザ・ビンビンズbr2n:/: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07</text:p>
          </table:table-cell>
          <table:table-cell office:value-type="string" calcext:value-type="string">
            <text:p>下北沢屋根裏 PRESENTSbr2n【LOVE&amp;ACOUSTIC vol,】</text:p>
          </table:table-cell>
          <table:table-cell office:value-type="string" calcext:value-type="string">
            <text:p>ナガトメマサヒロ(アトノマツリ)br2n大谷修登br2n上村昌也br2n垂沢ハヤトbr2n武石裕作(アストラルブルウ)br2nはらぺこbr2n横田悠二(栃木)</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8</text:p>
          </table:table-cell>
          <table:table-cell office:value-type="string" calcext:value-type="string">
            <text:p>下北沢屋根裏 PRESENTSbr2n【】</text:p>
          </table:table-cell>
          <table:table-cell office:value-type="string" calcext:value-type="string">
            <text:p>あしたサナギ(栃木)br2nwell done sabotagebr2nOnion Jackbr2njunkidbr2n256</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09</text:p>
          </table:table-cell>
          <table:table-cell office:value-type="string" calcext:value-type="string">
            <text:p>下北沢屋根裏 PRESENTSbr2n【】</text:p>
          </table:table-cell>
          <table:table-cell office:value-type="string" calcext:value-type="string">
            <text:p>THE ひょうろく玉br2n高校生ロック(名古屋)br2nTHE JONATHANbr2nThee Ganadorrbr2n天王洲アイル(仮)br2nこがらし</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0</text:p>
          </table:table-cell>
          <table:table-cell office:value-type="string" calcext:value-type="string">
            <text:p>ザ・ポニーズ PRESENTSbr2n【ザ・ポニーズ復活企画第二弾〜生きるか死ぬかロックするか!!vol.3〜】</text:p>
          </table:table-cell>
          <table:table-cell office:value-type="string" calcext:value-type="string">
            <text:p>ザ・ポニーズbr2nナミダロジックbr2n峨樹丸br2n錯乱坊主br2nマヨナカbr2nSHOCK WAVEbr2n:/:br2n1,800YEN/2,300YEN</text:p>
          </table:table-cell>
          <table:table-cell table:number-columns-repeated="1019"/>
        </table:table-row>
        <table:table-row table:style-name="ro3">
          <table:table-cell office:value-type="float" office:value="71" calcext:value-type="float">
            <text:p>71</text:p>
          </table:table-cell>
          <table:table-cell office:value-type="string" calcext:value-type="string">
            <text:p>0511</text:p>
          </table:table-cell>
          <table:table-cell office:value-type="string" calcext:value-type="string">
            <text:p>-DAY TIME-br2nELECTRIC GYPSIESbr2nTHE BEBOP</text:p>
          </table:table-cell>
          <table:table-cell/>
          <table:table-cell office:value-type="string" calcext:value-type="string">
            <text:p>12:00/12:30br2n1,300YEN/1,6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1</text:p>
          </table:table-cell>
          <table:table-cell office:value-type="string" calcext:value-type="string">
            <text:p>-NIGHT TIME-br2n下北沢屋根裏 PRESENTSbr2n【】</text:p>
          </table:table-cell>
          <table:table-cell office:value-type="string" calcext:value-type="string">
            <text:p>真夜中ブランケットbr2n思考名鑑br2nthe Knowlusbr2nENGmalbr2nCULT BURY RIOT・太陽の王国br2nThe Astro 5</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2</text:p>
          </table:table-cell>
          <table:table-cell office:value-type="string" calcext:value-type="string">
            <text:p>GOOD-DAY PRESENTSbr2n【10th Anniversary aobozu LIVE 2014「OTOMOTO　〜膝蹴り男編〜」】</text:p>
          </table:table-cell>
          <table:table-cell office:value-type="string" calcext:value-type="string">
            <text:p>藍坊主ワンマンライブ</text:p>
          </table:table-cell>
          <table:table-cell office:value-type="string" calcext:value-type="string">
            <text:p>18:15/19:00br2n3,800YEN/4,3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3</text:p>
          </table:table-cell>
          <table:table-cell office:value-type="string" calcext:value-type="string">
            <text:p>下北沢屋根裏 PRESENTSbr2n【LOVE&amp;ACOUSTIC vol,】</text:p>
          </table:table-cell>
          <table:table-cell office:value-type="string" calcext:value-type="string">
            <text:p>Masashi Tamurabr2nRocking Persimonbr2n小川泰広br2n正木健太郎(海中庭園)br2n金野裕樹br2nシラジラシー</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4</text:p>
          </table:table-cell>
          <table:table-cell office:value-type="string" calcext:value-type="string">
            <text:p>下北沢屋根裏 PRESENTSbr2n【】</text:p>
          </table:table-cell>
          <table:table-cell office:value-type="string" calcext:value-type="string">
            <text:p>高山晴透br2n僕の真実br2nNocturnbr2nPRIME TONEbr2nPEKO ROMANS</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6</text:p>
          </table:table-cell>
          <table:table-cell office:value-type="string" calcext:value-type="string">
            <text:p>下北沢屋根裏 PRESENTSbr2n【】</text:p>
          </table:table-cell>
          <table:table-cell office:value-type="string" calcext:value-type="string">
            <text:p>リディキュラスラビッシュbr2nSERNICbr2nザ・アイドルズ</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17</text:p>
          </table:table-cell>
          <table:table-cell office:value-type="string" calcext:value-type="string">
            <text:p>SEVEN DAYS WEEKEND PRESENTSbr2n【Trust Over Thirty〜朱夏】</text:p>
          </table:table-cell>
          <table:table-cell office:value-type="string" calcext:value-type="string">
            <text:p>SEVEN DAYS WEEKENDbr2nTHE ELEKINGbr2nUZU'zbr2nユーセフ・カサブランカbr2nカラス79br2n(O.G)ザ・ビンビンズbr2nDJ 熊谷茂樹・J☆Mbr2n:/: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18</text:p>
          </table:table-cell>
          <table:table-cell office:value-type="string" calcext:value-type="string">
            <text:p>Flipside PRESENTSbr2n【】</text:p>
          </table:table-cell>
          <table:table-cell office:value-type="string" calcext:value-type="string">
            <text:p>:/: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19</text:p>
          </table:table-cell>
          <table:table-cell office:value-type="string" calcext:value-type="string">
            <text:p>下北沢屋根裏 PRESENTSbr2n【LOVE&amp;ACOUSTIC vol,】</text:p>
          </table:table-cell>
          <table:table-cell office:value-type="string" calcext:value-type="string">
            <text:p>篠咲シロbr2n神様ドローンQbr2n高野恵介(DOLLS SPEAKER)br2n関根卓也br2n後藤克徳(名古屋)br2nわーるどbr2n大河内大祐</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0</text:p>
          </table:table-cell>
          <table:table-cell office:value-type="string" calcext:value-type="string">
            <text:p>下北沢屋根裏 PRESENTSbr2n【】</text:p>
          </table:table-cell>
          <table:table-cell office:value-type="string" calcext:value-type="string">
            <text:p>オ昼寝インソムニアbr2nアグリーとルネbr2n夕凪に沈むbr2nMississippi Duck Festivalbr2nPANDA HEAD</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1</text:p>
          </table:table-cell>
          <table:table-cell office:value-type="string" calcext:value-type="string">
            <text:p>下北沢屋根裏 PRESENTSbr2n【】</text:p>
          </table:table-cell>
          <table:table-cell office:value-type="string" calcext:value-type="string">
            <text:p>THE MYHALLEY(京都)br2nあのQUINTETbr2nRhythmi Ca Loosersbr2nnekonekkokonekobr2nacacibr2nes-navy</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3</text:p>
          </table:table-cell>
          <table:table-cell office:value-type="string" calcext:value-type="string">
            <text:p>下北沢屋根裏 PRESENTSbr2n【】</text:p>
          </table:table-cell>
          <table:table-cell office:value-type="string" calcext:value-type="string">
            <text:p>Pilot(三重)br2nSuper Fictionbr2nMarvinbr2nアストラルブルウbr2nDUTCHDADDYbr2nモクメノキ</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4</text:p>
          </table:table-cell>
          <table:table-cell office:value-type="string" calcext:value-type="string">
            <text:p>Master Bacons PRESENTSbr2n【】</text:p>
          </table:table-cell>
          <table:table-cell office:value-type="string" calcext:value-type="string">
            <text:p>Master Baconsbr2nTHE BLIND MONKEYSbr2nザ・世界大戦ズbr2nザ・ビンビンズbr2nアドレナリンズbr2n:/: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25</text:p>
          </table:table-cell>
          <table:table-cell office:value-type="string" calcext:value-type="string">
            <text:p>-DAY TIME-br2nHondo Raccoon Dogsbr2nForget me notbr2nジョゼbr2n海中庭園</text:p>
          </table:table-cell>
          <table:table-cell/>
          <table:table-cell office:value-type="string" calcext:value-type="string">
            <text:p>12:00/12:30br2n1,300YEN/1,6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5</text:p>
          </table:table-cell>
          <table:table-cell office:value-type="string" calcext:value-type="string">
            <text:p>-NIGHT TIME-br2n日々 PRESENTSbr2n【】</text:p>
          </table:table-cell>
          <table:table-cell office:value-type="string" calcext:value-type="string">
            <text:p>日々br2nThe holy'sbr2nTHE GUNPANSbr2nTROTRADbr2nかずきちトリオbr2nエイトビート専門店</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6</text:p>
          </table:table-cell>
          <table:table-cell office:value-type="string" calcext:value-type="string">
            <text:p>byrjun records PRESENTSbr2n【】</text:p>
          </table:table-cell>
          <table:table-cell office:value-type="string" calcext:value-type="string">
            <text:p>:/:br2nYEN/YEN</text:p>
          </table:table-cell>
          <table:table-cell table:number-columns-repeated="1019"/>
        </table:table-row>
        <table:table-row table:style-name="ro4">
          <table:table-cell office:value-type="float" office:value="71" calcext:value-type="float">
            <text:p>71</text:p>
          </table:table-cell>
          <table:table-cell office:value-type="string" calcext:value-type="string">
            <text:p>0527</text:p>
          </table:table-cell>
          <table:table-cell office:value-type="string" calcext:value-type="string">
            <text:p>下北沢屋根裏 PRESENTSbr2n【LOVE&amp;ACOUSTIC vol,】</text:p>
          </table:table-cell>
          <table:table-cell office:value-type="string" calcext:value-type="string">
            <text:p>ベンジャミンbr2n北斗(LUCY STRIKE)br2nthe 真実薔薇br2n望月秋生br2n川崎翔平(Wingwood and Jean)br2nサイガユウスケ(Go Home Quickly)</text:p>
          </table:table-cell>
          <table:table-cell office:value-type="string" calcext:value-type="string">
            <text:p>18:00/18:30br2n1,500YEN/1,8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8</text:p>
          </table:table-cell>
          <table:table-cell office:value-type="string" calcext:value-type="string">
            <text:p>下北沢屋根裏 PRESENTSbr2n【】</text:p>
          </table:table-cell>
          <table:table-cell office:value-type="string" calcext:value-type="string">
            <text:p>POSTCARDbr2n冷静br2nエソラパルフェット</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29</text:p>
          </table:table-cell>
          <table:table-cell office:value-type="string" calcext:value-type="string">
            <text:p>下北沢屋根裏 PRESENTSbr2n【】</text:p>
          </table:table-cell>
          <table:table-cell office:value-type="string" calcext:value-type="string">
            <text:p>カメレオン塗料br2nSuesetsbr2nFooligun</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30</text:p>
          </table:table-cell>
          <table:table-cell office:value-type="string" calcext:value-type="string">
            <text:p>下北沢屋根裏 PRESENTSbr2n【】</text:p>
          </table:table-cell>
          <table:table-cell office:value-type="string" calcext:value-type="string">
            <text:p>CHICKEN THE SUN(大阪)br2nWingwood and Jeanbr2nThe Volsteadbr2nsky walk paradebr2nマンダラボーイズ</text:p>
          </table:table-cell>
          <table:table-cell office:value-type="string" calcext:value-type="string">
            <text:p>18:00/18:30br2n1,800YEN/2,000YEN</text:p>
          </table:table-cell>
          <table:table-cell table:number-columns-repeated="1018"/>
        </table:table-row>
        <table:table-row table:style-name="ro4">
          <table:table-cell office:value-type="float" office:value="71" calcext:value-type="float">
            <text:p>71</text:p>
          </table:table-cell>
          <table:table-cell office:value-type="string" calcext:value-type="string">
            <text:p>0531</text:p>
          </table:table-cell>
          <table:table-cell office:value-type="string" calcext:value-type="string">
            <text:p>snooth PRESENTSbr2n【】</text:p>
          </table:table-cell>
          <table:table-cell office:value-type="string" calcext:value-type="string">
            <text:p>snoothbr2nHIGH BONE MUSCLEbr2na chily acterbr2nthe sound trackbr2nRECONNECTbr2nとけた電球br2n:/:br2nYEN/YEN</text:p>
          </table:table-cell>
          <table:table-cell table:number-columns-repeated="1019"/>
        </table:table-row>
        <table:table-row table:style-name="ro4">
          <table:table-cell office:value-type="float" office:value="72" calcext:value-type="float">
            <text:p>72</text:p>
          </table:table-cell>
          <table:table-cell office:value-type="string" calcext:value-type="string">
            <text:p>0401</text:p>
          </table:table-cell>
          <table:table-cell office:value-type="string" calcext:value-type="string">
            <text:p>NEWScript presentsbr2n『CROSS OVER ep.11</text:p>
          </table:table-cell>
          <table:table-cell office:value-type="string" calcext:value-type="string">
            <text:p>Rising Contrast br2nオクルヒト br2n天狗☆スター br2nNANOSCALE br2nEuphs br2nSQUIRTLE</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2</text:p>
          </table:table-cell>
          <table:table-cell office:value-type="string" calcext:value-type="string">
            <text:p>『Wave of Souls vol.4』</text:p>
          </table:table-cell>
          <table:table-cell office:value-type="string" calcext:value-type="string">
            <text:p>PUMPKIN SHOP br2nenn br2nJE-toi br2nclown×berry br2n-0 br2nユメウツツ</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3</text:p>
          </table:table-cell>
          <table:table-cell office:value-type="string" calcext:value-type="string">
            <text:p>オモイメグラスbr2n『コラージュとして切り取られ、残された側』br2nリリースツアーファイナル</text:p>
          </table:table-cell>
          <table:table-cell office:value-type="string" calcext:value-type="string">
            <text:p>オモイメグラス br2nピロカルピン br2nBURNOUT SYNDROMES br2nCoolRunnings</text:p>
          </table:table-cell>
          <table:table-cell office:value-type="string" calcext:value-type="string">
            <text:p>OPEN/START 18:00/18:30 br2n前売り￥2,300-（ドリンク別）/当日￥2,8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4</text:p>
          </table:table-cell>
          <table:table-cell office:value-type="string" calcext:value-type="string">
            <text:p>『3110 vol.19』</text:p>
          </table:table-cell>
          <table:table-cell office:value-type="string" calcext:value-type="string">
            <text:p>Lionic br2nNight the Skyline br2numbrella br2nSUNLIT RAIN br2nresults in cert br2nDelgesu</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5</text:p>
          </table:table-cell>
          <table:table-cell office:value-type="string" calcext:value-type="string">
            <text:p>Glowlamp×下北沢ReG presentsbr2n『”下北Music Ch.”スペシャル』</text:p>
          </table:table-cell>
          <table:table-cell office:value-type="string" calcext:value-type="string">
            <text:p>Glowlamp br2nD_Drive br2nGEEKS br2nmimic. br2nFullMooN</text:p>
          </table:table-cell>
          <table:table-cell office:value-type="string" calcext:value-type="string">
            <text:p>OPEN/START 17:30/18:00 br2n前売り￥2,500-（ドリンク別）/当日￥3,0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6</text:p>
          </table:table-cell>
          <table:table-cell office:value-type="string" calcext:value-type="string">
            <text:p>『OTONARI vol.3』br2n～Roots!～</text:p>
          </table:table-cell>
          <table:table-cell office:value-type="string" calcext:value-type="string">
            <text:p>しばえりか br2nトワレンズ br2nthe crickets br2nCOATREAL br2nBrownCrow</text:p>
          </table:table-cell>
          <table:table-cell office:value-type="string" calcext:value-type="string">
            <text:p>OPEN/START 17:30/18:00 br2n前売り￥2,500-（ドリンク別）/当日￥2,8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7</text:p>
          </table:table-cell>
          <table:table-cell office:value-type="string" calcext:value-type="string">
            <text:p>vivid undress×ロメロ×Insane presentsbr2n『Crazy for Clover』</text:p>
          </table:table-cell>
          <table:table-cell office:value-type="string" calcext:value-type="string">
            <text:p>vivid undress br2nInsane br2nロメロ br2nメロライン br2nshe.in the haze br2nシンクロニシティ</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8</text:p>
          </table:table-cell>
          <table:table-cell office:value-type="string" calcext:value-type="string">
            <text:p>NEWScript presentsbr2n『唄魂explosion vol.1』</text:p>
          </table:table-cell>
          <table:table-cell office:value-type="string" calcext:value-type="string">
            <text:p>Linear Blue br2nSPIN CROSS br2ntwichem br2n… the Sands br2nヨザクラスピカ br2nラピュシカ</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09</text:p>
          </table:table-cell>
          <table:table-cell office:value-type="string" calcext:value-type="string">
            <text:p>『Various Sounds Calling vol.34』</text:p>
          </table:table-cell>
          <table:table-cell office:value-type="string" calcext:value-type="string">
            <text:p>NAkidZ br2nfalls from the skies br2nThe PiEOTS br2nOmoinotake br2n嘘とカメレオン br2n大木 翔 (Good-bye. Lilly) br2n兼子拓也 (insomnia girl)</text:p>
          </table:table-cell>
          <table:table-cell office:value-type="string" calcext:value-type="string">
            <text:p>OPEN/START 17:00/17:3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0</text:p>
          </table:table-cell>
          <table:table-cell office:value-type="string" calcext:value-type="string">
            <text:p>Queen After Revenge × NEWScript presentsbr2n『D.O.U.B.T vol.4』</text:p>
          </table:table-cell>
          <table:table-cell office:value-type="string" calcext:value-type="string">
            <text:p>Queen After Revenge br2nRAiN br2nParasana br2numbrella br2nJack Runs In Black br2nFemtocell</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1</text:p>
          </table:table-cell>
          <table:table-cell office:value-type="string" calcext:value-type="string">
            <text:p>the irony×Furphy Amplifier×NAGAI presents.br2n『Seacret Eaglet vol.1』</text:p>
          </table:table-cell>
          <table:table-cell office:value-type="string" calcext:value-type="string">
            <text:p>the irony br2nFurphy Amplifier br2nNAGAI br2nオクルヒト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2</text:p>
          </table:table-cell>
          <table:table-cell office:value-type="string" calcext:value-type="string">
            <text:p>WOMCADOLE x ReG presents “BIWAKO IN TOKYO vol.2″br2n「夜明け前にツアー」SEMI FINAL</text:p>
          </table:table-cell>
          <table:table-cell office:value-type="string" calcext:value-type="string">
            <text:p>WOMCADOLE br2nGENNARI br2nPluto’s a Planet</text:p>
          </table:table-cell>
          <table:table-cell office:value-type="string" calcext:value-type="string">
            <text:p>OPEN/START 11:30/12: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2</text:p>
          </table:table-cell>
          <table:table-cell office:value-type="string" calcext:value-type="string">
            <text:p>JUN☆KOBA TOUR 2014 ROCK’N'ROLL COASTERbr2n-ONEWAY TICKET TO YOUR CITY-</text:p>
          </table:table-cell>
          <table:table-cell office:value-type="string" calcext:value-type="string">
            <text:p>JUN☆KOBA br2n片山ブレイカーズ&amp;ザ☆ロケンローパーティ br2nTHE LEAPS br2nSlingshot Million br2nCRACK BANQUET</text:p>
          </table:table-cell>
          <table:table-cell office:value-type="string" calcext:value-type="string">
            <text:p>OPEN/START 18:00/18:30 br2n前売り￥2,500-（ドリンク別）/当日￥3,0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3</text:p>
          </table:table-cell>
          <table:table-cell office:value-type="string" calcext:value-type="string">
            <text:p>REALFIX</text:p>
          </table:table-cell>
          <table:table-cell office:value-type="string" calcext:value-type="string">
            <text:p>ReaLife br2n死んどこ学園 br2na triangle tiala</text:p>
          </table:table-cell>
          <table:table-cell office:value-type="string" calcext:value-type="string">
            <text:p>OPEN/START 12:00/12:30 br2n前売り￥1,000-（ドリンク別）/当日￥1,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3</text:p>
          </table:table-cell>
          <table:table-cell office:value-type="string" calcext:value-type="string">
            <text:p>下北沢ReG 4th Anniversary LIVEbr2n-DREAM MATCH-</text:p>
          </table:table-cell>
          <table:table-cell office:value-type="string" calcext:value-type="string">
            <text:p>KEYTALK br2n四星球</text:p>
          </table:table-cell>
          <table:table-cell office:value-type="string" calcext:value-type="string">
            <text:p>OPEN/START 17:30/18:00 br2n前売り￥3,000-（ドリンク別）/当日￥3,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4</text:p>
          </table:table-cell>
          <table:table-cell office:value-type="string" calcext:value-type="string">
            <text:p>MADBEAVERSbr2n『2014 oneman LIVE』</text:p>
          </table:table-cell>
          <table:table-cell office:value-type="string" calcext:value-type="string">
            <text:p>MADBEAVERS</text:p>
          </table:table-cell>
          <table:table-cell office:value-type="string" calcext:value-type="string">
            <text:p>OPEN/START 19:00/19:30 br2n前売り￥4,500-（ドリンク別）/当日￥4,8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5</text:p>
          </table:table-cell>
          <table:table-cell office:value-type="string" calcext:value-type="string">
            <text:p>オトレンサ×NEWScript presentsbr2n『大原用三誕生祭』</text:p>
          </table:table-cell>
          <table:table-cell office:value-type="string" calcext:value-type="string">
            <text:p>オトレンサ br2nlayer of rhythm br2nLittle NeeM br2nNo.bitter br2nthe study room</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6</text:p>
          </table:table-cell>
          <table:table-cell office:value-type="string" calcext:value-type="string">
            <text:p>NEWScript presentsbr2n『唄魂explosion vol.2』</text:p>
          </table:table-cell>
          <table:table-cell office:value-type="string" calcext:value-type="string">
            <text:p>GLAMSLUM br2nSarpelma Arpelma br2nRag Rats (大阪) br2nresults in cert br2nThe Blue Birds br2nMister Postman</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7</text:p>
          </table:table-cell>
          <table:table-cell office:value-type="string" calcext:value-type="string">
            <text:p>NEWScript presentsbr2n『CROSS OVER ep.12』</text:p>
          </table:table-cell>
          <table:table-cell office:value-type="string" calcext:value-type="string">
            <text:p>FINE MOTION br2nFADE LEAVES br2nHolland Rop Ear br2nbranoir br2nAllene br2njack (chemical of head)</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8</text:p>
          </table:table-cell>
          <table:table-cell office:value-type="string" calcext:value-type="string">
            <text:p>オズ『WE ARE!!!』全国ツアーbr2n〜「みんなでつくる」日本武道館への道 season.1〜</text:p>
          </table:table-cell>
          <table:table-cell office:value-type="string" calcext:value-type="string">
            <text:p>オズ br2nBRAZILIANSIZE br2n矢沢洋子&amp;THE PLASMARS br2nDraft King br2nBRADIO</text:p>
          </table:table-cell>
          <table:table-cell office:value-type="string" calcext:value-type="string">
            <text:p>OPEN/START 17:30/18:00 br2n前売り￥2,500-（ドリンク別）/当日￥3,0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19</text:p>
          </table:table-cell>
          <table:table-cell office:value-type="string" calcext:value-type="string">
            <text:p>hy4_4yh Presentsbr2n全世界YAVAY化計画br2n～6ヶ月ぶち抜き、おかわりします！！</text:p>
          </table:table-cell>
          <table:table-cell office:value-type="string" calcext:value-type="string">
            <text:p>hy4_4yh br2nアップアップガールズ(仮) br2nUna</text:p>
          </table:table-cell>
          <table:table-cell office:value-type="string" calcext:value-type="string">
            <text:p>OPEN/START 18:00/18:30 br2n前売り￥3,000-（ドリンク別）/当日￥3,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0</text:p>
          </table:table-cell>
          <table:table-cell office:value-type="string" calcext:value-type="string">
            <text:p>SHIMA presents.【JOINT SOULS Vol.26】</text:p>
          </table:table-cell>
          <table:table-cell office:value-type="string" calcext:value-type="string">
            <text:p>SHIMA br2nPAN br2nJr.MONSTER br2nBRAZILIANSIZE br2nDown the Rbbit-Hole br2nおい、そこの道あけろ</text:p>
          </table:table-cell>
          <table:table-cell office:value-type="string" calcext:value-type="string">
            <text:p>OPEN/START 17:00/17:3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1</text:p>
          </table:table-cell>
          <table:table-cell office:value-type="string" calcext:value-type="string">
            <text:p>『Unearth treasure vol.4』</text:p>
          </table:table-cell>
          <table:table-cell office:value-type="string" calcext:value-type="string">
            <text:p>mimic. br2nあおしぐれ br2n柴犬LUSH br2nFemtocell br2nリアルフレイバー br2nRoom Blue br2nsalty’s</text:p>
          </table:table-cell>
          <table:table-cell office:value-type="string" calcext:value-type="string">
            <text:p>OPEN/START 17:00/17:3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2</text:p>
          </table:table-cell>
          <table:table-cell office:value-type="string" calcext:value-type="string">
            <text:p>8my hopper.×NEWScript presentsbr2n『月刊エミ通 4月号』</text:p>
          </table:table-cell>
          <table:table-cell office:value-type="string" calcext:value-type="string">
            <text:p>8my hopper. br2nIdeograph Decode br2nRigby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3</text:p>
          </table:table-cell>
          <table:table-cell office:value-type="string" calcext:value-type="string">
            <text:p>FABLED NUMBER presentsbr2n『”Might makes right tour”2013-2014 ～激震 FInal series～TOKYO EDITION』</text:p>
          </table:table-cell>
          <table:table-cell office:value-type="string" calcext:value-type="string">
            <text:p>FABLED NUMBER br2nJAWEYE br2nIdeograph Decode(O.A)</text:p>
          </table:table-cell>
          <table:table-cell office:value-type="string" calcext:value-type="string">
            <text:p>OPEN/START 18:30/19:00 br2n前売り￥2,500-（ドリンク別）/当日￥3,0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4</text:p>
          </table:table-cell>
          <table:table-cell office:value-type="string" calcext:value-type="string">
            <text:p>SQUIRTLE×NEWScript presents</text:p>
          </table:table-cell>
          <table:table-cell office:value-type="string" calcext:value-type="string">
            <text:p>SQUIRTLE br2nHALCYNO br2nLinear Blue br2narock br2nlast under score br2n… the Sands</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5</text:p>
          </table:table-cell>
          <table:table-cell office:value-type="string" calcext:value-type="string">
            <text:p>MIX MARKET &amp; CLUB No 6 presentsbr2n『SIXMIX』</text:p>
          </table:table-cell>
          <table:table-cell office:value-type="string" calcext:value-type="string">
            <text:p>MIX MARKET br2nCLUB No 6 br2nRAT br2nBo-PEEP</text:p>
          </table:table-cell>
          <table:table-cell office:value-type="string" calcext:value-type="string">
            <text:p>OPEN/START 18:30/19:00 br2n前売り￥2,800-（ドリンク別）/当日￥3,3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6</text:p>
          </table:table-cell>
          <table:table-cell office:value-type="string" calcext:value-type="string">
            <text:p>trunk presentsbr2n『春トラ』</text:p>
          </table:table-cell>
          <table:table-cell office:value-type="string" calcext:value-type="string">
            <text:p>trunk</text:p>
          </table:table-cell>
          <table:table-cell office:value-type="string" calcext:value-type="string">
            <text:p>OPEN/START 11:30/12:00 br2n前売り￥3,000-（ドリンク別）/当日￥3,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6</text:p>
          </table:table-cell>
          <table:table-cell office:value-type="string" calcext:value-type="string">
            <text:p>『KISS THE WoRLD 007 RETURNS !』br2n～キザワ007は二度生きる＼(^o^)／</text:p>
          </table:table-cell>
          <table:table-cell office:value-type="string" calcext:value-type="string">
            <text:p>KISS THE WoRLD 007</text:p>
          </table:table-cell>
          <table:table-cell office:value-type="string" calcext:value-type="string">
            <text:p>OPEN/START 18:00/19:00 br2n前売り￥4,000-（ドリンク別）/当日￥4,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7</text:p>
          </table:table-cell>
          <table:table-cell office:value-type="string" calcext:value-type="string">
            <text:p>FINE MOTION presentsbr2n『The place we love』br2n～5th E.P.「Take you to the place we love」レコ発企画～</text:p>
          </table:table-cell>
          <table:table-cell office:value-type="string" calcext:value-type="string">
            <text:p>FINE MOTION br2nスタフィングボックス br2nReady at dawn br2nブッシュ br2ninsomnia girl br2nTETOL SNOVER br2nSAY MY NAME. br2nSeptaluck</text:p>
          </table:table-cell>
          <table:table-cell office:value-type="string" calcext:value-type="string">
            <text:p>OPEN/START 16:30/17: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8</text:p>
          </table:table-cell>
          <table:table-cell office:value-type="string" calcext:value-type="string">
            <text:p>『ジェッターストリームアタック 0428』</text:p>
          </table:table-cell>
          <table:table-cell office:value-type="string" calcext:value-type="string">
            <text:p>ジェッター3 br2n96BLOCK br2nSUNPLOT br2nTHE SOLISH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29</text:p>
          </table:table-cell>
          <table:table-cell office:value-type="string" calcext:value-type="string">
            <text:p>Birth presentsbr2n『Magic Node Festival 2014』</text:p>
          </table:table-cell>
          <table:table-cell office:value-type="string" calcext:value-type="string">
            <text:p>ARCHAIC RAG STORE br2nいとをかし団 br2nUREINOMISORA br2nおい、そこの道あけろ br2nオモイメグラス br2nオワリズム弁慶 br2n空創ワルツ br2nCoolRunnings br2nこゆび br2nSunmarine(愛媛) br2nジルバ br2n-JunK- br2nJump the Lights br2ngiovanna br2nSONALIO br2nトックリポックリ br2nnAginAtA(大阪) br2nNewspaper Boys(秋田) br2nnameshop br2nNOGIKU br2nHIGH BONE MUSCLE br2nビーチ・バージョン br2nMONTBLANC br2nRandomDotStereogram br2nroom12</text:p>
          </table:table-cell>
          <table:table-cell office:value-type="string" calcext:value-type="string">
            <text:p>OPEN/START 14:00/14:30 br2n前売り￥2,500-（ドリンク別）/当日￥3,000-（ドリンク別）/学生￥1,500-（ドリンク別）</text:p>
          </table:table-cell>
          <table:table-cell table:number-columns-repeated="1018"/>
        </table:table-row>
        <table:table-row table:style-name="ro4">
          <table:table-cell office:value-type="float" office:value="72" calcext:value-type="float">
            <text:p>72</text:p>
          </table:table-cell>
          <table:table-cell office:value-type="string" calcext:value-type="string">
            <text:p>0430</text:p>
          </table:table-cell>
          <table:table-cell office:value-type="string" calcext:value-type="string">
            <text:p>『Various Sounds Calling vol.35』</text:p>
          </table:table-cell>
          <table:table-cell office:value-type="string" calcext:value-type="string">
            <text:p>Now on ever br2nTea crane br2nIn pack tone br2nSophie br2nライカの水槽 br2n純正エレジー</text:p>
          </table:table-cell>
          <table:table-cell office:value-type="string" calcext:value-type="string">
            <text:p>OPEN/START 17:30/18:00 br2n前売り￥2,000-（ドリンク別）/当日￥2,500-（ドリンク別）</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1</text:p>
          </table:table-cell>
          <table:table-cell office:value-type="string" calcext:value-type="string">
            <text:p>Unlimited</text:p>
          </table:table-cell>
          <table:table-cell office:value-type="string" calcext:value-type="string">
            <text:p>LIVE : br2nエアインチョコ br2nエレクトリックリボン br2nウエノレイバンド br2nOPENING ACT: br2nALiCE IN UNDERGROUND</text:p>
          </table:table-cell>
          <table:table-cell office:value-type="string" calcext:value-type="string">
            <text:p>OPEN 18:30 / START 18:55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2</text:p>
          </table:table-cell>
          <table:table-cell office:value-type="string" calcext:value-type="string">
            <text:p>LOOP TALK SESSION feat Negicco × 南波志帆 ”150名限定!!”</text:p>
          </table:table-cell>
          <table:table-cell office:value-type="string" calcext:value-type="string">
            <text:p>GUEST : br2nNegicco / 南波志帆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3</text:p>
          </table:table-cell>
          <table:table-cell office:value-type="string" calcext:value-type="string">
            <text:p>Unlimited</text:p>
          </table:table-cell>
          <table:table-cell office:value-type="string" calcext:value-type="string">
            <text:p>LIVE : br2nFrom the corner of kanto br2nkukatachii br2nThe Depth of Sad Dreaming br2n花園distance</text:p>
          </table:table-cell>
          <table:table-cell office:value-type="string" calcext:value-type="string">
            <text:p>OPEN 18:00 / START 18:30 br2nADV 2400YEN +1Drink / DOOR 29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4</text:p>
          </table:table-cell>
          <table:table-cell office:value-type="string" calcext:value-type="string">
            <text:p>circle</text:p>
          </table:table-cell>
          <table:table-cell office:value-type="string" calcext:value-type="string">
            <text:p>LIVE : br2n和泉まみ br2n佐々木萌 br2n中野斗愛 br2nプレタポルテ br2nKONSOME+</text:p>
          </table:table-cell>
          <table:table-cell office:value-type="string" calcext:value-type="string">
            <text:p>OPEN 18:00 / START 18:3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5</text:p>
          </table:table-cell>
          <table:table-cell office:value-type="string" calcext:value-type="string">
            <text:p>love=life</text:p>
          </table:table-cell>
          <table:table-cell office:value-type="string" calcext:value-type="string">
            <text:p>LIVE : br2njemstone(サポートB:笹本安詞 ／ cho：glamorous♪s) br2nViRGO a.k.a HAMMER br2n夏目ひみか br2nBigBen br2n浩督 br2n緒形リア br2nカナリアMIMIC br2na.yu.mi br2n渋谷ファンキービーツ br2n千和 br2nRyo br2nSagami police br2nDANCE： br2nmana</text:p>
          </table:table-cell>
          <table:table-cell office:value-type="string" calcext:value-type="string">
            <text:p>OPEN 17:00 / START 17:3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6</text:p>
          </table:table-cell>
          <table:table-cell office:value-type="string" calcext:value-type="string">
            <text:p>CVXの実験室 vol.1 -代官山LOOPでHANAMIしてみた-</text:p>
          </table:table-cell>
          <table:table-cell office:value-type="string" calcext:value-type="string">
            <text:p>LIVE : br2nChristopher Vienna eXperiment br2nオモカゲピペット br2nLife Sonice br2n宗宮大輔 / 谷村昌平 br2nYu &amp; Uchico br2n・・・他豪華ゲスト！</text:p>
          </table:table-cell>
          <table:table-cell office:value-type="string" calcext:value-type="string">
            <text:p>OPEN / START 17:00 br2nTICKET 2000YEN +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7</text:p>
          </table:table-cell>
          <table:table-cell office:value-type="string" calcext:value-type="string">
            <text:p>LOOP TALK SESSION feat ”竹本健一×JONTE ”</text:p>
          </table:table-cell>
          <table:table-cell office:value-type="string" calcext:value-type="string">
            <text:p>GUEST : br2n竹本健一 / JONTE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3">
          <table:table-cell office:value-type="float" office:value="73" calcext:value-type="float">
            <text:p>73</text:p>
          </table:table-cell>
          <table:table-cell office:value-type="string" calcext:value-type="string">
            <text:p>0408</text:p>
          </table:table-cell>
          <table:table-cell office:value-type="string" calcext:value-type="string">
            <text:p>Recitation</text:p>
          </table:table-cell>
          <table:table-cell office:value-type="string" calcext:value-type="string">
            <text:p>LIVE : br2nporehead br2nbye-bye circus br2nond br2nGreed</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09</text:p>
          </table:table-cell>
          <table:table-cell office:value-type="string" calcext:value-type="string">
            <text:p>essence</text:p>
          </table:table-cell>
          <table:table-cell office:value-type="string" calcext:value-type="string">
            <text:p>LIVE : br2nシュガーパレード br2nBright-on br2ncaramel br2nhiddy br2norange</text:p>
          </table:table-cell>
          <table:table-cell office:value-type="string" calcext:value-type="string">
            <text:p>OPEN 17:30 / START 18:0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0</text:p>
          </table:table-cell>
          <table:table-cell office:value-type="string" calcext:value-type="string">
            <text:p>3 colors 〜オズ × Victory × Doll☆Elements〜</text:p>
          </table:table-cell>
          <table:table-cell office:value-type="string" calcext:value-type="string">
            <text:p>LIVE : br2nオズ / Victory / Doll☆Elements br2nOPENING ACT : br2n井上苑子</text:p>
          </table:table-cell>
          <table:table-cell office:value-type="string" calcext:value-type="string">
            <text:p>OPEN 18:00 / START 18:3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1</text:p>
          </table:table-cell>
          <table:table-cell office:value-type="string" calcext:value-type="string">
            <text:p>アイドルサワーソニック2014の2</text:p>
          </table:table-cell>
          <table:table-cell office:value-type="string" calcext:value-type="string">
            <text:p>LIVE : br2nSAWA br2nバニラビーンズ br2nいずこねこ br2n寺嶋由芙</text:p>
          </table:table-cell>
          <table:table-cell office:value-type="string" calcext:value-type="string">
            <text:p>OPEN 18:30 / START 19:00 br2nADV 3500YEN +1Drink / DOOR 40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2</text:p>
          </table:table-cell>
          <table:table-cell office:value-type="string" calcext:value-type="string">
            <text:p>BEAT PARK 〜 SYHNTHE BAR × DAIKANYAMA LOOP 〜</text:p>
          </table:table-cell>
          <table:table-cell office:value-type="string" calcext:value-type="string">
            <text:p>【LIVE set】 br2ngalcid+齋藤久師 br2ndubcid br2n【DJset】 br2nTBA br2n【TALK set】 br2n齋藤久師 × 市原泰介(池辺楽器店Power DJ's) × GUEST DJ</text:p>
          </table:table-cell>
          <table:table-cell office:value-type="string" calcext:value-type="string">
            <text:p>OPEN 18:00 / START 18:3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3</text:p>
          </table:table-cell>
          <table:table-cell office:value-type="string" calcext:value-type="string">
            <text:p>L∞P 〜OVERGROUND ACOUSTIC UNDERGROUND × あらかじめ決められた恋人たちへ〜</text:p>
          </table:table-cell>
          <table:table-cell office:value-type="string" calcext:value-type="string">
            <text:p>LIVE : br2nOVERGROUND ACOUSTIC UNDERGROUND / あらかじめ決められた恋人たちへ br2nOPENING ACT : br2nZeZeZaZa br2nStage decoration : br2nTreeGladness &amp; Co. / KSK</text:p>
          </table:table-cell>
          <table:table-cell office:value-type="string" calcext:value-type="string">
            <text:p>OPEN 17:00 / START 17:45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5</text:p>
          </table:table-cell>
          <table:table-cell office:value-type="string" calcext:value-type="string">
            <text:p>light a music 〜 MOTO × 酒井ヤスナオ × タカハシコウスケ 〜</text:p>
          </table:table-cell>
          <table:table-cell office:value-type="string" calcext:value-type="string">
            <text:p>MAIN ACT : br2nMOTO / 酒井ヤスナオ / タカハシコウスケ br2nLIVE ACT : br2n伊藤輝</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6</text:p>
          </table:table-cell>
          <table:table-cell office:value-type="string" calcext:value-type="string">
            <text:p>THE SHOW!!!</text:p>
          </table:table-cell>
          <table:table-cell office:value-type="string" calcext:value-type="string">
            <text:p>LIVE : br2nカレイドナイト br2nEMALF br2nRESIST br2nEMPTY KLAFT</text:p>
          </table:table-cell>
          <table:table-cell office:value-type="string" calcext:value-type="string">
            <text:p>OPEN 18:00 / START 18:3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7</text:p>
          </table:table-cell>
          <table:table-cell office:value-type="string" calcext:value-type="string">
            <text:p>Frank!! 〜 JONTE × LEO 〜</text:p>
          </table:table-cell>
          <table:table-cell office:value-type="string" calcext:value-type="string">
            <text:p>LIVE : br2nJONTE / LEO br2nOpening Act : br2n増倉ヨシマサ / tsukasA.</text:p>
          </table:table-cell>
          <table:table-cell office:value-type="string" calcext:value-type="string">
            <text:p>OPEN:18:30 / START:19:00 br2nADV 3600YEN +1Drink / DOOR 4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8</text:p>
          </table:table-cell>
          <table:table-cell office:value-type="string" calcext:value-type="string">
            <text:p>竹本健一ワンマンライブ2014</text:p>
          </table:table-cell>
          <table:table-cell office:value-type="string" calcext:value-type="string">
            <text:p>LIVE : br2n竹本健一</text:p>
          </table:table-cell>
          <table:table-cell office:value-type="string" calcext:value-type="string">
            <text:p>OPEN 19:00 / START 19:30 br2nADV 3400YEN +1Drink / DOOR 39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19</text:p>
          </table:table-cell>
          <table:table-cell office:value-type="string" calcext:value-type="string">
            <text:p>FLAT</text:p>
          </table:table-cell>
          <table:table-cell office:value-type="string" calcext:value-type="string">
            <text:p>LIVE : br2nすきまから犬が br2nSPELUNKER br2nTriple Resonance br2nLittle World br2nTHE ROAMERS br2nPALETTE br2nオレモリカエル</text:p>
          </table:table-cell>
          <table:table-cell office:value-type="string" calcext:value-type="string">
            <text:p>OPEN 17:00 / START 17:3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0</text:p>
          </table:table-cell>
          <table:table-cell office:value-type="string" calcext:value-type="string">
            <text:p>MUSIC HOURS</text:p>
          </table:table-cell>
          <table:table-cell office:value-type="string" calcext:value-type="string">
            <text:p>LIVE : br2nDE DE MOUSE / YMCK / Charisma.com br2nOPENING ACT : br2nCICADA</text:p>
          </table:table-cell>
          <table:table-cell office:value-type="string" calcext:value-type="string">
            <text:p>OPEN 17:00 / START 17:30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1</text:p>
          </table:table-cell>
          <table:table-cell office:value-type="string" calcext:value-type="string">
            <text:p>Recitation</text:p>
          </table:table-cell>
          <table:table-cell office:value-type="string" calcext:value-type="string">
            <text:p>LIVE : br2n石井卓 br2nANALOG MONKEY br2nN.Y&amp;Bicycle br2nand more</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2</text:p>
          </table:table-cell>
          <table:table-cell office:value-type="string" calcext:value-type="string">
            <text:p>Wicked!!! 〜 BACK-ON × Cure Rubbish × universe 〜</text:p>
          </table:table-cell>
          <table:table-cell office:value-type="string" calcext:value-type="string">
            <text:p>LIVE : br2nBACK-ON / Cure Rubbish / universe br2nOPENING ACT : br2ntimidCat</text:p>
          </table:table-cell>
          <table:table-cell office:value-type="string" calcext:value-type="string">
            <text:p>OPEN 18:00 / START 18:30 br2nADV 2900YEN +1Drink / DOOR 34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3</text:p>
          </table:table-cell>
          <table:table-cell office:value-type="string" calcext:value-type="string">
            <text:p>circle</text:p>
          </table:table-cell>
          <table:table-cell office:value-type="string" calcext:value-type="string">
            <text:p>LIVE : br2nORIE br2n楠橋かおり br2nないものねだり br2nORIO'N br2n縁</text:p>
          </table:table-cell>
          <table:table-cell office:value-type="string" calcext:value-type="string">
            <text:p>OPEN 18:00 / START 18:30 br2nADV 2400YEN +1Drink / DOOR 29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4</text:p>
          </table:table-cell>
          <table:table-cell office:value-type="string" calcext:value-type="string">
            <text:p>LOOP TALK SESSION br2nfeat. Rie fu × タイナカ彩智 × Neat's</text:p>
          </table:table-cell>
          <table:table-cell office:value-type="string" calcext:value-type="string">
            <text:p>TALK &amp; LIVE : br2nRie fu × タイナカ彩智 × Neat's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5</text:p>
          </table:table-cell>
          <table:table-cell office:value-type="string" calcext:value-type="string">
            <text:p>アカシア &amp; たをやめオルケスタ</text:p>
          </table:table-cell>
          <table:table-cell office:value-type="string" calcext:value-type="string">
            <text:p>LIVE : br2nアカシアオルケスタ / たをやめオルケスタ br2nOPENING ACT : br2nGilet and more</text:p>
          </table:table-cell>
          <table:table-cell office:value-type="string" calcext:value-type="string">
            <text:p>OPEN 18:30 / START 19:00 br2nADV 3100YEN +1Drink / DOOR 3600YEN+1Drink br2n※先着受付となりますので、お早めにお求め下さい。br2n※LOOP WEB予約は受け付けておりませんので、ご了承ください。</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6</text:p>
          </table:table-cell>
          <table:table-cell office:value-type="string" calcext:value-type="string">
            <text:p>Wicked!!! 〜 GrandStand × EMALF 〜</text:p>
          </table:table-cell>
          <table:table-cell office:value-type="string" calcext:value-type="string">
            <text:p>LIVE : br2nGrandStand / EMALF br2nOPENING ACT : br2nLinionu kickin' noto / ガラガラ蛇</text:p>
          </table:table-cell>
          <table:table-cell office:value-type="string" calcext:value-type="string">
            <text:p>OPEN:17:00 / START:17:3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7</text:p>
          </table:table-cell>
          <table:table-cell office:value-type="string" calcext:value-type="string">
            <text:p>10 times treasure 〜川嶋あい × 熊木杏里〜</text:p>
          </table:table-cell>
          <table:table-cell office:value-type="string" calcext:value-type="string">
            <text:p>LIVE : br2n川嶋あい / 熊木杏里</text:p>
          </table:table-cell>
          <table:table-cell office:value-type="string" calcext:value-type="string">
            <text:p>［1st］ OPEN 14:00 / START 14:45 br2n［2nd］OPEN 18:00 / START 18:45 br2nADV 3900YEN +1Drink / DOOR 4400YEN+1Drink br2n※1stステージ、2ndステージ 入替制br2n※先着受付となりますので、お早めにお求め下さい。br2n※LOOP WEB予約は受け付けておりませんので、ご了承ください。</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8</text:p>
          </table:table-cell>
          <table:table-cell office:value-type="string" calcext:value-type="string">
            <text:p>Acoustic Garden 〜 榎本くるみ × NakamuraEmi 〜</text:p>
          </table:table-cell>
          <table:table-cell office:value-type="string" calcext:value-type="string">
            <text:p>MAIN ACT : br2n榎本くるみ / NakamuraEmi br2nLIVE ACT : br2n饗庭純 / 花菜</text:p>
          </table:table-cell>
          <table:table-cell office:value-type="string" calcext:value-type="string">
            <text:p>OPEN 18:30 / START 19:00 br2nADV 3100YEN +1Drink / DOOR 3600YEN+1Drink</text:p>
          </table:table-cell>
          <table:table-cell table:number-columns-repeated="1018"/>
        </table:table-row>
        <table:table-row table:style-name="ro4">
          <table:table-cell office:value-type="float" office:value="73" calcext:value-type="float">
            <text:p>73</text:p>
          </table:table-cell>
          <table:table-cell office:value-type="string" calcext:value-type="string">
            <text:p>0429</text:p>
          </table:table-cell>
          <table:table-cell office:value-type="string" calcext:value-type="string">
            <text:p>LOOP TALK SESSION feat 吉田山田 × D.W.ニコルズ</text:p>
          </table:table-cell>
          <table:table-cell office:value-type="string" calcext:value-type="string">
            <text:p>TALK &amp; LIVE : br2n吉田山田 / D.W.ニコルズ br2n司会進行：高橋マシ (SLD Entertainment. Incプロデューサー)</text:p>
          </table:table-cell>
          <table:table-cell office:value-type="string" calcext:value-type="string">
            <text:p>OPEN:18:00 / START:18:30 br2nADV 3100YEN +1Drink / DOOR 3600YEN+1Drink</text:p>
          </table:table-cell>
          <table:table-cell table:number-columns-repeated="1018"/>
        </table:table-row>
        <table:table-row table:style-name="ro3">
          <table:table-cell office:value-type="float" office:value="73" calcext:value-type="float">
            <text:p>73</text:p>
          </table:table-cell>
          <table:table-cell office:value-type="string" calcext:value-type="string">
            <text:p>0430</text:p>
          </table:table-cell>
          <table:table-cell office:value-type="string" calcext:value-type="string">
            <text:p>Movin'On</text:p>
          </table:table-cell>
          <table:table-cell office:value-type="string" calcext:value-type="string">
            <text:p>LIVE : br2nMiss-art br2nRaychell br2nand more</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1</text:p>
          </table:table-cell>
          <table:table-cell office:value-type="string" calcext:value-type="string">
            <text:p>light a music 〜 rieco × hannah honeybee 〜</text:p>
          </table:table-cell>
          <table:table-cell office:value-type="string" calcext:value-type="string">
            <text:p>MAIN ACT : br2nhannah honeybee / rieco br2nLIVE ACT : br2nmarina / Chrem</text:p>
          </table:table-cell>
          <table:table-cell office:value-type="string" calcext:value-type="string">
            <text:p>OPEN:18:30 / START:19: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2</text:p>
          </table:table-cell>
          <table:table-cell office:value-type="string" calcext:value-type="string">
            <text:p>Grateful Days</text:p>
          </table:table-cell>
          <table:table-cell office:value-type="string" calcext:value-type="string">
            <text:p>LIVE： br2n平岡史也 br2nモリモトナオユキ br2n櫻井創 br2nKevin br2n尚ゆひさ</text:p>
          </table:table-cell>
          <table:table-cell office:value-type="string" calcext:value-type="string">
            <text:p>OPEN:18:30 / START: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3</text:p>
          </table:table-cell>
          <table:table-cell office:value-type="string" calcext:value-type="string">
            <text:p>daylight moon</text:p>
          </table:table-cell>
          <table:table-cell office:value-type="string" calcext:value-type="string">
            <text:p>LIVE： br2nSound Pocket br2n飯塚愛理 br2nMurphy br2nそらいろ</text:p>
          </table:table-cell>
          <table:table-cell office:value-type="string" calcext:value-type="string">
            <text:p>OPEN:18:30 / START: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5</text:p>
          </table:table-cell>
          <table:table-cell office:value-type="string" calcext:value-type="string">
            <text:p>Acoustic Garden 〜 安田奈央 × 和紗 〜</text:p>
          </table:table-cell>
          <table:table-cell office:value-type="string" calcext:value-type="string">
            <text:p>MAIN ACT : br2n安田奈央 / 和紗 br2nLIVE ACT : br2n佐合井マリ子 / and more</text:p>
          </table:table-cell>
          <table:table-cell office:value-type="string" calcext:value-type="string">
            <text:p>OPEN:17:30 / START:18:00 br2nADV 2900YEN +1Drink / DOOR 34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6</text:p>
          </table:table-cell>
          <table:table-cell office:value-type="string" calcext:value-type="string">
            <text:p>PlayGround</text:p>
          </table:table-cell>
          <table:table-cell office:value-type="string" calcext:value-type="string">
            <text:p>LIVE: br2n辻コースケ br2nSenkawos br2nJariBu Afrobeat Arkestra br2ncumulonimbus br2nHow to count one to ten br2nDragon And Phoenix br2nRetroHighSpec</text:p>
          </table:table-cell>
          <table:table-cell office:value-type="string" calcext:value-type="string">
            <text:p>OPEN:15:30 / START:16: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08</text:p>
          </table:table-cell>
          <table:table-cell office:value-type="string" calcext:value-type="string">
            <text:p>song for YOU</text:p>
          </table:table-cell>
          <table:table-cell office:value-type="string" calcext:value-type="string">
            <text:p>LIVE: br2nnostalgic-scopes br2nくむらみわ br2n悦 br2nあべたかしGOLD&amp;キラキラみさこ</text:p>
          </table:table-cell>
          <table:table-cell office:value-type="string" calcext:value-type="string">
            <text:p>OPEN:19:00 / START:19:3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0</text:p>
          </table:table-cell>
          <table:table-cell office:value-type="string" calcext:value-type="string">
            <text:p>SunShine</text:p>
          </table:table-cell>
          <table:table-cell office:value-type="string" calcext:value-type="string">
            <text:p>LIVE: br2n岩元大助 br2n中野悟朗 br2nSENGEN br2n辻村崇</text:p>
          </table:table-cell>
          <table:table-cell office:value-type="string" calcext:value-type="string">
            <text:p>OPEN:18:30 / START: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1</text:p>
          </table:table-cell>
          <table:table-cell office:value-type="string" calcext:value-type="string">
            <text:p>New days</text:p>
          </table:table-cell>
          <table:table-cell office:value-type="string" calcext:value-type="string">
            <text:p>LIVE: br2n岩崎愛 br2nはいざらこうかん br2nサイ・トツゲキ・オーケストラ br2nCittY br2nオルタニカ</text:p>
          </table:table-cell>
          <table:table-cell office:value-type="string" calcext:value-type="string">
            <text:p>OPEN:18:00 / START:18:3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1</text:p>
          </table:table-cell>
          <table:table-cell office:value-type="string" calcext:value-type="string">
            <text:p>『春のikh』</text:p>
          </table:table-cell>
          <table:table-cell office:value-type="string" calcext:value-type="string">
            <text:p>【DJ】 br2nX-man br2nDJ USA br2numio br2nK.K.K br2nDJ WINDBREAKER a.k.a JUMPER br2ndenim killer br2n岩見龍平（27） br2n【VJ】 br2nアサヒ br2nymt br2n【LIVE】 br2nyarakashita br2n【FOOD】 br2n伊香保フード部 br2nand more</text:p>
          </table:table-cell>
          <table:table-cell office:value-type="string" calcext:value-type="string">
            <text:p>OPEN/START 23:30 br2nFEE 2000YEN w/1Drink ※『岩見のステッカー』プレゼント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2</text:p>
          </table:table-cell>
          <table:table-cell office:value-type="string" calcext:value-type="string">
            <text:p>2V-double ve- LIVE! feat.野田久美子（ミュージカル女優）</text:p>
          </table:table-cell>
          <table:table-cell office:value-type="string" calcext:value-type="string">
            <text:p>LIVE: br2n2V-double ve- br2n清水夏生(tap)、荒牧翔太(drums)、吉田篤貴（violin、東野恵祐(bass)、松下福寿(keyboard) br2nゲスト: br2n野田久美子</text:p>
          </table:table-cell>
          <table:table-cell office:value-type="string" calcext:value-type="string">
            <text:p>OPEN:18:30 / START:19:00 br2nDOORのみ 3000YEN ※入場時にドリンク代別途￥600頂戴致します。</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3</text:p>
          </table:table-cell>
          <table:table-cell office:value-type="string" calcext:value-type="string">
            <text:p>小貫諒 弾き語りOne-Man-Live br2n『Super Rain 〜音宿り〜』</text:p>
          </table:table-cell>
          <table:table-cell office:value-type="string" calcext:value-type="string">
            <text:p>LIVE： br2n小貫諒</text:p>
          </table:table-cell>
          <table:table-cell office:value-type="string" calcext:value-type="string">
            <text:p>OPEN:11:30 / START:12:00 br2nTICKET 2400YEN +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3</text:p>
          </table:table-cell>
          <table:table-cell office:value-type="string" calcext:value-type="string">
            <text:p>light a music 〜 森広隆 × 真田暎人 〜</text:p>
          </table:table-cell>
          <table:table-cell office:value-type="string" calcext:value-type="string">
            <text:p>LIVE : br2n森広隆 / 真田暎人 br2nOPENING ACT : br2nタキザワユキヒト</text:p>
          </table:table-cell>
          <table:table-cell office:value-type="string" calcext:value-type="string">
            <text:p>OPEN 18:30 / START 19:00 br2nADV 2900YEN +1Drink / DOOR 34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5</text:p>
          </table:table-cell>
          <table:table-cell office:value-type="string" calcext:value-type="string">
            <text:p>Acoustic Soul</text:p>
          </table:table-cell>
          <table:table-cell office:value-type="string" calcext:value-type="string">
            <text:p>LIVE : br2n高橋ちか br2n樽木栄一郎 br2nDan br2nあざらし</text:p>
          </table:table-cell>
          <table:table-cell office:value-type="string" calcext:value-type="string">
            <text:p>OPEN 18:30 / START 19:00 br2nADV 2900YEN +1Drink / DOOR 34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6</text:p>
          </table:table-cell>
          <table:table-cell office:value-type="string" calcext:value-type="string">
            <text:p>light a music</text:p>
          </table:table-cell>
          <table:table-cell office:value-type="string" calcext:value-type="string">
            <text:p>LIVE: br2n菅原かずや br2nHaNa br2n西村右 br2nひびき</text:p>
          </table:table-cell>
          <table:table-cell office:value-type="string" calcext:value-type="string">
            <text:p>OPEN:18:30 / START: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8</text:p>
          </table:table-cell>
          <table:table-cell office:value-type="string" calcext:value-type="string">
            <text:p>LOOP TALK SESSION feat 星村麻衣 × 松本英子</text:p>
          </table:table-cell>
          <table:table-cell office:value-type="string" calcext:value-type="string">
            <text:p>TALK &amp; LIVE : br2n星村麻衣 × 松本英子 br2n司会進行： br2n高橋マシ (SLD Entertainment. Incプロデューサー)</text:p>
          </table:table-cell>
          <table:table-cell office:value-type="string" calcext:value-type="string">
            <text:p>OPEN 18:45 / START 19:15 br2nADV 3100YEN +1Drink / DOOR 36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8</text:p>
          </table:table-cell>
          <table:table-cell office:value-type="string" calcext:value-type="string">
            <text:p>「CANDY♡PANTS」</text:p>
          </table:table-cell>
          <table:table-cell office:value-type="string" calcext:value-type="string">
            <text:p>LIVE： br2nGrand Focus br2nBlan Blanc br2nTORAfic☆signALL br2nKAKU br2nSEITA br2n双音家 br2nWns meat br2nand more</text:p>
          </table:table-cell>
          <table:table-cell office:value-type="string" calcext:value-type="string">
            <text:p>OPEN 23:00 br2nDOOR 3000YEN (2D込)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9</text:p>
          </table:table-cell>
          <table:table-cell office:value-type="string" calcext:value-type="string">
            <text:p>COLORS 〜 半崎美子 × kainatsu 〜</text:p>
          </table:table-cell>
          <table:table-cell office:value-type="string" calcext:value-type="string">
            <text:p>MAIN ACT : br2n半崎美子 / kainatsu br2nLIVE : br2nunconditional love / cyan / 宮上ゆみ</text:p>
          </table:table-cell>
          <table:table-cell office:value-type="string" calcext:value-type="string">
            <text:p>OPEN 17:00 / START 17:30 br2nADV 3400YEN +1Drink / DOOR 3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19</text:p>
          </table:table-cell>
          <table:table-cell office:value-type="string" calcext:value-type="string">
            <text:p>NeghiborFood</text:p>
          </table:table-cell>
          <table:table-cell office:value-type="string" calcext:value-type="string">
            <text:p>LIVE： br2n韻シスト br2nHanah Spring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0</text:p>
          </table:table-cell>
          <table:table-cell office:value-type="string" calcext:value-type="string">
            <text:p>タコとモミーとリー</text:p>
          </table:table-cell>
          <table:table-cell office:value-type="string" calcext:value-type="string">
            <text:p>LIVE : br2nザ・たこさん / モミーFUNK! / Lee&amp;Small Mountains br2nOpening Act : ハマダマン</text:p>
          </table:table-cell>
          <table:table-cell office:value-type="string" calcext:value-type="string">
            <text:p>OPEN 17:00 / START 17:30 br2nADV 3100YEN +1Drink / DOOR 36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1</text:p>
          </table:table-cell>
          <table:table-cell office:value-type="string" calcext:value-type="string">
            <text:p>brilliant days</text:p>
          </table:table-cell>
          <table:table-cell office:value-type="string" calcext:value-type="string">
            <text:p>LIVE : br2n海老根眞雄 br2n高木洋一郎 br2n北村安都子 br2n天笠紘一 br2n高橋祐哉</text:p>
          </table:table-cell>
          <table:table-cell office:value-type="string" calcext:value-type="string">
            <text:p>OPEN 18:30 / START 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2</text:p>
          </table:table-cell>
          <table:table-cell office:value-type="string" calcext:value-type="string">
            <text:p>my favorit songs</text:p>
          </table:table-cell>
          <table:table-cell office:value-type="string" calcext:value-type="string">
            <text:p>LIVE : br2n小野亜里沙 br2n黒瀬マナミ br2n石河美穂 br2n高尾彩佳 br2nand more</text:p>
          </table:table-cell>
          <table:table-cell office:value-type="string" calcext:value-type="string">
            <text:p>OPEN 18:30 / START 19:00 br2nADV 2400YEN +1Drink / DOOR 29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3</text:p>
          </table:table-cell>
          <table:table-cell office:value-type="string" calcext:value-type="string">
            <text:p>Acoustic Soul 〜ルンヒャン × Ray Yamada〜</text:p>
          </table:table-cell>
          <table:table-cell office:value-type="string" calcext:value-type="string">
            <text:p>MAIN LIVE : br2nルンヒャン/Ray Yamada br2nLIVE ACT : br2nNao kawamura /ナミヒラアユコ</text:p>
          </table:table-cell>
          <table:table-cell office:value-type="string" calcext:value-type="string">
            <text:p>OPEN 18:30 / START 19:00 br2nADV 3100YEN +1Drink / DOOR 36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4</text:p>
          </table:table-cell>
          <table:table-cell office:value-type="string" calcext:value-type="string">
            <text:p>Nu Soul vol,4</text:p>
          </table:table-cell>
          <table:table-cell office:value-type="string" calcext:value-type="string">
            <text:p>LIVE ACT : br2nUnlimited tone br2n香山達也 br2n大野瞬</text:p>
          </table:table-cell>
          <table:table-cell office:value-type="string" calcext:value-type="string">
            <text:p>OPEN 19:00 / START 19:30 br2nADV 2800YEN +1Drink / DOOR 33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5</text:p>
          </table:table-cell>
          <table:table-cell office:value-type="string" calcext:value-type="string">
            <text:p>Groovin'</text:p>
          </table:table-cell>
          <table:table-cell office:value-type="string" calcext:value-type="string">
            <text:p>LIVE : br2nSoothe br2nAnother Man br2nDitty Bopper br2nロートス</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6</text:p>
          </table:table-cell>
          <table:table-cell office:value-type="string" calcext:value-type="string">
            <text:p>『Macheri×双音家 ツーマンライブ』</text:p>
          </table:table-cell>
          <table:table-cell office:value-type="string" calcext:value-type="string">
            <text:p>LIVE： br2nMacheri br2n双音家</text:p>
          </table:table-cell>
          <table:table-cell office:value-type="string" calcext:value-type="string">
            <text:p>OPEN:18:00 / START:18:30 br2nADV 3000YEN +1Drink / DOOR 35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6</text:p>
          </table:table-cell>
          <table:table-cell office:value-type="string" calcext:value-type="string">
            <text:p>UNITY - zero -</text:p>
          </table:table-cell>
          <table:table-cell office:value-type="string" calcext:value-type="string">
            <text:p>[LIVE] br2nViRGO a.k.a.HAMMER br2n大神:OHGA br2nTSUYOSHI br2nBiG BEN br2nMelowjoe br2nSol br2nMALXIS br2nLABOR GROOVE br2n[DANCE] br2nLove Sniper br2n[DJ] br2nDJ KAME br2nDJ JUN-G br2nDJ MONJI2C br2nDJ SATOSHI</text:p>
          </table:table-cell>
          <table:table-cell office:value-type="string" calcext:value-type="string">
            <text:p>OPEN 23:00 br2nADV 2500YEN +1Drink / DOOR 3000YEN+1Drink br2n【 チケット購入方法 】br2n前売り券購入を希望される方はhttp://unity1007.com/のTICKETの項目よりフォームに添って入力してください。br2nもしくはticket@unity1007.com宛に、下記項目を明記の上お送りください。br2n(1)イベント名：UNITYbr2n(2)日付：4月26日(土)br2n(3)来場される方の代表者のお名前をフルネーム：br2n(4)チケット購入枚数：br2n(5)お目当てのアーティスト：br2n※尚、前売りチケットの予約は4月24日(木)24:00が締め切りになりますのでご注意くださいbr2n※携帯からお申し込みの方は【 unity1007.com 】のドメイン受信設定をしてくださいますよう宜しくお願い致します。br2n■注意事項：入場は当日の先に並んだ順になります。br2n■お問い合わせ：info@unity1007.combr2nHP：http://unity1007.com/ MOBILE：http://unity1007.com/mobile/ ※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7</text:p>
          </table:table-cell>
          <table:table-cell office:value-type="string" calcext:value-type="string">
            <text:p>heartfelt music 〜 ひなた × olivers 〜</text:p>
          </table:table-cell>
          <table:table-cell office:value-type="string" calcext:value-type="string">
            <text:p>LIVE : br2nひなた / olivers br2nOPENING ACT： br2n藤原右裕</text:p>
          </table:table-cell>
          <table:table-cell office:value-type="string" calcext:value-type="string">
            <text:p>OPEN 11:30 / START 12:00 br2nADV 2900YEN +1Drink / DOOR 34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7</text:p>
          </table:table-cell>
          <table:table-cell office:value-type="string" calcext:value-type="string">
            <text:p>heartfelt music</text:p>
          </table:table-cell>
          <table:table-cell office:value-type="string" calcext:value-type="string">
            <text:p>LIVE : br2n森翼 br2n初芝崇史 br2nみみ br2nolivers</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8</text:p>
          </table:table-cell>
          <table:table-cell office:value-type="string" calcext:value-type="string">
            <text:p>COLORS</text:p>
          </table:table-cell>
          <table:table-cell office:value-type="string" calcext:value-type="string">
            <text:p>LIVE : br2nユラリ br2nLisally Co. br2n伊井紗マイ br2n葵ミシェル br2n岸沙也香</text:p>
          </table:table-cell>
          <table:table-cell office:value-type="string" calcext:value-type="string">
            <text:p>OPEN 18:30 / START 19:00 br2nADV 2600YEN +1Drink / DOOR 31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29</text:p>
          </table:table-cell>
          <table:table-cell office:value-type="string" calcext:value-type="string">
            <text:p>UNIST GW SP「春だ春だとは聞いてたけど まさかここまでとは!!」</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8"/>
        </table:table-row>
        <table:table-row table:style-name="ro4">
          <table:table-cell office:value-type="float" office:value="74" calcext:value-type="float">
            <text:p>74</text:p>
          </table:table-cell>
          <table:table-cell office:value-type="string" calcext:value-type="string">
            <text:p>0430</text:p>
          </table:table-cell>
          <table:table-cell office:value-type="string" calcext:value-type="string">
            <text:p>Beautiful days</text:p>
          </table:table-cell>
          <table:table-cell office:value-type="string" calcext:value-type="string">
            <text:p>LIVE : br2n丸い月の下 br2nbonsai. br2nand more</text:p>
          </table:table-cell>
          <table:table-cell office:value-type="string" calcext:value-type="string">
            <text:p>OPEN 18:30 / START 19:00 br2nADV 2400YEN +1Drink / DOOR 2900YEN+1Drink</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1</text:p>
          </table:table-cell>
          <table:table-cell office:value-type="string" calcext:value-type="string">
            <text:p>Morbid Sloth / SHORTAGE / Even Sense / Sounds Like Shit TOURお疲れバー！！！</text:p>
          </table:table-cell>
          <table:table-cell office:value-type="string" calcext:value-type="string">
            <text:p>※バンドの演奏はございません</text:p>
          </table:table-cell>
          <table:table-cell office:value-type="string" calcext:value-type="string">
            <text:p>OPEN 18:00/START 18:00　 DOOR ￥2,500(飲み放題FOOD付)</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2</text:p>
          </table:table-cell>
          <table:table-cell office:value-type="string" calcext:value-type="string">
            <text:p>じゃいあん pre “PHASER”</text:p>
          </table:table-cell>
          <table:table-cell office:value-type="string" calcext:value-type="string">
            <text:p>DJ TOBI-SHIT (北浦和KYARA) / ノリロウ (MADE IN ニッポン) / みなと / hiroyukinfinity / 三嶋イラ (draw the perspective) / okz (Teenagers Bloody KillinG) / じゃいあん (PHASER／KINOTONIGHT)</text:p>
          </table:table-cell>
          <table:table-cell office:value-type="string" calcext:value-type="string">
            <text:p>OPEN 18:30/START 18:30　 DOOR ￥1,500(1DRINK込)</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3</text:p>
          </table:table-cell>
          <table:table-cell office:value-type="string" calcext:value-type="string">
            <text:p>じゃいあん pre 「DOPE HITS」</text:p>
          </table:table-cell>
          <table:table-cell office:value-type="string" calcext:value-type="string">
            <text:p>江沼 拓実 (SAMURAI JACK UNIVERSE) / zooqs / 指先ノハク / 山口雄真(ピラモール)</text:p>
          </table:table-cell>
          <table:table-cell office:value-type="string" calcext:value-type="string">
            <text:p>OPEN 18:30/START 19:00　 ADV ￥1,800/DOOR ￥2,1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4</text:p>
          </table:table-cell>
          <table:table-cell office:value-type="string" calcext:value-type="string">
            <text:p>mist. pre ”Landscape of the day 〜1st pice〜”</text:p>
          </table:table-cell>
          <table:table-cell office:value-type="string" calcext:value-type="string">
            <text:p>mist. / DAM(大阪) / HAIR MONEY KIDS(岡山) / Saunash / Morbid Sloth</text:p>
          </table:table-cell>
          <table:table-cell office:value-type="string" calcext:value-type="string">
            <text:p>OPEN 18:00/START 18:30　 ADV ￥1,800/DOOR ￥2,3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5</text:p>
          </table:table-cell>
          <table:table-cell office:value-type="string" calcext:value-type="string">
            <text:p>春射る矢</text:p>
          </table:table-cell>
          <table:table-cell office:value-type="string" calcext:value-type="string">
            <text:p>Gargoyle</text:p>
          </table:table-cell>
          <table:table-cell office:value-type="string" calcext:value-type="string">
            <text:p>OPEN 18:00/START 18:30　 ADV ￥4,000/DOOR ￥4,500/D別■LAWSON:77252■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6</text:p>
          </table:table-cell>
          <table:table-cell office:value-type="string" calcext:value-type="string">
            <text:p>高田馬場CLUB PHASE 13周年 &amp; 真空ホロウ 1st Sg「虹」リリース記念企画 「花見会」</text:p>
          </table:table-cell>
          <table:table-cell office:value-type="string" calcext:value-type="string">
            <text:p>真空ホロウ / me-al art / 無限マイナス / O.A 指先ノハク</text:p>
          </table:table-cell>
          <table:table-cell office:value-type="string" calcext:value-type="string">
            <text:p>OPEN 17:30/START 18:00　 THANKYOU SOLDOUT!!!</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8</text:p>
          </table:table-cell>
          <table:table-cell office:value-type="string" calcext:value-type="string">
            <text:p>ゆうきpre『BEATNUTS』</text:p>
          </table:table-cell>
          <table:table-cell office:value-type="string" calcext:value-type="string">
            <text:p>HOTCAKEmix / CrimZon Fist / Gnome / Footless my sponge</text:p>
          </table:table-cell>
          <table:table-cell office:value-type="string" calcext:value-type="string">
            <text:p>OPEN 18:00/START 18:30　 ADV ￥1,500/DOOR ￥1,8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09</text:p>
          </table:table-cell>
          <table:table-cell office:value-type="string" calcext:value-type="string">
            <text:p>CLUB PHASE pre『Sing ＆ play』</text:p>
          </table:table-cell>
          <table:table-cell office:value-type="string" calcext:value-type="string">
            <text:p>馬場治彦 / ヒルノツキ / REI / みのる / and more…</text:p>
          </table:table-cell>
          <table:table-cell office:value-type="string" calcext:value-type="string">
            <text:p>OPEN 18:00/START 18:30　 ADV ￥1,500/DOOR ￥1,8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0</text:p>
          </table:table-cell>
          <table:table-cell office:value-type="string" calcext:value-type="string">
            <text:p>早稲田大学 SWS presents</text:p>
          </table:table-cell>
          <table:table-cell table:number-columns-repeated="1020"/>
        </table:table-row>
        <table:table-row table:style-name="ro4">
          <table:table-cell office:value-type="float" office:value="75" calcext:value-type="float">
            <text:p>75</text:p>
          </table:table-cell>
          <table:table-cell office:value-type="string" calcext:value-type="string">
            <text:p>0411</text:p>
          </table:table-cell>
          <table:table-cell office:value-type="string" calcext:value-type="string">
            <text:p>センチグラム presets 「トライアングルシンフォニー」レコ発ライブ</text:p>
          </table:table-cell>
          <table:table-cell office:value-type="string" calcext:value-type="string">
            <text:p>センチグラム / SETUNACREWS / GLASS TOP</text:p>
          </table:table-cell>
          <table:table-cell office:value-type="string" calcext:value-type="string">
            <text:p>OPEN 18:30/START 19:00　 ADV ￥2,500/DOOR ￥3,000/D別■ 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2</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6:00/START 17:00　 ADV￥3,500/DOOR ￥4,000/D別■LAWSON:70257■ 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3</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5:00/START 16:00　 ADV￥3,500/DOOR ￥4,000/D別■LAWSON:70257■ 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4</text:p>
          </table:table-cell>
          <table:table-cell office:value-type="string" calcext:value-type="string">
            <text:p>じゃいあん pre 「音温酒場 〜ねおんさかば〜」</text:p>
          </table:table-cell>
          <table:table-cell office:value-type="string" calcext:value-type="string">
            <text:p>アオキ (you made my day) / 亀山敦史 (Plot Scraps) / ウエハラアカネ (Love-shyness) / and more…</text:p>
          </table:table-cell>
          <table:table-cell office:value-type="string" calcext:value-type="string">
            <text:p>OPEN 18:00/START 18:30　 ADV ￥2,000/DOOR ￥2,500/2D込み■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5</text:p>
          </table:table-cell>
          <table:table-cell office:value-type="string" calcext:value-type="string">
            <text:p>CLUBPHASE pre『Riding ground』</text:p>
          </table:table-cell>
          <table:table-cell office:value-type="string" calcext:value-type="string">
            <text:p>Euphs / AROWBEAK / elk / 三角形の時間 / END＆ODDS / Ripuka</text:p>
          </table:table-cell>
          <table:table-cell office:value-type="string" calcext:value-type="string">
            <text:p>OPEN 17:30/START 18:00　 ADV ￥1,500/DOOR ￥1,8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6</text:p>
          </table:table-cell>
          <table:table-cell office:value-type="string" calcext:value-type="string">
            <text:p>閃光ヴァイヴレイト</text:p>
          </table:table-cell>
          <table:table-cell office:value-type="string" calcext:value-type="string">
            <text:p>Party Plan / C-NOTE / REDMAN / KING / Refuge / A.No3</text:p>
          </table:table-cell>
          <table:table-cell office:value-type="string" calcext:value-type="string">
            <text:p>OPEN 17:30/START 18:00　 ADV ￥2,300/DOOR ￥2,8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7</text:p>
          </table:table-cell>
          <table:table-cell office:value-type="string" calcext:value-type="string">
            <text:p>早稲田大学Presents</text:p>
          </table:table-cell>
          <table:table-cell table:number-columns-repeated="1020"/>
        </table:table-row>
        <table:table-row table:style-name="ro4">
          <table:table-cell office:value-type="float" office:value="75" calcext:value-type="float">
            <text:p>75</text:p>
          </table:table-cell>
          <table:table-cell office:value-type="string" calcext:value-type="string">
            <text:p>0418</text:p>
          </table:table-cell>
          <table:table-cell office:value-type="string" calcext:value-type="string">
            <text:p>THE 衝撃</text:p>
          </table:table-cell>
          <table:table-cell office:value-type="string" calcext:value-type="string">
            <text:p>dimple goat groove / モノオト / A・No.3 / 2$４SITH</text:p>
          </table:table-cell>
          <table:table-cell office:value-type="string" calcext:value-type="string">
            <text:p>OPEN 18:30/START 19:00　 ADV ￥2,000/DOOR ￥2,5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19</text:p>
          </table:table-cell>
          <table:table-cell office:value-type="string" calcext:value-type="string">
            <text:p>プレゼンツ〜猛獣達の叫び〜act.2</text:p>
          </table:table-cell>
          <table:table-cell office:value-type="string" calcext:value-type="string">
            <text:p>DAIDA LAIDA</text:p>
          </table:table-cell>
          <table:table-cell office:value-type="string" calcext:value-type="string">
            <text:p>OPEN 17:30/START 18:00　 ADV￥5,000/DOOR ￥5,500/D別■LAWSON:79501■ e+■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0</text:p>
          </table:table-cell>
          <table:table-cell office:value-type="string" calcext:value-type="string">
            <text:p>未確認レコードプレゼンツ「私の時刻がやってくる」</text:p>
          </table:table-cell>
          <table:table-cell office:value-type="string" calcext:value-type="string">
            <text:p>犬神サアカス團 / カラビンカ</text:p>
          </table:table-cell>
          <table:table-cell office:value-type="string" calcext:value-type="string">
            <text:p>OPEN 18:00/START 18:30　 ADV ￥3,000/DOOR ￥3,500/D別</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1</text:p>
          </table:table-cell>
          <table:table-cell office:value-type="string" calcext:value-type="string">
            <text:p>「Revenge Match」</text:p>
          </table:table-cell>
          <table:table-cell office:value-type="string" calcext:value-type="string">
            <text:p>BEANSPROUTS / pulody / Ferrill / Stinkin park / elk</text:p>
          </table:table-cell>
          <table:table-cell office:value-type="string" calcext:value-type="string">
            <text:p>OPEN 未定/START 未定　 ADV ￥1,500/DOOR ￥2,000/D別</text:p>
          </table:table-cell>
          <table:table-cell table:number-columns-repeated="1018"/>
        </table:table-row>
        <table:table-row table:style-name="ro3">
          <table:table-cell office:value-type="float" office:value="75" calcext:value-type="float">
            <text:p>75</text:p>
          </table:table-cell>
          <table:table-cell office:value-type="string" calcext:value-type="string">
            <text:p>0422</text:p>
          </table:table-cell>
          <table:table-cell office:value-type="string" calcext:value-type="string">
            <text:p>D's icon Vol,15</text:p>
          </table:table-cell>
          <table:table-cell table:number-columns-repeated="1020"/>
        </table:table-row>
        <table:table-row table:style-name="ro4">
          <table:table-cell office:value-type="float" office:value="75" calcext:value-type="float">
            <text:p>75</text:p>
          </table:table-cell>
          <table:table-cell office:value-type="string" calcext:value-type="string">
            <text:p>0423</text:p>
          </table:table-cell>
          <table:table-cell office:value-type="string" calcext:value-type="string">
            <text:p>MU presents 「CARNAVAL DE GENESIS Vol.04(Battle of three)」</text:p>
          </table:table-cell>
          <table:table-cell office:value-type="string" calcext:value-type="string">
            <text:p>MU / Ricky / Dacco</text:p>
          </table:table-cell>
          <table:table-cell office:value-type="string" calcext:value-type="string">
            <text:p>OPEN 18:30/START 19:00　 ADV￥3,500/DOOR ￥3,800/D別■LAWSON:71160</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4</text:p>
          </table:table-cell>
          <table:table-cell office:value-type="string" calcext:value-type="string">
            <text:p>POP☆UNITED presents　『四煌 Vol.14』</text:p>
          </table:table-cell>
          <table:table-cell office:value-type="string" calcext:value-type="string">
            <text:p>リモ☆with SAVANNA P.K. ORCHESTRA / 西中葵 / COLD WOMAN / ねこみみ。 [O.A]FAZ</text:p>
          </table:table-cell>
          <table:table-cell office:value-type="string" calcext:value-type="string">
            <text:p>OPEN 17:15/START 17:45　 ADV￥3,000/DOOR ￥3,500/D別■LAWSON:75881</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5</text:p>
          </table:table-cell>
          <table:table-cell office:value-type="string" calcext:value-type="string">
            <text:p>ACCESSFREE pre ACCESSFREE TO ALL AREA vol.2br2n〜”Coming Upon Lights and Shadows”レコ発初日〜</text:p>
          </table:table-cell>
          <table:table-cell office:value-type="string" calcext:value-type="string">
            <text:p>ACCESSFREE / Everlasting / Morbid Sloth / ONE'S TRUTH / Squeez4 br2n【DJ】いしまる(ピストルディスコ)</text:p>
          </table:table-cell>
          <table:table-cell office:value-type="string" calcext:value-type="string">
            <text:p>OPEN 18:00/START 18:30　 ADV ￥2,000/DOOR ￥2,500/D別■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6</text:p>
          </table:table-cell>
          <table:table-cell office:value-type="string" calcext:value-type="string">
            <text:p>ヘッドロックナイトVOL88</text:p>
          </table:table-cell>
          <table:table-cell office:value-type="string" calcext:value-type="string">
            <text:p>BROTHER42 / 13ROUND / GREST / PYGMY / RAD RAT / BEANSPROUTS br2n[DJs]DJ-namijin (HEADROCK) / [FOODS]沖縄タコスター</text:p>
          </table:table-cell>
          <table:table-cell office:value-type="string" calcext:value-type="string">
            <text:p>OPEN 17:30/START 18:00　 ADV￥2,000/DOOR ￥2,500/D別■LAWSON:74242■PHASE</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7</text:p>
          </table:table-cell>
          <table:table-cell office:value-type="string" calcext:value-type="string">
            <text:p>たまゲー！３　〜たまに聴くならこんなゲームミュージック〜</text:p>
          </table:table-cell>
          <table:table-cell office:value-type="string" calcext:value-type="string">
            <text:p>ねんがんのアイスソード / オウサマ・ステキ・バンド / 佐藤豪バンド / Astro Bubble System�U / 【DJ】REV-TUNE</text:p>
          </table:table-cell>
          <table:table-cell office:value-type="string" calcext:value-type="string">
            <text:p>OPEN 16:45/START 17:30　 ADV￥1,500/DOOR ￥2,000/D別</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8</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8:00/START 19:00　 ※ファンクラブ限定イベントになります。詳しくは こちら</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29</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7:00/START 18:00　 ※ファンクラブ限定イベントになります。詳しくは こちら</text:p>
          </table:table-cell>
          <table:table-cell table:number-columns-repeated="1018"/>
        </table:table-row>
        <table:table-row table:style-name="ro4">
          <table:table-cell office:value-type="float" office:value="75" calcext:value-type="float">
            <text:p>75</text:p>
          </table:table-cell>
          <table:table-cell office:value-type="string" calcext:value-type="string">
            <text:p>0430</text:p>
          </table:table-cell>
          <table:table-cell office:value-type="string" calcext:value-type="string">
            <text:p>ゆうきpre『BEATNUTS』〜THE SALIVANS”Like a Unicorn”TOUR〜</text:p>
          </table:table-cell>
          <table:table-cell office:value-type="string" calcext:value-type="string">
            <text:p>ONE'S TRUTH / THE SALIVANS / LITTLE WONDERS / One's Second Son / Poofighters</text:p>
          </table:table-cell>
          <table:table-cell office:value-type="string" calcext:value-type="string">
            <text:p>OPEN 18:00/START 18:30　 ADV ￥1,800/DOOR ￥2,100/D別■PHASE</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06</text:p>
          </table:table-cell>
          <table:table-cell office:value-type="string" calcext:value-type="string">
            <text:p>【昼】follow the day light</text:p>
          </table:table-cell>
          <table:table-cell office:value-type="string" calcext:value-type="string">
            <text:p>古明地洋哉/Mandy/homesick</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06</text:p>
          </table:table-cell>
          <table:table-cell office:value-type="string" calcext:value-type="string">
            <text:p>春の夜の夢</text:p>
          </table:table-cell>
          <table:table-cell office:value-type="string" calcext:value-type="string">
            <text:p>川上由紀子/鮎牛蒡/小林望/或る晴れた日/そらぼっくりbr2n出演を予定していました或る晴れた日さんは体調不良の為、出演キャンセルとなりました。br2nそれに伴いまして、開場・開演時間が変更になります。br2nご了承くださいませ。</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07</text:p>
          </table:table-cell>
          <table:table-cell office:value-type="string" calcext:value-type="string">
            <text:p>起動の集合</text:p>
          </table:table-cell>
          <table:table-cell office:value-type="string" calcext:value-type="string">
            <text:p>The Bennets/ヘベレケーズ/ジョンファ&amp;The Farmers’ Pit/小野アイカ/よねっち(fromトゥクトゥク・スキップ)</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08</text:p>
          </table:table-cell>
          <table:table-cell office:value-type="string" calcext:value-type="string">
            <text:p>「緒方恵美の晴天ヘキレキ！ -マンスリートークライブラジオ vol.15-」</text:p>
          </table:table-cell>
          <table:table-cell office:value-type="string" calcext:value-type="string">
            <text:p>緒方恵美 / ゲスト：清水愛</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0</text:p>
          </table:table-cell>
          <table:table-cell office:value-type="string" calcext:value-type="string">
            <text:p>代官山民国Dポップbr2n～春の祭典スペシャル～</text:p>
          </table:table-cell>
          <table:table-cell office:value-type="string" calcext:value-type="string">
            <text:p>ストライク（コンドルズ・バンド・プロジェクト）/日比谷カタン/柴草玲</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1</text:p>
          </table:table-cell>
          <table:table-cell office:value-type="string" calcext:value-type="string">
            <text:p>Makoto Kubota presents KUMANO guitar meets bossa CHICHIBU</text:p>
          </table:table-cell>
          <table:table-cell office:value-type="string" calcext:value-type="string">
            <text:p>濱口祐自 　/ Opening act:TAXI SAUDADEbr2nLive mix by 久保田麻琴</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2</text:p>
          </table:table-cell>
          <table:table-cell office:value-type="string" calcext:value-type="string">
            <text:p>【昼】さらに奥の村から ‘14br2n旅達 追加公演</text:p>
          </table:table-cell>
          <table:table-cell office:value-type="string" calcext:value-type="string">
            <text:p>奥村政佳/長山善洋</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3</text:p>
          </table:table-cell>
          <table:table-cell office:value-type="string" calcext:value-type="string">
            <text:p>【昼】富村turbo唯 presents 晴れたらランチに歌聞いて</text:p>
          </table:table-cell>
          <table:table-cell office:value-type="string" calcext:value-type="string">
            <text:p>Per. 富村turbo唯/Dr. 平里修一/B.石田 純/G.渡辺 淳/Key. 杉 直樹/Sax 山口寿美子br2nVo.CHIKA/MORIZON/CHINO/天笠紘一</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4</text:p>
          </table:table-cell>
          <table:table-cell office:value-type="string" calcext:value-type="string">
            <text:p>founding</text:p>
          </table:table-cell>
          <table:table-cell office:value-type="string" calcext:value-type="string">
            <text:p>サクタマサヤ/小玉哲也/久光力/むとうりゅうすけ</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5</text:p>
          </table:table-cell>
          <table:table-cell office:value-type="string" calcext:value-type="string">
            <text:p>夜を紡ぐ</text:p>
          </table:table-cell>
          <table:table-cell office:value-type="string" calcext:value-type="string">
            <text:p>和紗/高満洋子/healah/鈴木結</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6</text:p>
          </table:table-cell>
          <table:table-cell office:value-type="string" calcext:value-type="string">
            <text:p>“台風ヨランダ被災者”に楽器を贈ろう！</text:p>
          </table:table-cell>
          <table:table-cell office:value-type="string" calcext:value-type="string">
            <text:p>梅津和時/プチだおん【多田葉子/中尾勘二/関島岳郎】 /名渡山遼/直枝政広/佐藤正治/おおたか静流/岡田浩安＋笹久保伸＋イルマオスノ</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7</text:p>
          </table:table-cell>
          <table:table-cell office:value-type="string" calcext:value-type="string">
            <text:p>地下PARTY!!</text:p>
          </table:table-cell>
          <table:table-cell office:value-type="string" calcext:value-type="string">
            <text:p>松崎ナオ/SF/近田崇仁/MANGADRON/DJ imazekiNG</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8</text:p>
          </table:table-cell>
          <table:table-cell office:value-type="string" calcext:value-type="string">
            <text:p>伊豆田洋之ポール・マッカートニーを歌うVol.9 ～誕生会2014～</text:p>
          </table:table-cell>
          <table:table-cell office:value-type="string" calcext:value-type="string">
            <text:p>伊豆田洋之　　ゲスト：杉真理　松尾清憲　鈴木雄大　br2nプロデュース＆司会：サエキけんぞう</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19</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0</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0</text:p>
          </table:table-cell>
          <table:table-cell office:value-type="string" calcext:value-type="string">
            <text:p>夜を紡ぐ</text:p>
          </table:table-cell>
          <table:table-cell office:value-type="string" calcext:value-type="string">
            <text:p>the morris/文香/上奥まいこ/中田彩</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1</text:p>
          </table:table-cell>
          <table:table-cell office:value-type="string" calcext:value-type="string">
            <text:p>フルーティ達の反逆児 vol.6</text:p>
          </table:table-cell>
          <table:table-cell office:value-type="string" calcext:value-type="string">
            <text:p>ハリネコ/ゆるめるモ！/385br2n桟敷ステージ：ハシダカズマ（箱庭の室内楽）</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2</text:p>
          </table:table-cell>
          <table:table-cell office:value-type="string" calcext:value-type="string">
            <text:p>木島裕&amp;晴れ豆presentsbr2n“True Colors” vol.5</text:p>
          </table:table-cell>
          <table:table-cell office:value-type="string" calcext:value-type="string">
            <text:p>木島裕/Good Coming/保刈あかね/tsukas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3</text:p>
          </table:table-cell>
          <table:table-cell office:value-type="string" calcext:value-type="string">
            <text:p>[Life is Beautiful]</text:p>
          </table:table-cell>
          <table:table-cell office:value-type="string" calcext:value-type="string">
            <text:p>樽木栄一郎×近藤康平(Live Painting)/chocolatre/hiroco:mode/星子健太郎</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4</text:p>
          </table:table-cell>
          <table:table-cell office:value-type="string" calcext:value-type="string">
            <text:p>wET sKIN?</text:p>
          </table:table-cell>
          <table:table-cell office:value-type="string" calcext:value-type="string">
            <text:p>世武裕子×千住宗臣/TOURS/MUSIC FROM THE MARS/小林うてなと急げヘリコプター/DJ imazekiNG</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5</text:p>
          </table:table-cell>
          <table:table-cell office:value-type="string" calcext:value-type="string">
            <text:p>DELIGHT</text:p>
          </table:table-cell>
          <table:table-cell office:value-type="string" calcext:value-type="string">
            <text:p>DadaD / Anchorsong / killing me softly</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6</text:p>
          </table:table-cell>
          <table:table-cell office:value-type="string" calcext:value-type="string">
            <text:p>「いちから聞きたい放射線のほんとう　いま知っておきたい22の話」br2n出版記念 ライブ＆トークパーティー</text:p>
          </table:table-cell>
          <table:table-cell office:value-type="string" calcext:value-type="string">
            <text:p>菊池誠/小峰公子/近藤達郎/八谷和彦</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7</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8</text:p>
          </table:table-cell>
          <table:table-cell office:value-type="string" calcext:value-type="string">
            <text:p>浜端ヨウヘイmonthlybr2n「はじめまして。浜端ヨウヘイです。」</text:p>
          </table:table-cell>
          <table:table-cell office:value-type="string" calcext:value-type="string">
            <text:p>浜端ヨウヘイ</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29</text:p>
          </table:table-cell>
          <table:table-cell office:value-type="string" calcext:value-type="string">
            <text:p>【昼】久保田洋司と郷田祐美子の鼓動は三拍子 2014 SPRING</text:p>
          </table:table-cell>
          <table:table-cell office:value-type="string" calcext:value-type="string">
            <text:p>久保田洋司(vo g)/郷田祐美子(vc)</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430</text:p>
          </table:table-cell>
          <table:table-cell office:value-type="string" calcext:value-type="string">
            <text:p>wind success</text:p>
          </table:table-cell>
          <table:table-cell office:value-type="string" calcext:value-type="string">
            <text:p>ヒグチアイ/小貫諒/Kayo</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06</text:p>
          </table:table-cell>
          <table:table-cell office:value-type="string" calcext:value-type="string">
            <text:p>【昼】KAB. × 千晶 ２マンライブbr2n～え？一緒にやっちゃうの！？～</text:p>
          </table:table-cell>
          <table:table-cell office:value-type="string" calcext:value-type="string">
            <text:p>KAB/千晶(ex ひいらぎ)</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08</text:p>
          </table:table-cell>
          <table:table-cell office:value-type="string" calcext:value-type="string">
            <text:p>茜空birthday one man livebr2n『無色』</text:p>
          </table:table-cell>
          <table:table-cell office:value-type="string" calcext:value-type="string">
            <text:p>茜空</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09</text:p>
          </table:table-cell>
          <table:table-cell office:value-type="string" calcext:value-type="string">
            <text:p>Bossa Connection Orchestra 春の宴！</text:p>
          </table:table-cell>
          <table:table-cell office:value-type="string" calcext:value-type="string">
            <text:p>Bossa Connection Orchestr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10</text:p>
          </table:table-cell>
          <table:table-cell office:value-type="string" calcext:value-type="string">
            <text:p>【昼】Moment Strings Lunch Box Vol.2</text:p>
          </table:table-cell>
          <table:table-cell office:value-type="string" calcext:value-type="string">
            <text:p>モーメント・ストリングカルテット(有馬真帆子 小野瀬はるか 飯田香 郷田祐美子)br2nコルーチェ(栗田裕子 小野瀬はるか) / ゴルーチェ(飯田香 郷田祐美子)br2nゲスト：西本明(pf)、他</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10</text:p>
          </table:table-cell>
          <table:table-cell office:value-type="string" calcext:value-type="string">
            <text:p>「SOUL POWER」</text:p>
          </table:table-cell>
          <table:table-cell office:value-type="string" calcext:value-type="string">
            <text:p>能條陽一郎&amp;The Brandnew Bag/Ebony-B/ALLaNHiLLZ</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15</text:p>
          </table:table-cell>
          <table:table-cell office:value-type="string" calcext:value-type="string">
            <text:p>「うたのもり」</text:p>
          </table:table-cell>
          <table:table-cell office:value-type="string" calcext:value-type="string">
            <text:p>左近誠道/足高彩子/松室政哉/進藤匠</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16</text:p>
          </table:table-cell>
          <table:table-cell office:value-type="string" calcext:value-type="string">
            <text:p>TAKiO×里アンナ　～共鳴～</text:p>
          </table:table-cell>
          <table:table-cell office:value-type="string" calcext:value-type="string">
            <text:p>TAKiO(伊藤多喜雄)＋江草啓太/里アンナ</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17</text:p>
          </table:table-cell>
          <table:table-cell office:value-type="string" calcext:value-type="string">
            <text:p>國府田マリ子 〜初夏の乱〜 もぅだめ、我慢できないよっ！ Featuring 金月真美</text:p>
          </table:table-cell>
          <table:table-cell office:value-type="string" calcext:value-type="string">
            <text:p>國府田マリ子/金月真美</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21</text:p>
          </table:table-cell>
          <table:table-cell office:value-type="string" calcext:value-type="string">
            <text:p>Halation!!</text:p>
          </table:table-cell>
          <table:table-cell office:value-type="string" calcext:value-type="string">
            <text:p>227/MINAMI&amp;MIKI with TAICHI/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26</text:p>
          </table:table-cell>
          <table:table-cell office:value-type="string" calcext:value-type="string">
            <text:p>姫の美ら唄</text:p>
          </table:table-cell>
          <table:table-cell office:value-type="string" calcext:value-type="string">
            <text:p>我如古より子br2n大城クラウディア/金子絵美</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29</text:p>
          </table:table-cell>
          <table:table-cell office:value-type="string" calcext:value-type="string">
            <text:p>空の音 ソラノネ</text:p>
          </table:table-cell>
          <table:table-cell office:value-type="string" calcext:value-type="string">
            <text:p>横井玲</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530</text:p>
          </table:table-cell>
          <table:table-cell office:value-type="string" calcext:value-type="string">
            <text:p>マーシュ・マロウ×原マスミbr2n～初夏の祭典～</text:p>
          </table:table-cell>
          <table:table-cell office:value-type="string" calcext:value-type="string">
            <text:p>マーシュ・マロウ(丸尾めぐみ／落合さとこ／高田みち子／猪野陽子／上野洋子)br2n原マスミ</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621</text:p>
          </table:table-cell>
          <table:table-cell office:value-type="string" calcext:value-type="string">
            <text:p>【昼】＜松村雄基 ストリングスライブ「弦楽四重奏と極上のお昼休み」(限定50名様)＞</text:p>
          </table:table-cell>
          <table:table-cell office:value-type="string" calcext:value-type="string">
            <text:p>松村雄基(vo) / Moment String Quartet(str) / 久保田洋司(g)</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6" calcext:value-type="float">
            <text:p>76</text:p>
          </table:table-cell>
          <table:table-cell office:value-type="string" calcext:value-type="string">
            <text:p>0629</text:p>
          </table:table-cell>
          <table:table-cell office:value-type="string" calcext:value-type="string">
            <text:p>【昼】「INSPIRE SUMMER LIVE in 2014」br2nみんな集まれ～梅雨のジメジメ吹き飛ばそう～</text:p>
          </table:table-cell>
          <table:table-cell office:value-type="string" calcext:value-type="string">
            <text:p>INSPI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03</text:p>
          </table:table-cell>
          <table:table-cell office:value-type="string" calcext:value-type="string">
            <text:p>[☆Space Spiral☆] A-stage</text:p>
          </table:table-cell>
          <table:table-cell office:value-type="string" calcext:value-type="string">
            <text:p>斎藤孝太郎(Cello)+大西英雄(D)+円山天使(G)</text:p>
          </table:table-cell>
          <table:table-cell office:value-type="string" calcext:value-type="string">
            <text:p>open 19:30 start 20:00 前売券¥2500 当日券¥30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04</text:p>
          </table:table-cell>
          <table:table-cell office:value-type="string" calcext:value-type="string">
            <text:p>[前原由実企画”きまぐれ！”] A-stage</text:p>
          </table:table-cell>
          <table:table-cell office:value-type="string" calcext:value-type="string">
            <text:p>らめる/aio～Acoustic～/土井僚子/涼夏彩/前原由実</text:p>
          </table:table-cell>
          <table:table-cell office:value-type="string" calcext:value-type="string">
            <text:p>open 18:30 start 19:00 charge¥1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04</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3">
          <table:table-cell office:value-type="float" office:value="77" calcext:value-type="float">
            <text:p>77</text:p>
          </table:table-cell>
          <table:table-cell office:value-type="string" calcext:value-type="string">
            <text:p>0405</text:p>
          </table:table-cell>
          <table:table-cell office:value-type="string" calcext:value-type="string">
            <text:p>[W Party] A-stage</text:p>
          </table:table-cell>
          <table:table-cell/>
          <table:table-cell office:value-type="string" calcext:value-type="string">
            <text:p>start 21:00 charge¥1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06</text:p>
          </table:table-cell>
          <table:table-cell office:value-type="string" calcext:value-type="string">
            <text:p>[kahlua] A-stage</text:p>
          </table:table-cell>
          <table:table-cell office:value-type="string" calcext:value-type="string">
            <text:p>さとうたかみ / 土井僚子 / and more...</text:p>
          </table:table-cell>
          <table:table-cell office:value-type="string" calcext:value-type="string">
            <text:p>open 18:30 start 19:00 前売券¥1000 当日券¥13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06</text:p>
          </table:table-cell>
          <table:table-cell office:value-type="string" calcext:value-type="string">
            <text:p>[Oh! chans] B-stage</text:p>
          </table:table-cell>
          <table:table-cell office:value-type="string" calcext:value-type="string">
            <text:p>八島順一 ex.ハウンドドック(g.vo) 永本忠(b) 寺本修(dr)br2nGuest : 西村敏之(g／vo)</text:p>
          </table:table-cell>
          <table:table-cell office:value-type="string" calcext:value-type="string">
            <text:p>open 19:30 start 20:00 charge¥2500-</text:p>
          </table:table-cell>
          <table:table-cell table:number-columns-repeated="1018"/>
        </table:table-row>
        <table:table-row table:style-name="ro3">
          <table:table-cell office:value-type="float" office:value="77" calcext:value-type="float">
            <text:p>77</text:p>
          </table:table-cell>
          <table:table-cell office:value-type="string" calcext:value-type="string">
            <text:p>040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0</text:p>
          </table:table-cell>
          <table:table-cell office:value-type="string" calcext:value-type="string">
            <text:p>[MSY] A-stage</text:p>
          </table:table-cell>
          <table:table-cell office:value-type="string" calcext:value-type="string">
            <text:p>嶋田吉隆(dr／vo) 山内薫(ba／vo) 松川純一郎(gt／vo)</text:p>
          </table:table-cell>
          <table:table-cell office:value-type="string" calcext:value-type="string">
            <text:p>open 19:30 start 20:0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1</text:p>
          </table:table-cell>
          <table:table-cell office:value-type="string" calcext:value-type="string">
            <text:p>[DAHLIA &amp; Ayano Kunitoh] A-stage</text:p>
          </table:table-cell>
          <table:table-cell office:value-type="string" calcext:value-type="string">
            <text:p>DAHLIA : 寺田十三夫(g／vo／cho) まつを ともゆき(b／vo／cho) ima-D(d／per)br2n”國頭綾乃”(vo／pf)</text:p>
          </table:table-cell>
          <table:table-cell office:value-type="string" calcext:value-type="string">
            <text:p>open 19:00 start 19:30 前売券¥2000 当日券¥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1</text:p>
          </table:table-cell>
          <table:table-cell office:value-type="string" calcext:value-type="string">
            <text:p>[PRIVATE] B-stage</text:p>
          </table:table-cell>
          <table:table-cell office:value-type="string" calcext:value-type="string">
            <text:p>結城綾香 / 三ツ矢竹輝(神戸) / andomre...</text:p>
          </table:table-cell>
          <table:table-cell office:value-type="string" calcext:value-type="string">
            <text:p>open 18:30 start 19:00 前売券¥1500 当日券¥18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2</text:p>
          </table:table-cell>
          <table:table-cell office:value-type="string" calcext:value-type="string">
            <text:p>[MAPLEHOUSE FUNKY JAM SESSION] A-stage</text:p>
          </table:table-cell>
          <table:table-cell office:value-type="string" calcext:value-type="string">
            <text:p>HOST : 大塚'Tatti'孝之(Gt) 林勇太郎(B) ムール瑠美(Dr)</text:p>
          </table:table-cell>
          <table:table-cell office:value-type="string" calcext:value-type="string">
            <text:p>open 19:30 start 20:00 charge¥1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3</text:p>
          </table:table-cell>
          <table:table-cell office:value-type="string" calcext:value-type="string">
            <text:p>[さやか生誕３０周年記念２ﾏﾝイベント・さやかの日] A-stage</text:p>
          </table:table-cell>
          <table:table-cell office:value-type="string" calcext:value-type="string">
            <text:p>Cat Shaped Robot / Misaki×Sayaka</text:p>
          </table:table-cell>
          <table:table-cell office:value-type="string" calcext:value-type="string">
            <text:p>open 13:00 start 19:30 前売券¥1500(どら焼き付) 当日券¥18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3</text:p>
          </table:table-cell>
          <table:table-cell office:value-type="string" calcext:value-type="string">
            <text:p>[大塚孝之Trio] A-stage</text:p>
          </table:table-cell>
          <table:table-cell/>
          <table:table-cell office:value-type="string" calcext:value-type="string">
            <text:p>open 19:00 start 19:3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6</text:p>
          </table:table-cell>
          <table:table-cell office:value-type="string" calcext:value-type="string">
            <text:p>[牧野元昭3] A-stage</text:p>
          </table:table-cell>
          <table:table-cell office:value-type="string" calcext:value-type="string">
            <text:p>牧野元昭(g) / 江口弘史(b) / Ｍike Ｍarrington(dr／vo)</text:p>
          </table:table-cell>
          <table:table-cell office:value-type="string" calcext:value-type="string">
            <text:p>open 19:30 start 20:0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7</text:p>
          </table:table-cell>
          <table:table-cell office:value-type="string" calcext:value-type="string">
            <text:p>[ZZ'Z&amp;矢藤みゆき] A-stage</text:p>
          </table:table-cell>
          <table:table-cell office:value-type="string" calcext:value-type="string">
            <text:p>矢藤みゆき(key／vo)br2nZZ'Zbr2n新井武士(b／vo)ex.ダウンタウンブギウギバンドbr2n庄司厚人(g／vo) 鈴木Goboh茂行(dr) from.なぎら健壱&amp;OWN RISK</text:p>
          </table:table-cell>
          <table:table-cell office:value-type="string" calcext:value-type="string">
            <text:p>open 19:30 start 20:00 charge¥2500-</text:p>
          </table:table-cell>
          <table:table-cell table:number-columns-repeated="1018"/>
        </table:table-row>
        <table:table-row table:style-name="ro3">
          <table:table-cell office:value-type="float" office:value="77" calcext:value-type="float">
            <text:p>77</text:p>
          </table:table-cell>
          <table:table-cell office:value-type="string" calcext:value-type="string">
            <text:p>041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8</text:p>
          </table:table-cell>
          <table:table-cell office:value-type="string" calcext:value-type="string">
            <text:p>[Spring Strings Day] A-stage</text:p>
          </table:table-cell>
          <table:table-cell office:value-type="string" calcext:value-type="string">
            <text:p>WaSa-B : 斎藤孝太郎(cillo) 和田建一郎(g) with 田中雄二(g／KOHAK)br2n武藤祐生(vln)br2nグラン・ブルー : KOHTEN(vln) YukiViolin(vln)</text:p>
          </table:table-cell>
          <table:table-cell office:value-type="string" calcext:value-type="string">
            <text:p>open 19:00 start 19:30 前売券¥2500 当日券¥30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8</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9</text:p>
          </table:table-cell>
          <table:table-cell/>
          <table:table-cell office:value-type="string" calcext:value-type="string">
            <text:p>高橋大輔(V／G) 江口弘史(B) KOTEZ(V／Harp) 白根佳尚(D) 和田直樹(G)</text:p>
          </table:table-cell>
          <table:table-cell office:value-type="string" calcext:value-type="string">
            <text:p>open 19:30 start 20:0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19</text:p>
          </table:table-cell>
          <table:table-cell office:value-type="string" calcext:value-type="string">
            <text:p>[ポニテールスクライムPresents”ポニーテールスクライブ”vol.2] B-stage</text:p>
          </table:table-cell>
          <table:table-cell office:value-type="string" calcext:value-type="string">
            <text:p>ポニーテールスクライム / 恋する円盤 / とけた電球 / ウソツキ</text:p>
          </table:table-cell>
          <table:table-cell office:value-type="string" calcext:value-type="string">
            <text:p>open 18:30 start 19:00 前売券¥1500 当日券¥18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1</text:p>
          </table:table-cell>
          <table:table-cell office:value-type="string" calcext:value-type="string">
            <text:p>[BACA-BACCA] A-stage</text:p>
          </table:table-cell>
          <table:table-cell office:value-type="string" calcext:value-type="string">
            <text:p>内海利勝(g／vo)ex.キャロル 新井武士(b／vo) ex.ダウンタウンブギウギバンドbr2n松本照夫(d)ex.WEST ROAD BLUES BAND</text:p>
          </table:table-cell>
          <table:table-cell office:value-type="string" calcext:value-type="string">
            <text:p>open 19:30 start 20:0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3</text:p>
          </table:table-cell>
          <table:table-cell office:value-type="string" calcext:value-type="string">
            <text:p>[MAPLEHOUSE Free Style SESSION] A-stage</text:p>
          </table:table-cell>
          <table:table-cell office:value-type="string" calcext:value-type="string">
            <text:p>HOST : 大塚孝之(g) and more...</text:p>
          </table:table-cell>
          <table:table-cell office:value-type="string" calcext:value-type="string">
            <text:p>open 19:30 start 20:00 charge¥1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4</text:p>
          </table:table-cell>
          <table:table-cell office:value-type="string" calcext:value-type="string">
            <text:p>[kahlua] A-stage</text:p>
          </table:table-cell>
          <table:table-cell office:value-type="string" calcext:value-type="string">
            <text:p>ジョンファ / 須川光 / 北澤清史 / and more...</text:p>
          </table:table-cell>
          <table:table-cell office:value-type="string" calcext:value-type="string">
            <text:p>open 18:30 start 19:00 前売券¥1500 当日券¥18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5</text:p>
          </table:table-cell>
          <table:table-cell office:value-type="string" calcext:value-type="string">
            <text:p>[TE☆QUIERO-JrJr.”春のアコースティックワンマン”] A-stage</text:p>
          </table:table-cell>
          <table:table-cell office:value-type="string" calcext:value-type="string">
            <text:p>utakoReina（vo）嶋康晃（key）ジョニー犬塚（gt）br2nサポートメンバーbr2n酒井タカフミ（Drs&amp;Perc）影田穂高（B）</text:p>
          </table:table-cell>
          <table:table-cell office:value-type="string" calcext:value-type="string">
            <text:p>open19:30 start 20:00 charge￥2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6</text:p>
          </table:table-cell>
          <table:table-cell office:value-type="string" calcext:value-type="string">
            <text:p>[ヤスポックフェスティバル in japan vol.3] A-stage</text:p>
          </table:table-cell>
          <table:table-cell office:value-type="string" calcext:value-type="string">
            <text:p>唄人羽/里地帰/etc...</text:p>
          </table:table-cell>
          <table:table-cell office:value-type="string" calcext:value-type="string">
            <text:p>open 17:30 start 18:00 前売券￥3000 当日券¥35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7</text:p>
          </table:table-cell>
          <table:table-cell office:value-type="string" calcext:value-type="string">
            <text:p>[木漏れ日の歌] A-stage</text:p>
          </table:table-cell>
          <table:table-cell/>
          <table:table-cell office:value-type="string" calcext:value-type="string">
            <text:p>open 12:00 start 12:30 charge¥120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7</text:p>
          </table:table-cell>
          <table:table-cell office:value-type="string" calcext:value-type="string">
            <text:p>[ものまねライブ!! in 学芸大学] B-stage</text:p>
          </table:table-cell>
          <table:table-cell office:value-type="string" calcext:value-type="string">
            <text:p>マッチ工藤 / セニョール玉置 / ばんどう太郎 / and more...</text:p>
          </table:table-cell>
          <table:table-cell office:value-type="string" calcext:value-type="string">
            <text:p>open 18:00 start 18:30</text:p>
          </table:table-cell>
          <table:table-cell table:number-columns-repeated="1018"/>
        </table:table-row>
        <table:table-row table:style-name="ro4">
          <table:table-cell office:value-type="float" office:value="77" calcext:value-type="float">
            <text:p>77</text:p>
          </table:table-cell>
          <table:table-cell office:value-type="string" calcext:value-type="string">
            <text:p>0429</text:p>
          </table:table-cell>
          <table:table-cell office:value-type="string" calcext:value-type="string">
            <text:p>[秋山一将&amp;増尾好秋Duo] A-stage</text:p>
          </table:table-cell>
          <table:table-cell office:value-type="string" calcext:value-type="string">
            <text:p>秋山一将(g) 増尾好秋(g)</text:p>
          </table:table-cell>
          <table:table-cell office:value-type="string" calcext:value-type="string">
            <text:p>open 19:30 start 20:00 前売券2500 当日券3000</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06</text:p>
          </table:table-cell>
          <table:table-cell office:value-type="string" calcext:value-type="string">
            <text:p>昼) PRIVATE RENTAL</text:p>
          </table:table-cell>
          <table:table-cell office:value-type="string" calcext:value-type="string">
            <text:p>PRIVATE RENTAL</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06</text:p>
          </table:table-cell>
          <table:table-cell office:value-type="string" calcext:value-type="string">
            <text:p>BLOOM</text:p>
          </table:table-cell>
          <table:table-cell office:value-type="string" calcext:value-type="string">
            <text:p>初音 / unconditional love / 和紗br2nオープンスタートの時間が変更になりました。直前にご迷惑をおかけ致しますが、あらかじめご了承下さい。op 18：30　st 19：00になりま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07</text:p>
          </table:table-cell>
          <table:table-cell office:value-type="string" calcext:value-type="string">
            <text:p>ムーンステップ</text:p>
          </table:table-cell>
          <table:table-cell office:value-type="string" calcext:value-type="string">
            <text:p>EMRTY KRAFT / Cage Zig Soul(EXXXIT) / Orgadelico / GIRL’S TALK</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08</text:p>
          </table:table-cell>
          <table:table-cell office:value-type="string" calcext:value-type="string">
            <text:p>moon side song</text:p>
          </table:table-cell>
          <table:table-cell office:value-type="string" calcext:value-type="string">
            <text:p>大柴広己 / マッシュ(Kidori Kidori) / 岩崎 愛 / よしむらひらく</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09</text:p>
          </table:table-cell>
          <table:table-cell office:value-type="string" calcext:value-type="string">
            <text:p>ホウリベルウ「祝部ルウ – full band show – 八百万の御田植祭」</text:p>
          </table:table-cell>
          <table:table-cell office:value-type="string" calcext:value-type="string">
            <text:p>大木の心音のように鳴り響くディジュリドゥ　生き物たちの戯れのように自在なコンビネーションドラム　弦の音色は森を渡り行く鮮やかな風　ダルシマーの旋律は深い森に注ぐ太陽の光　大地に張り付く命に寄り添い、空気を震わせうたう　それがHouribe LOUだ</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0</text:p>
          </table:table-cell>
          <table:table-cell office:value-type="string" calcext:value-type="string">
            <text:p>長澤知之LIVE ～IN MY ROOM～</text:p>
          </table:table-cell>
          <table:table-cell office:value-type="string" calcext:value-type="string">
            <text:p>長澤知之</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1</text:p>
          </table:table-cell>
          <table:table-cell office:value-type="string" calcext:value-type="string">
            <text:p>松浦俊夫 presents HEX LIVE 001</text:p>
          </table:table-cell>
          <table:table-cell office:value-type="string" calcext:value-type="string">
            <text:p>LIVE：松浦俊夫 presets HEX (佐野観)(key／programming), みどりん(drums), 伊藤志宏(piano), 小泉Ｐ克人(bass)br2nDJ：松浦俊夫</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2</text:p>
          </table:table-cell>
          <table:table-cell office:value-type="string" calcext:value-type="string">
            <text:p>昼）HANDSIGN 　Spring Live</text:p>
          </table:table-cell>
          <table:table-cell office:value-type="string" calcext:value-type="string">
            <text:p>HANDSIGN</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2</text:p>
          </table:table-cell>
          <table:table-cell/>
          <table:table-cell office:value-type="string" calcext:value-type="string">
            <text:p>※チケットは完売いたしました。</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2</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3</text:p>
          </table:table-cell>
          <table:table-cell office:value-type="string" calcext:value-type="string">
            <text:p>Angillous 復活公演</text:p>
          </table:table-cell>
          <table:table-cell office:value-type="string" calcext:value-type="string">
            <text:p>Angillous</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4</text:p>
          </table:table-cell>
          <table:table-cell office:value-type="string" calcext:value-type="string">
            <text:p>Hello, New Moon</text:p>
          </table:table-cell>
          <table:table-cell office:value-type="string" calcext:value-type="string">
            <text:p>twichem / 佐野川祐彰 / AFTO / さゆり</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5</text:p>
          </table:table-cell>
          <table:table-cell office:value-type="string" calcext:value-type="string">
            <text:p>ツキノハナ</text:p>
          </table:table-cell>
          <table:table-cell office:value-type="string" calcext:value-type="string">
            <text:p>花海 / 菅野恵 / Beret of crow style. / 美香(moamoa*) / もちとちーず　←new!!</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6</text:p>
          </table:table-cell>
          <table:table-cell office:value-type="string" calcext:value-type="string">
            <text:p>月夜のウタ</text:p>
          </table:table-cell>
          <table:table-cell office:value-type="string" calcext:value-type="string">
            <text:p>松本リョウスケ / 上村昌也 / 前田大志 / たかだこういち</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7</text:p>
          </table:table-cell>
          <table:table-cell office:value-type="string" calcext:value-type="string">
            <text:p>トワイライトムーン</text:p>
          </table:table-cell>
          <table:table-cell office:value-type="string" calcext:value-type="string">
            <text:p>Dan / 伊藤祥平 / Masahiro</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8</text:p>
          </table:table-cell>
          <table:table-cell office:value-type="string" calcext:value-type="string">
            <text:p>TWIN CROSS DA LIVE TOUR 2014</text:p>
          </table:table-cell>
          <table:table-cell office:value-type="string" calcext:value-type="string">
            <text:p>TWIN CROSS</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9</text:p>
          </table:table-cell>
          <table:table-cell office:value-type="string" calcext:value-type="string">
            <text:p>Goosehouse Unit Live #24 １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19</text:p>
          </table:table-cell>
          <table:table-cell office:value-type="string" calcext:value-type="string">
            <text:p>Divana vol.2　ーTribal Fusion Belly Dance Show ー</text:p>
          </table:table-cell>
          <table:table-cell office:value-type="string" calcext:value-type="string">
            <text:p>【DANCE】Patricia ( from Germany)/Camew/Coco Ayumi/Yu-mi/Megu/Ayumi/MIHO【LIVE】Makyo(Gio／Jimi Miyashita／ Madoka Sakuma／Junzo Tateiwa／Hayati)</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0</text:p>
          </table:table-cell>
          <table:table-cell office:value-type="string" calcext:value-type="string">
            <text:p>Goosehouse Unit Live #24 ２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0</text:p>
          </table:table-cell>
          <table:table-cell office:value-type="float" office:value="20140420" calcext:value-type="float">
            <text:p>20140420</text:p>
          </table:table-cell>
          <table:table-cell office:value-type="string" calcext:value-type="string">
            <text:p>ayU tokiO / 失敗しない生き方 / peno / 森は生きている / 吉田ヨウヘイgroup / ROTH BART BARON</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1</text:p>
          </table:table-cell>
          <table:table-cell office:value-type="string" calcext:value-type="string">
            <text:p>Sailing on the Music vol.2</text:p>
          </table:table-cell>
          <table:table-cell office:value-type="string" calcext:value-type="string">
            <text:p>SATISFACTION企画イベントwith…br2nFUKI /JUNNOS /ザ・マスミサイル　サティスゆかりのみんなが勢揃い★</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2</text:p>
          </table:table-cell>
          <table:table-cell office:value-type="string" calcext:value-type="string">
            <text:p>Fly me to the moon</text:p>
          </table:table-cell>
          <table:table-cell office:value-type="string" calcext:value-type="string">
            <text:p>次元 / 海月ひかり / 木音色 / 饗庭純br2n※op / st 時間が変更となりました。ご確認くださいませ。</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3</text:p>
          </table:table-cell>
          <table:table-cell office:value-type="string" calcext:value-type="string">
            <text:p>「ありがとう満月。」br2n(月見ル９.5周年感謝祭)</text:p>
          </table:table-cell>
          <table:table-cell office:value-type="string" calcext:value-type="string">
            <text:p>曽我大穂(CINEMA dub MONKS) × 森俊ニ(gabby&amp;ropez) + special guest!《4/15公開予定》/OLAibi(OOIOO) × izpon(KINGDOM☆AFROCKS) × 川村亘平(TAIKUH JIKANG) / 飲&amp;YO! / &lt;日本酒&gt;サケフェス / DJ：七福 and more!!</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4</text:p>
          </table:table-cell>
          <table:table-cell office:value-type="string" calcext:value-type="string">
            <text:p>まわるつき</text:p>
          </table:table-cell>
          <table:table-cell office:value-type="string" calcext:value-type="string">
            <text:p>チャーリービーンズ / PONDLOW / mitosis / DA.RASS BATTERY　</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5</text:p>
          </table:table-cell>
          <table:table-cell office:value-type="string" calcext:value-type="string">
            <text:p>harmonic hammock LIVE 2014 “360°〈パノラマ〉”ツアーファイナル（ワンマン）　(東京)</text:p>
          </table:table-cell>
          <table:table-cell office:value-type="string" calcext:value-type="string">
            <text:p>harmonic hammock / 【Food&amp;Drink】 ソウダ ルアbr2n【Guest Support 】 宮下広輔 （PHONO TONES、きわわ） ← NEW!!</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6</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7</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8</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29</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430</text:p>
          </table:table-cell>
          <table:table-cell office:value-type="string" calcext:value-type="string">
            <text:p>祝キャンディー•キャンディーCD記念「恋と侍と熟練」</text:p>
          </table:table-cell>
          <table:table-cell office:value-type="string" calcext:value-type="string">
            <text:p>キャンディー•キャンディー / 越路よう子 / 藤岡藤巻 without 藤巻 / 吹雪ゆきえ (O.A)</text:p>
          </table:table-cell>
          <table:table-cell office:value-type="string" calcext:value-type="string">
            <text:p>時間・チケット価格は公式HPをご確認下さい。</text:p>
          </table:table-cell>
          <table:table-cell table:number-columns-repeated="1018"/>
        </table:table-row>
        <table:table-row table:style-name="ro4">
          <table:table-cell office:value-type="float" office:value="78" calcext:value-type="float">
            <text:p>78</text:p>
          </table:table-cell>
          <table:table-cell office:value-type="string" calcext:value-type="string">
            <text:p>0501</text:p>
          </table:table-cell>
          <table:table-cell office:value-type="string" calcext:value-type="string">
            <text:p>小室響 初企画 月の下、和になって。”OTO” MENT FIVE</text:p>
          </table:table-cell>
          <table:table-cell office:value-type="string" calcext:value-type="string">
            <text:p>DESHIMENT3 feat. Fumika Wakashima / 被写体X / Talkin’ Side-A and the Color / chique(チック) /ゆとりsessionz</text:p>
          </table:table-cell>
          <table:table-cell office:value-type="string" calcext:value-type="string">
            <text:p>時間・チケット価格は公式HPをご確認下さい。</text:p>
          </table:table-cell>
          <table:table-cell table:number-columns-repeated="1018"/>
        </table:table-row>
      </table:table>
      <table:named-expressions/>
      <table:database-ranges>
        <table:database-range table:name="__Anonymous_Sheet_DB__0" table:target-range-address="Sheet1.A1:Sheet1.E1300"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000/00/00</text:date>, <text:time style:data-style-name="N2" text:time-value="20:01:43.358065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7T00:25:09.925115000</dc:date>
    <meta:generator>LibreOffice/4.2.1.1$MacOSX_X86_64 LibreOffice_project/d7dbbd7842e6a58b0f521599204e827654e1fb8b</meta:generator>
    <meta:editing-duration>PT1H8M40S</meta:editing-duration>
    <meta:editing-cycles>22</meta:editing-cycles>
    <meta:document-statistic meta:table-count="1" meta:cell-count="9804" meta:object-count="0"/>
  </office:meta>
</office:document-meta>
</file>